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35.3pt"/>
    </style:style>
    <style:style style:name="co6" style:family="table-column">
      <style:table-column-properties fo:break-before="auto" style:column-width="114.46pt"/>
    </style:style>
    <style:style style:name="co7" style:family="table-column">
      <style:table-column-properties fo:break-before="auto" style:column-width="119.91pt"/>
    </style:style>
    <style:style style:name="co8" style:family="table-column">
      <style:table-column-properties fo:break-before="auto" style:column-width="141.99pt"/>
    </style:style>
    <style:style style:name="co9" style:family="table-column">
      <style:table-column-properties fo:break-before="auto" style:column-width="10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">
      <style:text-properties style:text-position=""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text-position=""/>
    </style:style>
    <style:style style:name="ce14" style:family="table-cell" style:parent-style-name="Default" style:data-style-name="N11">
      <style:table-cell-properties fo:border="none"/>
      <style:text-properties style:text-position="" style:font-name="Liberation Sans" style:font-name-asian="Noto Sans CJK SC Regular" style:font-name-complex="FreeSans"/>
    </style:style>
    <style:style style:name="ce15" style:family="table-cell" style:parent-style-name="Default" style:data-style-name="N11">
      <style:table-cell-properties fo:border="none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1">
      <style:table-cell-properties fo:border="none"/>
      <style:text-properties style:text-position=""/>
    </style:style>
    <style:style style:name="ce18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text-position=""/>
    </style:style>
    <style:style style:name="ce21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text-position="" style:font-name="Liberation Sans" style:font-name-asian="Noto Sans CJK SC Regular" style:font-name-complex="FreeSans"/>
    </style:style>
    <style:style style:name="ce22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style:text-position=""/>
    </style:style>
    <style:style style:name="ce3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9" style:family="table-cell" style:parent-style-name="Default" style:data-style-name="N11">
      <style:text-properties style:text-position="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fo:font-weight="normal" style:font-weight-asian="normal" style:font-weight-complex="normal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1"/>
    <style:style style:name="ce40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4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 style:data-style-name="N11">
      <style:table-cell-properties fo:border="none"/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1">
      <style:table-cell-properties fo:border="none"/>
    </style:style>
    <style:style style:name="ce48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</style:style>
    <style:style style:name="ce51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font-name="Liberation Sans" style:font-name-asian="Noto Sans CJK SC Regular" style:font-name-complex="FreeSans"/>
    </style:style>
    <style:style style:name="ce52" style:family="table-cell" style:parent-style-name="Default">
      <style:table-cell-properties fo:border-bottom="none" fo:border-left="none" fo:border-right="2.24pt double-thin #000000" style:border-line-width-right="0.51pt 1.25pt 0.51pt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ce9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ce9"/>
        <table:table-column table:style-name="co6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ce9"/>
        <table:table-column table:style-name="co1" table:default-cell-style-name="Default"/>
        <table:table-column table:style-name="co7" table:default-cell-style-name="Default"/>
        <table:table-column table:style-name="co1" table:number-columns-repeated="1002" table:default-cell-style-name="Default"/>
        <table:table-row table:style-name="ro1">
          <table:table-cell table:number-columns-repeated="2"/>
          <table:table-cell table:style-name="ce5"/>
          <table:table-cell/>
          <table:table-cell table:style-name="ce1" office:value-type="string" calcext:value-type="string">
            <text:p>Custom Desktop</text:p>
          </table:table-cell>
          <table:table-cell table:style-name="ce1"/>
          <table:table-cell table:style-name="ce11"/>
          <table:table-cell table:style-name="ce15"/>
          <table:table-cell table:style-name="ce18"/>
          <table:table-cell/>
          <table:table-cell table:style-name="ce1" office:value-type="string" calcext:value-type="string">
            <text:p>Dell Poweredge 1950</text:p>
          </table:table-cell>
          <table:table-cell table:style-name="ce1"/>
          <table:table-cell table:style-name="ce11"/>
          <table:table-cell table:style-name="ce15"/>
          <table:table-cell table:style-name="ce3"/>
          <table:table-cell/>
          <table:table-cell table:style-name="ce1" office:value-type="string" calcext:value-type="string">
            <text:p>Dell Vostro 3550</text:p>
          </table:table-cell>
          <table:table-cell table:style-name="ce1"/>
          <table:table-cell table:style-name="ce11"/>
          <table:table-cell table:style-name="ce15"/>
          <table:table-cell table:style-name="ce3"/>
          <table:table-cell/>
          <table:table-cell table:style-name="ce1" office:value-type="string" calcext:value-type="string">
            <text:p>Intel NUC7i5BNH</text:p>
          </table:table-cell>
          <table:table-cell table:style-name="ce1"/>
          <table:table-cell table:style-name="ce11"/>
          <table:table-cell table:style-name="ce15"/>
          <table:table-cell table:style-name="ce3"/>
          <table:table-cell table:style-name="ce1"/>
          <table:table-cell table:style-name="ce1" office:value-type="string" calcext:value-type="string">
            <text:p>Total received</text:p>
          </table:table-cell>
          <table:table-cell table:style-name="ce1" table:number-columns-repeated="995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19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4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4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4"/>
          <table:table-cell table:style-name="ce2" table:number-columns-repeated="997"/>
        </table:table-row>
        <table:table-row table:style-name="ro1">
          <table:table-cell office:value-type="string" calcext:value-type="string">
            <text:p>Carrier Freq.</text:p>
          </table:table-cell>
          <table:table-cell office:value-type="string" calcext:value-type="string">
            <text:p>Baud rate</text:p>
          </table:table-cell>
          <table:table-cell table:style-name="ce3" office:value-type="string" calcext:value-type="string">
            <text:p>Titl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" table:formula="of:=CONCATENATE([.B4]; &quot; Baud @ &quot;;[.A4]; &quot; Hz&quot;)" office:value-type="string" office:string-value="3 Baud @ 6 Hz" calcext:value-type="string">
            <text:p>3 Baud @ 6 Hz</text:p>
          </table:table-cell>
          <table:table-cell table:style-name="ce8" table:formula="of:=CONCATENATE([.E$1];&quot;_&quot;;[.$A4];&quot;_&quot;;[.$B4])" office:value-type="string" office:string-value="Custom Desktop_6_3" calcext:value-type="string">
            <text:p>Custom Desktop_6_3</text:p>
          </table:table-cell>
          <table:table-cell table:formula="of:=256-([.F4]+[.G4])" office:value-type="float" office:value="228" calcext:value-type="float">
            <text:p>228</text:p>
          </table:table-cell>
          <table:table-cell table:formula="of:=VLOOKUP([.D4];[data.$A$1:.$H$1048576];7;0)" office:value-type="float" office:value="28" calcext:value-type="float">
            <text:p>28</text:p>
          </table:table-cell>
          <table:table-cell table:style-name="ce13" table:formula="of:=VLOOKUP([.D4];[data.$A$1:.$H$1048576];8;0)" office:value-type="float" office:value="0" calcext:value-type="float">
            <text:p>0</text:p>
          </table:table-cell>
          <table:table-cell table:style-name="ce17" table:formula="of:=[.E4]/256" office:value-type="percentage" office:value="0.890625" calcext:value-type="percentage">
            <text:p>89.06%</text:p>
          </table:table-cell>
          <table:table-cell table:style-name="ce20" table:formula="of:=([.F4]+[.G4])/256" office:value-type="percentage" office:value="0.109375" calcext:value-type="percentage">
            <text:p>10.94%</text:p>
          </table:table-cell>
          <table:table-cell table:style-name="ce8" table:formula="of:=CONCATENATE([.K$1];&quot;_&quot;;[.$A4];&quot;_&quot;;[.$B4])" office:value-type="string" office:string-value="Dell Poweredge 1950_6_3" calcext:value-type="string">
            <text:p>Dell Poweredge 1950_6_3</text:p>
          </table:table-cell>
          <table:table-cell table:formula="of:=256-([.L4]+[.M4])" office:value-type="float" office:value="178" calcext:value-type="float">
            <text:p>178</text:p>
          </table:table-cell>
          <table:table-cell table:formula="of:=VLOOKUP([.J4];[data.$A$1:.$H$1048576];7;0)" office:value-type="float" office:value="78" calcext:value-type="float">
            <text:p>78</text:p>
          </table:table-cell>
          <table:table-cell table:style-name="ce13" table:formula="of:=VLOOKUP([.J4];[data.$A$1:.$H$1048576];8;0)" office:value-type="float" office:value="0" calcext:value-type="float">
            <text:p>0</text:p>
          </table:table-cell>
          <table:table-cell table:style-name="ce17" table:formula="of:=[.K4]/256" office:value-type="percentage" office:value="0.6953125" calcext:value-type="percentage">
            <text:p>69.53%</text:p>
          </table:table-cell>
          <table:table-cell table:style-name="ce20" table:formula="of:=([.L4]+[.M4])/256" office:value-type="percentage" office:value="0.3046875" calcext:value-type="percentage">
            <text:p>30.47%</text:p>
          </table:table-cell>
          <table:table-cell table:style-name="ce8" table:formula="of:=CONCATENATE([.Q$1];&quot;_&quot;;[.$A4];&quot;_&quot;;[.$B4])" office:value-type="string" office:string-value="Dell Vostro 3550_6_3" calcext:value-type="string">
            <text:p>Dell Vostro 3550_6_3</text:p>
          </table:table-cell>
          <table:table-cell table:formula="of:=256-([.R4]+[.S4])" office:value-type="float" office:value="150" calcext:value-type="float">
            <text:p>150</text:p>
          </table:table-cell>
          <table:table-cell table:formula="of:=VLOOKUP([.P4];[data.$A$1:.$H$1048576];7;0)" office:value-type="float" office:value="104" calcext:value-type="float">
            <text:p>104</text:p>
          </table:table-cell>
          <table:table-cell table:style-name="ce13" table:formula="of:=VLOOKUP([.P4];[data.$A$1:.$H$1048576];8;0)" office:value-type="float" office:value="2" calcext:value-type="float">
            <text:p>2</text:p>
          </table:table-cell>
          <table:table-cell table:style-name="ce17" table:formula="of:=[.Q4]/256" office:value-type="percentage" office:value="0.5859375" calcext:value-type="percentage">
            <text:p>58.59%</text:p>
          </table:table-cell>
          <table:table-cell table:style-name="ce20" table:formula="of:=([.R4]+[.S4])/256" office:value-type="percentage" office:value="0.4140625" calcext:value-type="percentage">
            <text:p>41.41%</text:p>
          </table:table-cell>
          <table:table-cell table:style-name="ce8" table:formula="of:=CONCATENATE([.W$1];&quot;_&quot;;[.$A4];&quot;_&quot;;[.$B4])" office:value-type="string" office:string-value="Intel NUC7i5BNH_6_3" calcext:value-type="string">
            <text:p>Intel NUC7i5BNH_6_3</text:p>
          </table:table-cell>
          <table:table-cell table:formula="of:=256-([.X4]+[.Y4])" office:value-type="float" office:value="76" calcext:value-type="float">
            <text:p>76</text:p>
          </table:table-cell>
          <table:table-cell table:formula="of:=VLOOKUP([.V4];[data.$A$1:.$H$1048576];7;0)" office:value-type="float" office:value="177" calcext:value-type="float">
            <text:p>177</text:p>
          </table:table-cell>
          <table:table-cell table:style-name="ce13" table:formula="of:=VLOOKUP([.V4];[data.$A$1:.$H$1048576];8;0)" office:value-type="float" office:value="3" calcext:value-type="float">
            <text:p>3</text:p>
          </table:table-cell>
          <table:table-cell table:style-name="ce17" table:formula="of:=[.W4]/256" office:value-type="percentage" office:value="0.296875" calcext:value-type="percentage">
            <text:p>29.69%</text:p>
          </table:table-cell>
          <table:table-cell table:style-name="ce20" table:formula="of:=([.X4]+[.Y4])/256" office:value-type="percentage" office:value="0.703125" calcext:value-type="percentage">
            <text:p>70.31%</text:p>
          </table:table-cell>
          <table:table-cell/>
          <table:table-cell table:style-name="ce9" table:formula="of:=([.E4]+[.K4]+[.Q4])/SUM([.E4:.S4])" office:value-type="percentage" office:value="0.722077922077922" calcext:value-type="percentage">
            <text:p>72.21%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5]; &quot; Baud @ &quot;;[.A5]; &quot; Hz&quot;)" office:value-type="string" office:string-value="6 Baud @ 12 Hz" calcext:value-type="string">
            <text:p>6 Baud @ 12 Hz</text:p>
          </table:table-cell>
          <table:table-cell table:style-name="ce8" table:formula="of:=CONCATENATE([.E$1];&quot;_&quot;;[.$A5];&quot;_&quot;;[.$B5])" office:value-type="string" office:string-value="Custom Desktop_12_6" calcext:value-type="string">
            <text:p>Custom Desktop_12_6</text:p>
          </table:table-cell>
          <table:table-cell table:formula="of:=256-([.F5]+[.G5])" office:value-type="float" office:value="256" calcext:value-type="float">
            <text:p>256</text:p>
          </table:table-cell>
          <table:table-cell table:formula="of:=VLOOKUP([.D5];[data.$A$1:.$H$1048576];7;0)" office:value-type="float" office:value="0" calcext:value-type="float">
            <text:p>0</text:p>
          </table:table-cell>
          <table:table-cell table:style-name="ce13" table:formula="of:=VLOOKUP([.D5];[data.$A$1:.$H$1048576];8;0)" office:value-type="float" office:value="0" calcext:value-type="float">
            <text:p>0</text:p>
          </table:table-cell>
          <table:table-cell table:style-name="ce17" table:formula="of:=[.E5]/256" office:value-type="percentage" office:value="1" calcext:value-type="percentage">
            <text:p>100.00%</text:p>
          </table:table-cell>
          <table:table-cell table:style-name="ce20" table:formula="of:=([.F5]+[.G5])/256" office:value-type="percentage" office:value="0" calcext:value-type="percentage">
            <text:p>0.00%</text:p>
          </table:table-cell>
          <table:table-cell table:style-name="ce8" table:formula="of:=CONCATENATE([.K$1];&quot;_&quot;;[.$A5];&quot;_&quot;;[.$B5])" office:value-type="string" office:string-value="Dell Poweredge 1950_12_6" calcext:value-type="string">
            <text:p>Dell Poweredge 1950_12_6</text:p>
          </table:table-cell>
          <table:table-cell table:formula="of:=256-([.L5]+[.M5])" office:value-type="float" office:value="255" calcext:value-type="float">
            <text:p>255</text:p>
          </table:table-cell>
          <table:table-cell table:formula="of:=VLOOKUP([.J5];[data.$A$1:.$H$1048576];7;0)" office:value-type="float" office:value="1" calcext:value-type="float">
            <text:p>1</text:p>
          </table:table-cell>
          <table:table-cell table:style-name="ce13" table:formula="of:=VLOOKUP([.J5];[data.$A$1:.$H$1048576];8;0)" office:value-type="float" office:value="0" calcext:value-type="float">
            <text:p>0</text:p>
          </table:table-cell>
          <table:table-cell table:style-name="ce17" table:formula="of:=[.K5]/256" office:value-type="percentage" office:value="0.99609375" calcext:value-type="percentage">
            <text:p>99.61%</text:p>
          </table:table-cell>
          <table:table-cell table:style-name="ce20" table:formula="of:=([.L5]+[.M5])/256" office:value-type="percentage" office:value="0.00390625" calcext:value-type="percentage">
            <text:p>0.39%</text:p>
          </table:table-cell>
          <table:table-cell table:style-name="ce8" table:formula="of:=CONCATENATE([.Q$1];&quot;_&quot;;[.$A5];&quot;_&quot;;[.$B5])" office:value-type="string" office:string-value="Dell Vostro 3550_12_6" calcext:value-type="string">
            <text:p>Dell Vostro 3550_12_6</text:p>
          </table:table-cell>
          <table:table-cell table:formula="of:=256-([.R5]+[.S5])" office:value-type="float" office:value="255" calcext:value-type="float">
            <text:p>255</text:p>
          </table:table-cell>
          <table:table-cell table:formula="of:=VLOOKUP([.P5];[data.$A$1:.$H$1048576];7;0)" office:value-type="float" office:value="1" calcext:value-type="float">
            <text:p>1</text:p>
          </table:table-cell>
          <table:table-cell table:style-name="ce13" table:formula="of:=VLOOKUP([.P5];[data.$A$1:.$H$1048576];8;0)" office:value-type="float" office:value="0" calcext:value-type="float">
            <text:p>0</text:p>
          </table:table-cell>
          <table:table-cell table:style-name="ce17" table:formula="of:=[.Q5]/256" office:value-type="percentage" office:value="0.99609375" calcext:value-type="percentage">
            <text:p>99.61%</text:p>
          </table:table-cell>
          <table:table-cell table:style-name="ce20" table:formula="of:=([.R5]+[.S5])/256" office:value-type="percentage" office:value="0.00390625" calcext:value-type="percentage">
            <text:p>0.39%</text:p>
          </table:table-cell>
          <table:table-cell table:style-name="ce8" table:formula="of:=CONCATENATE([.W$1];&quot;_&quot;;[.$A5];&quot;_&quot;;[.$B5])" office:value-type="string" office:string-value="Intel NUC7i5BNH_12_6" calcext:value-type="string">
            <text:p>Intel NUC7i5BNH_12_6</text:p>
          </table:table-cell>
          <table:table-cell table:formula="of:=256-([.X5]+[.Y5])" office:value-type="float" office:value="248" calcext:value-type="float">
            <text:p>248</text:p>
          </table:table-cell>
          <table:table-cell table:formula="of:=VLOOKUP([.V5];[data.$A$1:.$H$1048576];7;0)" office:value-type="float" office:value="8" calcext:value-type="float">
            <text:p>8</text:p>
          </table:table-cell>
          <table:table-cell table:style-name="ce13" table:formula="of:=VLOOKUP([.V5];[data.$A$1:.$H$1048576];8;0)" office:value-type="float" office:value="0" calcext:value-type="float">
            <text:p>0</text:p>
          </table:table-cell>
          <table:table-cell table:style-name="ce17" table:formula="of:=[.W5]/256" office:value-type="percentage" office:value="0.96875" calcext:value-type="percentage">
            <text:p>96.88%</text:p>
          </table:table-cell>
          <table:table-cell table:style-name="ce20" table:formula="of:=([.X5]+[.Y5])/256" office:value-type="percentage" office:value="0.03125" calcext:value-type="percentage">
            <text:p>3.13%</text:p>
          </table:table-cell>
          <table:table-cell/>
          <table:table-cell table:style-name="ce9" table:formula="of:=([.E5]+[.K5]+[.Q5])/SUM([.E5:.S5])" office:value-type="percentage" office:value="0.994805194805195" calcext:value-type="percentage">
            <text:p>99.48%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5" table:formula="of:=CONCATENATE([.B6]; &quot; Baud @ &quot;;[.A6]; &quot; Hz&quot;)" office:value-type="string" office:string-value="9 Baud @ 18 Hz" calcext:value-type="string">
            <text:p>9 Baud @ 18 Hz</text:p>
          </table:table-cell>
          <table:table-cell table:style-name="ce8" table:formula="of:=CONCATENATE([.E$1];&quot;_&quot;;[.$A6];&quot;_&quot;;[.$B6])" office:value-type="string" office:string-value="Custom Desktop_18_9" calcext:value-type="string">
            <text:p>Custom Desktop_18_9</text:p>
          </table:table-cell>
          <table:table-cell table:formula="of:=256-([.F6]+[.G6])" office:value-type="float" office:value="230" calcext:value-type="float">
            <text:p>230</text:p>
          </table:table-cell>
          <table:table-cell table:formula="of:=VLOOKUP([.D6];[data.$A$1:.$H$1048576];7;0)" office:value-type="float" office:value="26" calcext:value-type="float">
            <text:p>26</text:p>
          </table:table-cell>
          <table:table-cell table:style-name="ce13" table:formula="of:=VLOOKUP([.D6];[data.$A$1:.$H$1048576];8;0)" office:value-type="float" office:value="0" calcext:value-type="float">
            <text:p>0</text:p>
          </table:table-cell>
          <table:table-cell table:style-name="ce17" table:formula="of:=[.E6]/256" office:value-type="percentage" office:value="0.8984375" calcext:value-type="percentage">
            <text:p>89.84%</text:p>
          </table:table-cell>
          <table:table-cell table:style-name="ce20" table:formula="of:=([.F6]+[.G6])/256" office:value-type="percentage" office:value="0.1015625" calcext:value-type="percentage">
            <text:p>10.16%</text:p>
          </table:table-cell>
          <table:table-cell table:style-name="ce8" table:formula="of:=CONCATENATE([.K$1];&quot;_&quot;;[.$A6];&quot;_&quot;;[.$B6])" office:value-type="string" office:string-value="Dell Poweredge 1950_18_9" calcext:value-type="string">
            <text:p>Dell Poweredge 1950_18_9</text:p>
          </table:table-cell>
          <table:table-cell table:formula="of:=256-([.L6]+[.M6])" office:value-type="float" office:value="243" calcext:value-type="float">
            <text:p>243</text:p>
          </table:table-cell>
          <table:table-cell table:formula="of:=VLOOKUP([.J6];[data.$A$1:.$H$1048576];7;0)" office:value-type="float" office:value="13" calcext:value-type="float">
            <text:p>13</text:p>
          </table:table-cell>
          <table:table-cell table:style-name="ce13" table:formula="of:=VLOOKUP([.J6];[data.$A$1:.$H$1048576];8;0)" office:value-type="float" office:value="0" calcext:value-type="float">
            <text:p>0</text:p>
          </table:table-cell>
          <table:table-cell table:style-name="ce17" table:formula="of:=[.K6]/256" office:value-type="percentage" office:value="0.94921875" calcext:value-type="percentage">
            <text:p>94.92%</text:p>
          </table:table-cell>
          <table:table-cell table:style-name="ce20" table:formula="of:=([.L6]+[.M6])/256" office:value-type="percentage" office:value="0.05078125" calcext:value-type="percentage">
            <text:p>5.08%</text:p>
          </table:table-cell>
          <table:table-cell table:style-name="ce8" table:formula="of:=CONCATENATE([.Q$1];&quot;_&quot;;[.$A6];&quot;_&quot;;[.$B6])" office:value-type="string" office:string-value="Dell Vostro 3550_18_9" calcext:value-type="string">
            <text:p>Dell Vostro 3550_18_9</text:p>
          </table:table-cell>
          <table:table-cell table:formula="of:=256-([.R6]+[.S6])" office:value-type="float" office:value="184" calcext:value-type="float">
            <text:p>184</text:p>
          </table:table-cell>
          <table:table-cell table:formula="of:=VLOOKUP([.P6];[data.$A$1:.$H$1048576];7;0)" office:value-type="float" office:value="72" calcext:value-type="float">
            <text:p>72</text:p>
          </table:table-cell>
          <table:table-cell table:style-name="ce13" table:formula="of:=VLOOKUP([.P6];[data.$A$1:.$H$1048576];8;0)" office:value-type="float" office:value="0" calcext:value-type="float">
            <text:p>0</text:p>
          </table:table-cell>
          <table:table-cell table:style-name="ce17" table:formula="of:=[.Q6]/256" office:value-type="percentage" office:value="0.71875" calcext:value-type="percentage">
            <text:p>71.88%</text:p>
          </table:table-cell>
          <table:table-cell table:style-name="ce20" table:formula="of:=([.R6]+[.S6])/256" office:value-type="percentage" office:value="0.28125" calcext:value-type="percentage">
            <text:p>28.13%</text:p>
          </table:table-cell>
          <table:table-cell table:style-name="ce8" table:formula="of:=CONCATENATE([.W$1];&quot;_&quot;;[.$A6];&quot;_&quot;;[.$B6])" office:value-type="string" office:string-value="Intel NUC7i5BNH_18_9" calcext:value-type="string">
            <text:p>Intel NUC7i5BNH_18_9</text:p>
          </table:table-cell>
          <table:table-cell table:formula="of:=256-([.X6]+[.Y6])" office:value-type="float" office:value="122" calcext:value-type="float">
            <text:p>122</text:p>
          </table:table-cell>
          <table:table-cell table:formula="of:=VLOOKUP([.V6];[data.$A$1:.$H$1048576];7;0)" office:value-type="float" office:value="134" calcext:value-type="float">
            <text:p>134</text:p>
          </table:table-cell>
          <table:table-cell table:style-name="ce13" table:formula="of:=VLOOKUP([.V6];[data.$A$1:.$H$1048576];8;0)" office:value-type="float" office:value="0" calcext:value-type="float">
            <text:p>0</text:p>
          </table:table-cell>
          <table:table-cell table:style-name="ce17" table:formula="of:=[.W6]/256" office:value-type="percentage" office:value="0.4765625" calcext:value-type="percentage">
            <text:p>47.66%</text:p>
          </table:table-cell>
          <table:table-cell table:style-name="ce20" table:formula="of:=([.X6]+[.Y6])/256" office:value-type="percentage" office:value="0.5234375" calcext:value-type="percentage">
            <text:p>52.34%</text:p>
          </table:table-cell>
          <table:table-cell/>
          <table:table-cell table:style-name="ce9" table:formula="of:=([.E6]+[.K6]+[.Q6])/SUM([.E6:.S6])" office:value-type="percentage" office:value="0.853246753246753" calcext:value-type="percentage">
            <text:p>85.32%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table:formula="of:=CONCATENATE([.B7]; &quot; Baud @ &quot;;[.A7]; &quot; Hz&quot;)" office:value-type="string" office:string-value="12 Baud @ 24 Hz" calcext:value-type="string">
            <text:p>12 Baud @ 24 Hz</text:p>
          </table:table-cell>
          <table:table-cell table:style-name="ce8" table:formula="of:=CONCATENATE([.E$1];&quot;_&quot;;[.$A7];&quot;_&quot;;[.$B7])" office:value-type="string" office:string-value="Custom Desktop_24_12" calcext:value-type="string">
            <text:p>Custom Desktop_24_12</text:p>
          </table:table-cell>
          <table:table-cell table:formula="of:=256-([.F7]+[.G7])" office:value-type="float" office:value="245" calcext:value-type="float">
            <text:p>245</text:p>
          </table:table-cell>
          <table:table-cell table:formula="of:=VLOOKUP([.D7];[data.$A$1:.$H$1048576];7;0)" office:value-type="float" office:value="11" calcext:value-type="float">
            <text:p>11</text:p>
          </table:table-cell>
          <table:table-cell table:style-name="ce13" table:formula="of:=VLOOKUP([.D7];[data.$A$1:.$H$1048576];8;0)" office:value-type="float" office:value="0" calcext:value-type="float">
            <text:p>0</text:p>
          </table:table-cell>
          <table:table-cell table:style-name="ce17" table:formula="of:=[.E7]/256" office:value-type="percentage" office:value="0.95703125" calcext:value-type="percentage">
            <text:p>95.70%</text:p>
          </table:table-cell>
          <table:table-cell table:style-name="ce20" table:formula="of:=([.F7]+[.G7])/256" office:value-type="percentage" office:value="0.04296875" calcext:value-type="percentage">
            <text:p>4.30%</text:p>
          </table:table-cell>
          <table:table-cell table:style-name="ce8" table:formula="of:=CONCATENATE([.K$1];&quot;_&quot;;[.$A7];&quot;_&quot;;[.$B7])" office:value-type="string" office:string-value="Dell Poweredge 1950_24_12" calcext:value-type="string">
            <text:p>Dell Poweredge 1950_24_12</text:p>
          </table:table-cell>
          <table:table-cell table:formula="of:=256-([.L7]+[.M7])" office:value-type="float" office:value="253" calcext:value-type="float">
            <text:p>253</text:p>
          </table:table-cell>
          <table:table-cell table:formula="of:=VLOOKUP([.J7];[data.$A$1:.$H$1048576];7;0)" office:value-type="float" office:value="3" calcext:value-type="float">
            <text:p>3</text:p>
          </table:table-cell>
          <table:table-cell table:style-name="ce13" table:formula="of:=VLOOKUP([.J7];[data.$A$1:.$H$1048576];8;0)" office:value-type="float" office:value="0" calcext:value-type="float">
            <text:p>0</text:p>
          </table:table-cell>
          <table:table-cell table:style-name="ce17" table:formula="of:=[.K7]/256" office:value-type="percentage" office:value="0.98828125" calcext:value-type="percentage">
            <text:p>98.83%</text:p>
          </table:table-cell>
          <table:table-cell table:style-name="ce20" table:formula="of:=([.L7]+[.M7])/256" office:value-type="percentage" office:value="0.01171875" calcext:value-type="percentage">
            <text:p>1.17%</text:p>
          </table:table-cell>
          <table:table-cell table:style-name="ce8" table:formula="of:=CONCATENATE([.Q$1];&quot;_&quot;;[.$A7];&quot;_&quot;;[.$B7])" office:value-type="string" office:string-value="Dell Vostro 3550_24_12" calcext:value-type="string">
            <text:p>Dell Vostro 3550_24_12</text:p>
          </table:table-cell>
          <table:table-cell table:formula="of:=256-([.R7]+[.S7])" office:value-type="float" office:value="240" calcext:value-type="float">
            <text:p>240</text:p>
          </table:table-cell>
          <table:table-cell table:formula="of:=VLOOKUP([.P7];[data.$A$1:.$H$1048576];7;0)" office:value-type="float" office:value="16" calcext:value-type="float">
            <text:p>16</text:p>
          </table:table-cell>
          <table:table-cell table:style-name="ce13" table:formula="of:=VLOOKUP([.P7];[data.$A$1:.$H$1048576];8;0)" office:value-type="float" office:value="0" calcext:value-type="float">
            <text:p>0</text:p>
          </table:table-cell>
          <table:table-cell table:style-name="ce17" table:formula="of:=[.Q7]/256" office:value-type="percentage" office:value="0.9375" calcext:value-type="percentage">
            <text:p>93.75%</text:p>
          </table:table-cell>
          <table:table-cell table:style-name="ce20" table:formula="of:=([.R7]+[.S7])/256" office:value-type="percentage" office:value="0.0625" calcext:value-type="percentage">
            <text:p>6.25%</text:p>
          </table:table-cell>
          <table:table-cell table:style-name="ce8" table:formula="of:=CONCATENATE([.W$1];&quot;_&quot;;[.$A7];&quot;_&quot;;[.$B7])" office:value-type="string" office:string-value="Intel NUC7i5BNH_24_12" calcext:value-type="string">
            <text:p>Intel NUC7i5BNH_24_12</text:p>
          </table:table-cell>
          <table:table-cell table:formula="of:=256-([.X7]+[.Y7])" office:value-type="float" office:value="184" calcext:value-type="float">
            <text:p>184</text:p>
          </table:table-cell>
          <table:table-cell table:formula="of:=VLOOKUP([.V7];[data.$A$1:.$H$1048576];7;0)" office:value-type="float" office:value="70" calcext:value-type="float">
            <text:p>70</text:p>
          </table:table-cell>
          <table:table-cell table:style-name="ce13" table:formula="of:=VLOOKUP([.V7];[data.$A$1:.$H$1048576];8;0)" office:value-type="float" office:value="2" calcext:value-type="float">
            <text:p>2</text:p>
          </table:table-cell>
          <table:table-cell table:style-name="ce17" table:formula="of:=[.W7]/256" office:value-type="percentage" office:value="0.71875" calcext:value-type="percentage">
            <text:p>71.88%</text:p>
          </table:table-cell>
          <table:table-cell table:style-name="ce20" table:formula="of:=([.X7]+[.Y7])/256" office:value-type="percentage" office:value="0.28125" calcext:value-type="percentage">
            <text:p>28.13%</text:p>
          </table:table-cell>
          <table:table-cell/>
          <table:table-cell table:style-name="ce9" table:formula="of:=([.E7]+[.K7]+[.Q7])/SUM([.E7:.S7])" office:value-type="percentage" office:value="0.958441558441558" calcext:value-type="percentage">
            <text:p>95.84%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5" table:formula="of:=CONCATENATE([.B8]; &quot; Baud @ &quot;;[.A8]; &quot; Hz&quot;)" office:value-type="string" office:string-value="15 Baud @ 30 Hz" calcext:value-type="string">
            <text:p>15 Baud @ 30 Hz</text:p>
          </table:table-cell>
          <table:table-cell table:style-name="ce8" table:formula="of:=CONCATENATE([.E$1];&quot;_&quot;;[.$A8];&quot;_&quot;;[.$B8])" office:value-type="string" office:string-value="Custom Desktop_30_15" calcext:value-type="string">
            <text:p>Custom Desktop_30_15</text:p>
          </table:table-cell>
          <table:table-cell table:formula="of:=256-([.F8]+[.G8])" office:value-type="float" office:value="176" calcext:value-type="float">
            <text:p>176</text:p>
          </table:table-cell>
          <table:table-cell table:formula="of:=VLOOKUP([.D8];[data.$A$1:.$H$1048576];7;0)" office:value-type="float" office:value="74" calcext:value-type="float">
            <text:p>74</text:p>
          </table:table-cell>
          <table:table-cell table:style-name="ce13" table:formula="of:=VLOOKUP([.D8];[data.$A$1:.$H$1048576];8;0)" office:value-type="float" office:value="6" calcext:value-type="float">
            <text:p>6</text:p>
          </table:table-cell>
          <table:table-cell table:style-name="ce17" table:formula="of:=[.E8]/256" office:value-type="percentage" office:value="0.6875" calcext:value-type="percentage">
            <text:p>68.75%</text:p>
          </table:table-cell>
          <table:table-cell table:style-name="ce20" table:formula="of:=([.F8]+[.G8])/256" office:value-type="percentage" office:value="0.3125" calcext:value-type="percentage">
            <text:p>31.25%</text:p>
          </table:table-cell>
          <table:table-cell table:style-name="ce8" table:formula="of:=CONCATENATE([.K$1];&quot;_&quot;;[.$A8];&quot;_&quot;;[.$B8])" office:value-type="string" office:string-value="Dell Poweredge 1950_30_15" calcext:value-type="string">
            <text:p>Dell Poweredge 1950_30_15</text:p>
          </table:table-cell>
          <table:table-cell table:formula="of:=256-([.L8]+[.M8])" office:value-type="float" office:value="255" calcext:value-type="float">
            <text:p>255</text:p>
          </table:table-cell>
          <table:table-cell table:formula="of:=VLOOKUP([.J8];[data.$A$1:.$H$1048576];7;0)" office:value-type="float" office:value="1" calcext:value-type="float">
            <text:p>1</text:p>
          </table:table-cell>
          <table:table-cell table:style-name="ce13" table:formula="of:=VLOOKUP([.J8];[data.$A$1:.$H$1048576];8;0)" office:value-type="float" office:value="0" calcext:value-type="float">
            <text:p>0</text:p>
          </table:table-cell>
          <table:table-cell table:style-name="ce17" table:formula="of:=[.K8]/256" office:value-type="percentage" office:value="0.99609375" calcext:value-type="percentage">
            <text:p>99.61%</text:p>
          </table:table-cell>
          <table:table-cell table:style-name="ce20" table:formula="of:=([.L8]+[.M8])/256" office:value-type="percentage" office:value="0.00390625" calcext:value-type="percentage">
            <text:p>0.39%</text:p>
          </table:table-cell>
          <table:table-cell table:style-name="ce8" table:formula="of:=CONCATENATE([.Q$1];&quot;_&quot;;[.$A8];&quot;_&quot;;[.$B8])" office:value-type="string" office:string-value="Dell Vostro 3550_30_15" calcext:value-type="string">
            <text:p>Dell Vostro 3550_30_15</text:p>
          </table:table-cell>
          <table:table-cell table:formula="of:=256-([.R8]+[.S8])" office:value-type="float" office:value="227" calcext:value-type="float">
            <text:p>227</text:p>
          </table:table-cell>
          <table:table-cell table:formula="of:=VLOOKUP([.P8];[data.$A$1:.$H$1048576];7;0)" office:value-type="float" office:value="27" calcext:value-type="float">
            <text:p>27</text:p>
          </table:table-cell>
          <table:table-cell table:style-name="ce13" table:formula="of:=VLOOKUP([.P8];[data.$A$1:.$H$1048576];8;0)" office:value-type="float" office:value="2" calcext:value-type="float">
            <text:p>2</text:p>
          </table:table-cell>
          <table:table-cell table:style-name="ce17" table:formula="of:=[.Q8]/256" office:value-type="percentage" office:value="0.88671875" calcext:value-type="percentage">
            <text:p>88.67%</text:p>
          </table:table-cell>
          <table:table-cell table:style-name="ce20" table:formula="of:=([.R8]+[.S8])/256" office:value-type="percentage" office:value="0.11328125" calcext:value-type="percentage">
            <text:p>11.33%</text:p>
          </table:table-cell>
          <table:table-cell table:style-name="ce8" table:formula="of:=CONCATENATE([.W$1];&quot;_&quot;;[.$A8];&quot;_&quot;;[.$B8])" office:value-type="string" office:string-value="Intel NUC7i5BNH_30_15" calcext:value-type="string">
            <text:p>Intel NUC7i5BNH_30_15</text:p>
          </table:table-cell>
          <table:table-cell table:formula="of:=256-([.X8]+[.Y8])" office:value-type="float" office:value="170" calcext:value-type="float">
            <text:p>170</text:p>
          </table:table-cell>
          <table:table-cell table:formula="of:=VLOOKUP([.V8];[data.$A$1:.$H$1048576];7;0)" office:value-type="float" office:value="86" calcext:value-type="float">
            <text:p>86</text:p>
          </table:table-cell>
          <table:table-cell table:style-name="ce13" table:formula="of:=VLOOKUP([.V8];[data.$A$1:.$H$1048576];8;0)" office:value-type="float" office:value="0" calcext:value-type="float">
            <text:p>0</text:p>
          </table:table-cell>
          <table:table-cell table:style-name="ce17" table:formula="of:=[.W8]/256" office:value-type="percentage" office:value="0.6640625" calcext:value-type="percentage">
            <text:p>66.41%</text:p>
          </table:table-cell>
          <table:table-cell table:style-name="ce20" table:formula="of:=([.X8]+[.Y8])/256" office:value-type="percentage" office:value="0.3359375" calcext:value-type="percentage">
            <text:p>33.59%</text:p>
          </table:table-cell>
          <table:table-cell/>
          <table:table-cell table:style-name="ce9" table:formula="of:=([.E8]+[.K8]+[.Q8])/SUM([.E8:.S8])" office:value-type="percentage" office:value="0.854545454545455" calcext:value-type="percentage">
            <text:p>85.45%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style-name="ce5" table:formula="of:=CONCATENATE([.B9]; &quot; Baud @ &quot;;[.A9]; &quot; Hz&quot;)" office:value-type="string" office:string-value="18 Baud @ 36 Hz" calcext:value-type="string">
            <text:p>18 Baud @ 36 Hz</text:p>
          </table:table-cell>
          <table:table-cell table:style-name="ce8" table:formula="of:=CONCATENATE([.E$1];&quot;_&quot;;[.$A9];&quot;_&quot;;[.$B9])" office:value-type="string" office:string-value="Custom Desktop_36_18" calcext:value-type="string">
            <text:p>Custom Desktop_36_18</text:p>
          </table:table-cell>
          <table:table-cell table:formula="of:=256-([.F9]+[.G9])" office:value-type="float" office:value="202" calcext:value-type="float">
            <text:p>202</text:p>
          </table:table-cell>
          <table:table-cell table:formula="of:=VLOOKUP([.D9];[data.$A$1:.$H$1048576];7;0)" office:value-type="float" office:value="50" calcext:value-type="float">
            <text:p>50</text:p>
          </table:table-cell>
          <table:table-cell table:style-name="ce13" table:formula="of:=VLOOKUP([.D9];[data.$A$1:.$H$1048576];8;0)" office:value-type="float" office:value="4" calcext:value-type="float">
            <text:p>4</text:p>
          </table:table-cell>
          <table:table-cell table:style-name="ce17" table:formula="of:=[.E9]/256" office:value-type="percentage" office:value="0.7890625" calcext:value-type="percentage">
            <text:p>78.91%</text:p>
          </table:table-cell>
          <table:table-cell table:style-name="ce20" table:formula="of:=([.F9]+[.G9])/256" office:value-type="percentage" office:value="0.2109375" calcext:value-type="percentage">
            <text:p>21.09%</text:p>
          </table:table-cell>
          <table:table-cell table:style-name="ce8" table:formula="of:=CONCATENATE([.K$1];&quot;_&quot;;[.$A9];&quot;_&quot;;[.$B9])" office:value-type="string" office:string-value="Dell Poweredge 1950_36_18" calcext:value-type="string">
            <text:p>Dell Poweredge 1950_36_18</text:p>
          </table:table-cell>
          <table:table-cell table:formula="of:=256-([.L9]+[.M9])" office:value-type="float" office:value="247" calcext:value-type="float">
            <text:p>247</text:p>
          </table:table-cell>
          <table:table-cell table:formula="of:=VLOOKUP([.J9];[data.$A$1:.$H$1048576];7;0)" office:value-type="float" office:value="9" calcext:value-type="float">
            <text:p>9</text:p>
          </table:table-cell>
          <table:table-cell table:style-name="ce13" table:formula="of:=VLOOKUP([.J9];[data.$A$1:.$H$1048576];8;0)" office:value-type="float" office:value="0" calcext:value-type="float">
            <text:p>0</text:p>
          </table:table-cell>
          <table:table-cell table:style-name="ce17" table:formula="of:=[.K9]/256" office:value-type="percentage" office:value="0.96484375" calcext:value-type="percentage">
            <text:p>96.48%</text:p>
          </table:table-cell>
          <table:table-cell table:style-name="ce20" table:formula="of:=([.L9]+[.M9])/256" office:value-type="percentage" office:value="0.03515625" calcext:value-type="percentage">
            <text:p>3.52%</text:p>
          </table:table-cell>
          <table:table-cell table:style-name="ce8" table:formula="of:=CONCATENATE([.Q$1];&quot;_&quot;;[.$A9];&quot;_&quot;;[.$B9])" office:value-type="string" office:string-value="Dell Vostro 3550_36_18" calcext:value-type="string">
            <text:p>Dell Vostro 3550_36_18</text:p>
          </table:table-cell>
          <table:table-cell table:formula="of:=256-([.R9]+[.S9])" office:value-type="float" office:value="210" calcext:value-type="float">
            <text:p>210</text:p>
          </table:table-cell>
          <table:table-cell table:formula="of:=VLOOKUP([.P9];[data.$A$1:.$H$1048576];7;0)" office:value-type="float" office:value="41" calcext:value-type="float">
            <text:p>41</text:p>
          </table:table-cell>
          <table:table-cell table:style-name="ce13" table:formula="of:=VLOOKUP([.P9];[data.$A$1:.$H$1048576];8;0)" office:value-type="float" office:value="5" calcext:value-type="float">
            <text:p>5</text:p>
          </table:table-cell>
          <table:table-cell table:style-name="ce17" table:formula="of:=[.Q9]/256" office:value-type="percentage" office:value="0.8203125" calcext:value-type="percentage">
            <text:p>82.03%</text:p>
          </table:table-cell>
          <table:table-cell table:style-name="ce20" table:formula="of:=([.R9]+[.S9])/256" office:value-type="percentage" office:value="0.1796875" calcext:value-type="percentage">
            <text:p>17.97%</text:p>
          </table:table-cell>
          <table:table-cell table:style-name="ce8" table:formula="of:=CONCATENATE([.W$1];&quot;_&quot;;[.$A9];&quot;_&quot;;[.$B9])" office:value-type="string" office:string-value="Intel NUC7i5BNH_36_18" calcext:value-type="string">
            <text:p>Intel NUC7i5BNH_36_18</text:p>
          </table:table-cell>
          <table:table-cell table:formula="of:=256-([.X9]+[.Y9])" office:value-type="float" office:value="193" calcext:value-type="float">
            <text:p>193</text:p>
          </table:table-cell>
          <table:table-cell table:formula="of:=VLOOKUP([.V9];[data.$A$1:.$H$1048576];7;0)" office:value-type="float" office:value="63" calcext:value-type="float">
            <text:p>63</text:p>
          </table:table-cell>
          <table:table-cell table:style-name="ce13" table:formula="of:=VLOOKUP([.V9];[data.$A$1:.$H$1048576];8;0)" office:value-type="float" office:value="0" calcext:value-type="float">
            <text:p>0</text:p>
          </table:table-cell>
          <table:table-cell table:style-name="ce17" table:formula="of:=[.W9]/256" office:value-type="percentage" office:value="0.75390625" calcext:value-type="percentage">
            <text:p>75.39%</text:p>
          </table:table-cell>
          <table:table-cell table:style-name="ce20" table:formula="of:=([.X9]+[.Y9])/256" office:value-type="percentage" office:value="0.24609375" calcext:value-type="percentage">
            <text:p>24.61%</text:p>
          </table:table-cell>
          <table:table-cell/>
          <table:table-cell table:style-name="ce9" table:formula="of:=([.E9]+[.K9]+[.Q9])/SUM([.E9:.S9])" office:value-type="percentage" office:value="0.855844155844156" calcext:value-type="percentage">
            <text:p>85.58%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style-name="ce5" table:formula="of:=CONCATENATE([.B10]; &quot; Baud @ &quot;;[.A10]; &quot; Hz&quot;)" office:value-type="string" office:string-value="21 Baud @ 42 Hz" calcext:value-type="string">
            <text:p>21 Baud @ 42 Hz</text:p>
          </table:table-cell>
          <table:table-cell table:style-name="ce8" table:formula="of:=CONCATENATE([.E$1];&quot;_&quot;;[.$A10];&quot;_&quot;;[.$B10])" office:value-type="string" office:string-value="Custom Desktop_42_21" calcext:value-type="string">
            <text:p>Custom Desktop_42_21</text:p>
          </table:table-cell>
          <table:table-cell table:formula="of:=256-([.F10]+[.G10])" office:value-type="float" office:value="142" calcext:value-type="float">
            <text:p>142</text:p>
          </table:table-cell>
          <table:table-cell table:formula="of:=VLOOKUP([.D10];[data.$A$1:.$H$1048576];7;0)" office:value-type="float" office:value="113" calcext:value-type="float">
            <text:p>113</text:p>
          </table:table-cell>
          <table:table-cell table:style-name="ce13" table:formula="of:=VLOOKUP([.D10];[data.$A$1:.$H$1048576];8;0)" office:value-type="float" office:value="1" calcext:value-type="float">
            <text:p>1</text:p>
          </table:table-cell>
          <table:table-cell table:style-name="ce17" table:formula="of:=[.E10]/256" office:value-type="percentage" office:value="0.5546875" calcext:value-type="percentage">
            <text:p>55.47%</text:p>
          </table:table-cell>
          <table:table-cell table:style-name="ce20" table:formula="of:=([.F10]+[.G10])/256" office:value-type="percentage" office:value="0.4453125" calcext:value-type="percentage">
            <text:p>44.53%</text:p>
          </table:table-cell>
          <table:table-cell table:style-name="ce8" table:formula="of:=CONCATENATE([.K$1];&quot;_&quot;;[.$A10];&quot;_&quot;;[.$B10])" office:value-type="string" office:string-value="Dell Poweredge 1950_42_21" calcext:value-type="string">
            <text:p>Dell Poweredge 1950_42_21</text:p>
          </table:table-cell>
          <table:table-cell table:formula="of:=256-([.L10]+[.M10])" office:value-type="float" office:value="171" calcext:value-type="float">
            <text:p>171</text:p>
          </table:table-cell>
          <table:table-cell table:formula="of:=VLOOKUP([.J10];[data.$A$1:.$H$1048576];7;0)" office:value-type="float" office:value="82" calcext:value-type="float">
            <text:p>82</text:p>
          </table:table-cell>
          <table:table-cell table:style-name="ce13" table:formula="of:=VLOOKUP([.J10];[data.$A$1:.$H$1048576];8;0)" office:value-type="float" office:value="3" calcext:value-type="float">
            <text:p>3</text:p>
          </table:table-cell>
          <table:table-cell table:style-name="ce17" table:formula="of:=[.K10]/256" office:value-type="percentage" office:value="0.66796875" calcext:value-type="percentage">
            <text:p>66.80%</text:p>
          </table:table-cell>
          <table:table-cell table:style-name="ce20" table:formula="of:=([.L10]+[.M10])/256" office:value-type="percentage" office:value="0.33203125" calcext:value-type="percentage">
            <text:p>33.20%</text:p>
          </table:table-cell>
          <table:table-cell table:style-name="ce8" table:formula="of:=CONCATENATE([.Q$1];&quot;_&quot;;[.$A10];&quot;_&quot;;[.$B10])" office:value-type="string" office:string-value="Dell Vostro 3550_42_21" calcext:value-type="string">
            <text:p>Dell Vostro 3550_42_21</text:p>
          </table:table-cell>
          <table:table-cell table:formula="of:=256-([.R10]+[.S10])" office:value-type="float" office:value="168" calcext:value-type="float">
            <text:p>168</text:p>
          </table:table-cell>
          <table:table-cell table:formula="of:=VLOOKUP([.P10];[data.$A$1:.$H$1048576];7;0)" office:value-type="float" office:value="88" calcext:value-type="float">
            <text:p>88</text:p>
          </table:table-cell>
          <table:table-cell table:style-name="ce13" table:formula="of:=VLOOKUP([.P10];[data.$A$1:.$H$1048576];8;0)" office:value-type="float" office:value="0" calcext:value-type="float">
            <text:p>0</text:p>
          </table:table-cell>
          <table:table-cell table:style-name="ce17" table:formula="of:=[.Q10]/256" office:value-type="percentage" office:value="0.65625" calcext:value-type="percentage">
            <text:p>65.63%</text:p>
          </table:table-cell>
          <table:table-cell table:style-name="ce20" table:formula="of:=([.R10]+[.S10])/256" office:value-type="percentage" office:value="0.34375" calcext:value-type="percentage">
            <text:p>34.38%</text:p>
          </table:table-cell>
          <table:table-cell table:style-name="ce8" table:formula="of:=CONCATENATE([.W$1];&quot;_&quot;;[.$A10];&quot;_&quot;;[.$B10])" office:value-type="string" office:string-value="Intel NUC7i5BNH_42_21" calcext:value-type="string">
            <text:p>Intel NUC7i5BNH_42_21</text:p>
          </table:table-cell>
          <table:table-cell table:formula="of:=256-([.X10]+[.Y10])" office:value-type="float" office:value="77" calcext:value-type="float">
            <text:p>77</text:p>
          </table:table-cell>
          <table:table-cell table:formula="of:=VLOOKUP([.V10];[data.$A$1:.$H$1048576];7;0)" office:value-type="float" office:value="177" calcext:value-type="float">
            <text:p>177</text:p>
          </table:table-cell>
          <table:table-cell table:style-name="ce13" table:formula="of:=VLOOKUP([.V10];[data.$A$1:.$H$1048576];8;0)" office:value-type="float" office:value="2" calcext:value-type="float">
            <text:p>2</text:p>
          </table:table-cell>
          <table:table-cell table:style-name="ce17" table:formula="of:=[.W10]/256" office:value-type="percentage" office:value="0.30078125" calcext:value-type="percentage">
            <text:p>30.08%</text:p>
          </table:table-cell>
          <table:table-cell table:style-name="ce20" table:formula="of:=([.X10]+[.Y10])/256" office:value-type="percentage" office:value="0.69921875" calcext:value-type="percentage">
            <text:p>69.92%</text:p>
          </table:table-cell>
          <table:table-cell/>
          <table:table-cell table:style-name="ce9" table:formula="of:=([.E10]+[.K10]+[.Q10])/SUM([.E10:.S10])" office:value-type="percentage" office:value="0.624675324675325" calcext:value-type="percentage">
            <text:p>62.47%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" table:formula="of:=CONCATENATE([.B11]; &quot; Baud @ &quot;;[.A11]; &quot; Hz&quot;)" office:value-type="string" office:string-value="24 Baud @ 48 Hz" calcext:value-type="string">
            <text:p>24 Baud @ 48 Hz</text:p>
          </table:table-cell>
          <table:table-cell table:style-name="ce8" table:formula="of:=CONCATENATE([.E$1];&quot;_&quot;;[.$A11];&quot;_&quot;;[.$B11])" office:value-type="string" office:string-value="Custom Desktop_48_24" calcext:value-type="string">
            <text:p>Custom Desktop_48_24</text:p>
          </table:table-cell>
          <table:table-cell table:formula="of:=256-([.F11]+[.G11])" office:value-type="float" office:value="85" calcext:value-type="float">
            <text:p>85</text:p>
          </table:table-cell>
          <table:table-cell table:formula="of:=VLOOKUP([.D11];[data.$A$1:.$H$1048576];7;0)" office:value-type="float" office:value="170" calcext:value-type="float">
            <text:p>170</text:p>
          </table:table-cell>
          <table:table-cell table:style-name="ce13" table:formula="of:=VLOOKUP([.D11];[data.$A$1:.$H$1048576];8;0)" office:value-type="float" office:value="1" calcext:value-type="float">
            <text:p>1</text:p>
          </table:table-cell>
          <table:table-cell table:style-name="ce17" table:formula="of:=[.E11]/256" office:value-type="percentage" office:value="0.33203125" calcext:value-type="percentage">
            <text:p>33.20%</text:p>
          </table:table-cell>
          <table:table-cell table:style-name="ce20" table:formula="of:=([.F11]+[.G11])/256" office:value-type="percentage" office:value="0.66796875" calcext:value-type="percentage">
            <text:p>66.80%</text:p>
          </table:table-cell>
          <table:table-cell table:style-name="ce8" table:formula="of:=CONCATENATE([.K$1];&quot;_&quot;;[.$A11];&quot;_&quot;;[.$B11])" office:value-type="string" office:string-value="Dell Poweredge 1950_48_24" calcext:value-type="string">
            <text:p>Dell Poweredge 1950_48_24</text:p>
          </table:table-cell>
          <table:table-cell table:formula="of:=256-([.L11]+[.M11])" office:value-type="float" office:value="135" calcext:value-type="float">
            <text:p>135</text:p>
          </table:table-cell>
          <table:table-cell table:formula="of:=VLOOKUP([.J11];[data.$A$1:.$H$1048576];7;0)" office:value-type="float" office:value="117" calcext:value-type="float">
            <text:p>117</text:p>
          </table:table-cell>
          <table:table-cell table:style-name="ce13" table:formula="of:=VLOOKUP([.J11];[data.$A$1:.$H$1048576];8;0)" office:value-type="float" office:value="4" calcext:value-type="float">
            <text:p>4</text:p>
          </table:table-cell>
          <table:table-cell table:style-name="ce17" table:formula="of:=[.K11]/256" office:value-type="percentage" office:value="0.52734375" calcext:value-type="percentage">
            <text:p>52.73%</text:p>
          </table:table-cell>
          <table:table-cell table:style-name="ce20" table:formula="of:=([.L11]+[.M11])/256" office:value-type="percentage" office:value="0.47265625" calcext:value-type="percentage">
            <text:p>47.27%</text:p>
          </table:table-cell>
          <table:table-cell table:style-name="ce8" table:formula="of:=CONCATENATE([.Q$1];&quot;_&quot;;[.$A11];&quot;_&quot;;[.$B11])" office:value-type="string" office:string-value="Dell Vostro 3550_48_24" calcext:value-type="string">
            <text:p>Dell Vostro 3550_48_24</text:p>
          </table:table-cell>
          <table:table-cell table:formula="of:=256-([.R11]+[.S11])" office:value-type="float" office:value="141" calcext:value-type="float">
            <text:p>141</text:p>
          </table:table-cell>
          <table:table-cell table:formula="of:=VLOOKUP([.P11];[data.$A$1:.$H$1048576];7;0)" office:value-type="float" office:value="113" calcext:value-type="float">
            <text:p>113</text:p>
          </table:table-cell>
          <table:table-cell table:style-name="ce13" table:formula="of:=VLOOKUP([.P11];[data.$A$1:.$H$1048576];8;0)" office:value-type="float" office:value="2" calcext:value-type="float">
            <text:p>2</text:p>
          </table:table-cell>
          <table:table-cell table:style-name="ce17" table:formula="of:=[.Q11]/256" office:value-type="percentage" office:value="0.55078125" calcext:value-type="percentage">
            <text:p>55.08%</text:p>
          </table:table-cell>
          <table:table-cell table:style-name="ce20" table:formula="of:=([.R11]+[.S11])/256" office:value-type="percentage" office:value="0.44921875" calcext:value-type="percentage">
            <text:p>44.92%</text:p>
          </table:table-cell>
          <table:table-cell table:style-name="ce8" table:formula="of:=CONCATENATE([.W$1];&quot;_&quot;;[.$A11];&quot;_&quot;;[.$B11])" office:value-type="string" office:string-value="Intel NUC7i5BNH_48_24" calcext:value-type="string">
            <text:p>Intel NUC7i5BNH_48_24</text:p>
          </table:table-cell>
          <table:table-cell table:formula="of:=256-([.X11]+[.Y11])" office:value-type="float" office:value="16" calcext:value-type="float">
            <text:p>16</text:p>
          </table:table-cell>
          <table:table-cell table:formula="of:=VLOOKUP([.V11];[data.$A$1:.$H$1048576];7;0)" office:value-type="float" office:value="239" calcext:value-type="float">
            <text:p>239</text:p>
          </table:table-cell>
          <table:table-cell table:style-name="ce13" table:formula="of:=VLOOKUP([.V11];[data.$A$1:.$H$1048576];8;0)" office:value-type="float" office:value="1" calcext:value-type="float">
            <text:p>1</text:p>
          </table:table-cell>
          <table:table-cell table:style-name="ce17" table:formula="of:=[.W11]/256" office:value-type="percentage" office:value="0.0625" calcext:value-type="percentage">
            <text:p>6.25%</text:p>
          </table:table-cell>
          <table:table-cell table:style-name="ce20" table:formula="of:=([.X11]+[.Y11])/256" office:value-type="percentage" office:value="0.9375" calcext:value-type="percentage">
            <text:p>93.75%</text:p>
          </table:table-cell>
          <table:table-cell/>
          <table:table-cell table:style-name="ce9" table:formula="of:=([.E11]+[.K11]+[.Q11])/SUM([.E11:.S11])" office:value-type="percentage" office:value="0.468831168831169" calcext:value-type="percentage">
            <text:p>46.88%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style-name="ce5" table:formula="of:=CONCATENATE([.B12]; &quot; Baud @ &quot;;[.A12]; &quot; Hz&quot;)" office:value-type="string" office:string-value="27 Baud @ 54 Hz" calcext:value-type="string">
            <text:p>27 Baud @ 54 Hz</text:p>
          </table:table-cell>
          <table:table-cell table:style-name="ce8" table:formula="of:=CONCATENATE([.E$1];&quot;_&quot;;[.$A12];&quot;_&quot;;[.$B12])" office:value-type="string" office:string-value="Custom Desktop_54_27" calcext:value-type="string">
            <text:p>Custom Desktop_54_27</text:p>
          </table:table-cell>
          <table:table-cell table:formula="of:=256-([.F12]+[.G12])" office:value-type="float" office:value="8" calcext:value-type="float">
            <text:p>8</text:p>
          </table:table-cell>
          <table:table-cell table:formula="of:=VLOOKUP([.D12];[data.$A$1:.$H$1048576];7;0)" office:value-type="float" office:value="248" calcext:value-type="float">
            <text:p>248</text:p>
          </table:table-cell>
          <table:table-cell table:style-name="ce13" table:formula="of:=VLOOKUP([.D12];[data.$A$1:.$H$1048576];8;0)" office:value-type="float" office:value="0" calcext:value-type="float">
            <text:p>0</text:p>
          </table:table-cell>
          <table:table-cell table:style-name="ce17" table:formula="of:=[.E12]/256" office:value-type="percentage" office:value="0.03125" calcext:value-type="percentage">
            <text:p>3.13%</text:p>
          </table:table-cell>
          <table:table-cell table:style-name="ce20" table:formula="of:=([.F12]+[.G12])/256" office:value-type="percentage" office:value="0.96875" calcext:value-type="percentage">
            <text:p>96.88%</text:p>
          </table:table-cell>
          <table:table-cell table:style-name="ce8" table:formula="of:=CONCATENATE([.K$1];&quot;_&quot;;[.$A12];&quot;_&quot;;[.$B12])" office:value-type="string" office:string-value="Dell Poweredge 1950_54_27" calcext:value-type="string">
            <text:p>Dell Poweredge 1950_54_27</text:p>
          </table:table-cell>
          <table:table-cell table:formula="of:=256-([.L12]+[.M12])" office:value-type="float" office:value="109" calcext:value-type="float">
            <text:p>109</text:p>
          </table:table-cell>
          <table:table-cell table:formula="of:=VLOOKUP([.J12];[data.$A$1:.$H$1048576];7;0)" office:value-type="float" office:value="145" calcext:value-type="float">
            <text:p>145</text:p>
          </table:table-cell>
          <table:table-cell table:style-name="ce13" table:formula="of:=VLOOKUP([.J12];[data.$A$1:.$H$1048576];8;0)" office:value-type="float" office:value="2" calcext:value-type="float">
            <text:p>2</text:p>
          </table:table-cell>
          <table:table-cell table:style-name="ce17" table:formula="of:=[.K12]/256" office:value-type="percentage" office:value="0.42578125" calcext:value-type="percentage">
            <text:p>42.58%</text:p>
          </table:table-cell>
          <table:table-cell table:style-name="ce20" table:formula="of:=([.L12]+[.M12])/256" office:value-type="percentage" office:value="0.57421875" calcext:value-type="percentage">
            <text:p>57.42%</text:p>
          </table:table-cell>
          <table:table-cell table:style-name="ce8" table:formula="of:=CONCATENATE([.Q$1];&quot;_&quot;;[.$A12];&quot;_&quot;;[.$B12])" office:value-type="string" office:string-value="Dell Vostro 3550_54_27" calcext:value-type="string">
            <text:p>Dell Vostro 3550_54_27</text:p>
          </table:table-cell>
          <table:table-cell table:formula="of:=256-([.R12]+[.S12])" office:value-type="float" office:value="113" calcext:value-type="float">
            <text:p>113</text:p>
          </table:table-cell>
          <table:table-cell table:formula="of:=VLOOKUP([.P12];[data.$A$1:.$H$1048576];7;0)" office:value-type="float" office:value="142" calcext:value-type="float">
            <text:p>142</text:p>
          </table:table-cell>
          <table:table-cell table:style-name="ce13" table:formula="of:=VLOOKUP([.P12];[data.$A$1:.$H$1048576];8;0)" office:value-type="float" office:value="1" calcext:value-type="float">
            <text:p>1</text:p>
          </table:table-cell>
          <table:table-cell table:style-name="ce17" table:formula="of:=[.Q12]/256" office:value-type="percentage" office:value="0.44140625" calcext:value-type="percentage">
            <text:p>44.14%</text:p>
          </table:table-cell>
          <table:table-cell table:style-name="ce20" table:formula="of:=([.R12]+[.S12])/256" office:value-type="percentage" office:value="0.55859375" calcext:value-type="percentage">
            <text:p>55.86%</text:p>
          </table:table-cell>
          <table:table-cell table:style-name="ce8" table:formula="of:=CONCATENATE([.W$1];&quot;_&quot;;[.$A12];&quot;_&quot;;[.$B12])" office:value-type="string" office:string-value="Intel NUC7i5BNH_54_27" calcext:value-type="string">
            <text:p>Intel NUC7i5BNH_54_27</text:p>
          </table:table-cell>
          <table:table-cell table:formula="of:=256-([.X12]+[.Y12])" office:value-type="float" office:value="1" calcext:value-type="float">
            <text:p>1</text:p>
          </table:table-cell>
          <table:table-cell table:formula="of:=VLOOKUP([.V12];[data.$A$1:.$H$1048576];7;0)" office:value-type="float" office:value="255" calcext:value-type="float">
            <text:p>255</text:p>
          </table:table-cell>
          <table:table-cell table:style-name="ce13" table:formula="of:=VLOOKUP([.V12];[data.$A$1:.$H$1048576];8;0)" office:value-type="float" office:value="0" calcext:value-type="float">
            <text:p>0</text:p>
          </table:table-cell>
          <table:table-cell table:style-name="ce17" table:formula="of:=[.W12]/256" office:value-type="percentage" office:value="0.00390625" calcext:value-type="percentage">
            <text:p>0.39%</text:p>
          </table:table-cell>
          <table:table-cell table:style-name="ce20" table:formula="of:=([.X12]+[.Y12])/256" office:value-type="percentage" office:value="0.99609375" calcext:value-type="percentage">
            <text:p>99.61%</text:p>
          </table:table-cell>
          <table:table-cell/>
          <table:table-cell table:style-name="ce9" table:formula="of:=([.E12]+[.K12]+[.Q12])/SUM([.E12:.S12])" office:value-type="percentage" office:value="0.298701298701299" calcext:value-type="percentage">
            <text:p>29.87%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5" table:formula="of:=CONCATENATE([.B13]; &quot; Baud @ &quot;;[.A13]; &quot; Hz&quot;)" office:value-type="string" office:string-value="30 Baud @ 60 Hz" calcext:value-type="string">
            <text:p>30 Baud @ 60 Hz</text:p>
          </table:table-cell>
          <table:table-cell table:style-name="ce8" table:formula="of:=CONCATENATE([.E$1];&quot;_&quot;;[.$A13];&quot;_&quot;;[.$B13])" office:value-type="string" office:string-value="Custom Desktop_60_30" calcext:value-type="string">
            <text:p>Custom Desktop_60_30</text:p>
          </table:table-cell>
          <table:table-cell table:formula="of:=256-([.F13]+[.G13])" office:value-type="float" office:value="16" calcext:value-type="float">
            <text:p>16</text:p>
          </table:table-cell>
          <table:table-cell table:formula="of:=VLOOKUP([.D13];[data.$A$1:.$H$1048576];7;0)" office:value-type="float" office:value="240" calcext:value-type="float">
            <text:p>240</text:p>
          </table:table-cell>
          <table:table-cell table:style-name="ce13" table:formula="of:=VLOOKUP([.D13];[data.$A$1:.$H$1048576];8;0)" office:value-type="float" office:value="0" calcext:value-type="float">
            <text:p>0</text:p>
          </table:table-cell>
          <table:table-cell table:style-name="ce17" table:formula="of:=[.E13]/256" office:value-type="percentage" office:value="0.0625" calcext:value-type="percentage">
            <text:p>6.25%</text:p>
          </table:table-cell>
          <table:table-cell table:style-name="ce20" table:formula="of:=([.F13]+[.G13])/256" office:value-type="percentage" office:value="0.9375" calcext:value-type="percentage">
            <text:p>93.75%</text:p>
          </table:table-cell>
          <table:table-cell table:style-name="ce8" table:formula="of:=CONCATENATE([.K$1];&quot;_&quot;;[.$A13];&quot;_&quot;;[.$B13])" office:value-type="string" office:string-value="Dell Poweredge 1950_60_30" calcext:value-type="string">
            <text:p>Dell Poweredge 1950_60_30</text:p>
          </table:table-cell>
          <table:table-cell table:formula="of:=256-([.L13]+[.M13])" office:value-type="float" office:value="158" calcext:value-type="float">
            <text:p>158</text:p>
          </table:table-cell>
          <table:table-cell table:formula="of:=VLOOKUP([.J13];[data.$A$1:.$H$1048576];7;0)" office:value-type="float" office:value="97" calcext:value-type="float">
            <text:p>97</text:p>
          </table:table-cell>
          <table:table-cell table:style-name="ce13" table:formula="of:=VLOOKUP([.J13];[data.$A$1:.$H$1048576];8;0)" office:value-type="float" office:value="1" calcext:value-type="float">
            <text:p>1</text:p>
          </table:table-cell>
          <table:table-cell table:style-name="ce17" table:formula="of:=[.K13]/256" office:value-type="percentage" office:value="0.6171875" calcext:value-type="percentage">
            <text:p>61.72%</text:p>
          </table:table-cell>
          <table:table-cell table:style-name="ce20" table:formula="of:=([.L13]+[.M13])/256" office:value-type="percentage" office:value="0.3828125" calcext:value-type="percentage">
            <text:p>38.28%</text:p>
          </table:table-cell>
          <table:table-cell table:style-name="ce8" table:formula="of:=CONCATENATE([.Q$1];&quot;_&quot;;[.$A13];&quot;_&quot;;[.$B13])" office:value-type="string" office:string-value="Dell Vostro 3550_60_30" calcext:value-type="string">
            <text:p>Dell Vostro 3550_60_30</text:p>
          </table:table-cell>
          <table:table-cell table:formula="of:=256-([.R13]+[.S13])" office:value-type="float" office:value="161" calcext:value-type="float">
            <text:p>161</text:p>
          </table:table-cell>
          <table:table-cell table:formula="of:=VLOOKUP([.P13];[data.$A$1:.$H$1048576];7;0)" office:value-type="float" office:value="94" calcext:value-type="float">
            <text:p>94</text:p>
          </table:table-cell>
          <table:table-cell table:style-name="ce13" table:formula="of:=VLOOKUP([.P13];[data.$A$1:.$H$1048576];8;0)" office:value-type="float" office:value="1" calcext:value-type="float">
            <text:p>1</text:p>
          </table:table-cell>
          <table:table-cell table:style-name="ce17" table:formula="of:=[.Q13]/256" office:value-type="percentage" office:value="0.62890625" calcext:value-type="percentage">
            <text:p>62.89%</text:p>
          </table:table-cell>
          <table:table-cell table:style-name="ce20" table:formula="of:=([.R13]+[.S13])/256" office:value-type="percentage" office:value="0.37109375" calcext:value-type="percentage">
            <text:p>37.11%</text:p>
          </table:table-cell>
          <table:table-cell table:style-name="ce8" table:formula="of:=CONCATENATE([.W$1];&quot;_&quot;;[.$A13];&quot;_&quot;;[.$B13])" office:value-type="string" office:string-value="Intel NUC7i5BNH_60_30" calcext:value-type="string">
            <text:p>Intel NUC7i5BNH_60_30</text:p>
          </table:table-cell>
          <table:table-cell table:formula="of:=256-([.X13]+[.Y13])" office:value-type="float" office:value="0" calcext:value-type="float">
            <text:p>0</text:p>
          </table:table-cell>
          <table:table-cell table:formula="of:=VLOOKUP([.V13];[data.$A$1:.$H$1048576];7;0)" office:value-type="float" office:value="256" calcext:value-type="float">
            <text:p>256</text:p>
          </table:table-cell>
          <table:table-cell table:style-name="ce13" table:formula="of:=VLOOKUP([.V13];[data.$A$1:.$H$1048576];8;0)" office:value-type="float" office:value="0" calcext:value-type="float">
            <text:p>0</text:p>
          </table:table-cell>
          <table:table-cell table:style-name="ce17" table:formula="of:=[.W13]/256" office:value-type="percentage" office:value="0" calcext:value-type="percentage">
            <text:p>0.00%</text:p>
          </table:table-cell>
          <table:table-cell table:style-name="ce20" table:formula="of:=([.X13]+[.Y13])/256" office:value-type="percentage" office:value="1" calcext:value-type="percentage">
            <text:p>100.00%</text:p>
          </table:table-cell>
          <table:table-cell/>
          <table:table-cell table:style-name="ce9" table:formula="of:=([.E13]+[.K13]+[.Q13])/SUM([.E13:.S13])" office:value-type="percentage" office:value="0.435064935064935" calcext:value-type="percentage">
            <text:p>43.51%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style-name="ce5" table:formula="of:=CONCATENATE([.B14]; &quot; Baud @ &quot;;[.A14]; &quot; Hz&quot;)" office:value-type="string" office:string-value="33 Baud @ 66 Hz" calcext:value-type="string">
            <text:p>33 Baud @ 66 Hz</text:p>
          </table:table-cell>
          <table:table-cell table:style-name="ce8" table:formula="of:=CONCATENATE([.E$1];&quot;_&quot;;[.$A14];&quot;_&quot;;[.$B14])" office:value-type="string" office:string-value="Custom Desktop_66_33" calcext:value-type="string">
            <text:p>Custom Desktop_66_33</text:p>
          </table:table-cell>
          <table:table-cell table:formula="of:=256-([.F14]+[.G14])" office:value-type="float" office:value="24" calcext:value-type="float">
            <text:p>24</text:p>
          </table:table-cell>
          <table:table-cell table:formula="of:=VLOOKUP([.D14];[data.$A$1:.$H$1048576];7;0)" office:value-type="float" office:value="230" calcext:value-type="float">
            <text:p>230</text:p>
          </table:table-cell>
          <table:table-cell table:style-name="ce13" table:formula="of:=VLOOKUP([.D14];[data.$A$1:.$H$1048576];8;0)" office:value-type="float" office:value="2" calcext:value-type="float">
            <text:p>2</text:p>
          </table:table-cell>
          <table:table-cell table:style-name="ce17" table:formula="of:=[.E14]/256" office:value-type="percentage" office:value="0.09375" calcext:value-type="percentage">
            <text:p>9.38%</text:p>
          </table:table-cell>
          <table:table-cell table:style-name="ce20" table:formula="of:=([.F14]+[.G14])/256" office:value-type="percentage" office:value="0.90625" calcext:value-type="percentage">
            <text:p>90.63%</text:p>
          </table:table-cell>
          <table:table-cell table:style-name="ce8" table:formula="of:=CONCATENATE([.K$1];&quot;_&quot;;[.$A14];&quot;_&quot;;[.$B14])" office:value-type="string" office:string-value="Dell Poweredge 1950_66_33" calcext:value-type="string">
            <text:p>Dell Poweredge 1950_66_33</text:p>
          </table:table-cell>
          <table:table-cell table:formula="of:=256-([.L14]+[.M14])" office:value-type="float" office:value="166" calcext:value-type="float">
            <text:p>166</text:p>
          </table:table-cell>
          <table:table-cell table:formula="of:=VLOOKUP([.J14];[data.$A$1:.$H$1048576];7;0)" office:value-type="float" office:value="89" calcext:value-type="float">
            <text:p>89</text:p>
          </table:table-cell>
          <table:table-cell table:style-name="ce13" table:formula="of:=VLOOKUP([.J14];[data.$A$1:.$H$1048576];8;0)" office:value-type="float" office:value="1" calcext:value-type="float">
            <text:p>1</text:p>
          </table:table-cell>
          <table:table-cell table:style-name="ce17" table:formula="of:=[.K14]/256" office:value-type="percentage" office:value="0.6484375" calcext:value-type="percentage">
            <text:p>64.84%</text:p>
          </table:table-cell>
          <table:table-cell table:style-name="ce20" table:formula="of:=([.L14]+[.M14])/256" office:value-type="percentage" office:value="0.3515625" calcext:value-type="percentage">
            <text:p>35.16%</text:p>
          </table:table-cell>
          <table:table-cell table:style-name="ce8" table:formula="of:=CONCATENATE([.Q$1];&quot;_&quot;;[.$A14];&quot;_&quot;;[.$B14])" office:value-type="string" office:string-value="Dell Vostro 3550_66_33" calcext:value-type="string">
            <text:p>Dell Vostro 3550_66_33</text:p>
          </table:table-cell>
          <table:table-cell table:formula="of:=256-([.R14]+[.S14])" office:value-type="float" office:value="198" calcext:value-type="float">
            <text:p>198</text:p>
          </table:table-cell>
          <table:table-cell table:formula="of:=VLOOKUP([.P14];[data.$A$1:.$H$1048576];7;0)" office:value-type="float" office:value="57" calcext:value-type="float">
            <text:p>57</text:p>
          </table:table-cell>
          <table:table-cell table:style-name="ce13" table:formula="of:=VLOOKUP([.P14];[data.$A$1:.$H$1048576];8;0)" office:value-type="float" office:value="1" calcext:value-type="float">
            <text:p>1</text:p>
          </table:table-cell>
          <table:table-cell table:style-name="ce17" table:formula="of:=[.Q14]/256" office:value-type="percentage" office:value="0.7734375" calcext:value-type="percentage">
            <text:p>77.34%</text:p>
          </table:table-cell>
          <table:table-cell table:style-name="ce20" table:formula="of:=([.R14]+[.S14])/256" office:value-type="percentage" office:value="0.2265625" calcext:value-type="percentage">
            <text:p>22.66%</text:p>
          </table:table-cell>
          <table:table-cell table:style-name="ce8" table:formula="of:=CONCATENATE([.W$1];&quot;_&quot;;[.$A14];&quot;_&quot;;[.$B14])" office:value-type="string" office:string-value="Intel NUC7i5BNH_66_33" calcext:value-type="string">
            <text:p>Intel NUC7i5BNH_66_33</text:p>
          </table:table-cell>
          <table:table-cell table:formula="of:=256-([.X14]+[.Y14])" office:value-type="float" office:value="1" calcext:value-type="float">
            <text:p>1</text:p>
          </table:table-cell>
          <table:table-cell table:formula="of:=VLOOKUP([.V14];[data.$A$1:.$H$1048576];7;0)" office:value-type="float" office:value="255" calcext:value-type="float">
            <text:p>255</text:p>
          </table:table-cell>
          <table:table-cell table:style-name="ce13" table:formula="of:=VLOOKUP([.V14];[data.$A$1:.$H$1048576];8;0)" office:value-type="float" office:value="0" calcext:value-type="float">
            <text:p>0</text:p>
          </table:table-cell>
          <table:table-cell table:style-name="ce17" table:formula="of:=[.W14]/256" office:value-type="percentage" office:value="0.00390625" calcext:value-type="percentage">
            <text:p>0.39%</text:p>
          </table:table-cell>
          <table:table-cell table:style-name="ce20" table:formula="of:=([.X14]+[.Y14])/256" office:value-type="percentage" office:value="0.99609375" calcext:value-type="percentage">
            <text:p>99.61%</text:p>
          </table:table-cell>
          <table:table-cell/>
          <table:table-cell table:style-name="ce9" table:formula="of:=([.E14]+[.K14]+[.Q14])/SUM([.E14:.S14])" office:value-type="percentage" office:value="0.503896103896104" calcext:value-type="percentage">
            <text:p>50.39%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style-name="ce5" table:formula="of:=CONCATENATE([.B15]; &quot; Baud @ &quot;;[.A15]; &quot; Hz&quot;)" office:value-type="string" office:string-value="36 Baud @ 72 Hz" calcext:value-type="string">
            <text:p>36 Baud @ 72 Hz</text:p>
          </table:table-cell>
          <table:table-cell table:style-name="ce8" table:formula="of:=CONCATENATE([.E$1];&quot;_&quot;;[.$A15];&quot;_&quot;;[.$B15])" office:value-type="string" office:string-value="Custom Desktop_72_36" calcext:value-type="string">
            <text:p>Custom Desktop_72_36</text:p>
          </table:table-cell>
          <table:table-cell table:formula="of:=256-([.F15]+[.G15])" office:value-type="float" office:value="0" calcext:value-type="float">
            <text:p>0</text:p>
          </table:table-cell>
          <table:table-cell table:formula="of:=VLOOKUP([.D15];[data.$A$1:.$H$1048576];7;0)" office:value-type="float" office:value="256" calcext:value-type="float">
            <text:p>256</text:p>
          </table:table-cell>
          <table:table-cell table:style-name="ce13" table:formula="of:=VLOOKUP([.D15];[data.$A$1:.$H$1048576];8;0)" office:value-type="float" office:value="0" calcext:value-type="float">
            <text:p>0</text:p>
          </table:table-cell>
          <table:table-cell table:style-name="ce17" table:formula="of:=[.E15]/256" office:value-type="percentage" office:value="0" calcext:value-type="percentage">
            <text:p>0.00%</text:p>
          </table:table-cell>
          <table:table-cell table:style-name="ce20" table:formula="of:=([.F15]+[.G15])/256" office:value-type="percentage" office:value="1" calcext:value-type="percentage">
            <text:p>100.00%</text:p>
          </table:table-cell>
          <table:table-cell table:style-name="ce8" table:formula="of:=CONCATENATE([.K$1];&quot;_&quot;;[.$A15];&quot;_&quot;;[.$B15])" office:value-type="string" office:string-value="Dell Poweredge 1950_72_36" calcext:value-type="string">
            <text:p>Dell Poweredge 1950_72_36</text:p>
          </table:table-cell>
          <table:table-cell table:formula="of:=256-([.L15]+[.M15])" office:value-type="float" office:value="137" calcext:value-type="float">
            <text:p>137</text:p>
          </table:table-cell>
          <table:table-cell table:formula="of:=VLOOKUP([.J15];[data.$A$1:.$H$1048576];7;0)" office:value-type="float" office:value="116" calcext:value-type="float">
            <text:p>116</text:p>
          </table:table-cell>
          <table:table-cell table:style-name="ce13" table:formula="of:=VLOOKUP([.J15];[data.$A$1:.$H$1048576];8;0)" office:value-type="float" office:value="3" calcext:value-type="float">
            <text:p>3</text:p>
          </table:table-cell>
          <table:table-cell table:style-name="ce17" table:formula="of:=[.K15]/256" office:value-type="percentage" office:value="0.53515625" calcext:value-type="percentage">
            <text:p>53.52%</text:p>
          </table:table-cell>
          <table:table-cell table:style-name="ce20" table:formula="of:=([.L15]+[.M15])/256" office:value-type="percentage" office:value="0.46484375" calcext:value-type="percentage">
            <text:p>46.48%</text:p>
          </table:table-cell>
          <table:table-cell table:style-name="ce8" table:formula="of:=CONCATENATE([.Q$1];&quot;_&quot;;[.$A15];&quot;_&quot;;[.$B15])" office:value-type="string" office:string-value="Dell Vostro 3550_72_36" calcext:value-type="string">
            <text:p>Dell Vostro 3550_72_36</text:p>
          </table:table-cell>
          <table:table-cell table:formula="of:=256-([.R15]+[.S15])" office:value-type="float" office:value="216" calcext:value-type="float">
            <text:p>216</text:p>
          </table:table-cell>
          <table:table-cell table:formula="of:=VLOOKUP([.P15];[data.$A$1:.$H$1048576];7;0)" office:value-type="float" office:value="37" calcext:value-type="float">
            <text:p>37</text:p>
          </table:table-cell>
          <table:table-cell table:style-name="ce13" table:formula="of:=VLOOKUP([.P15];[data.$A$1:.$H$1048576];8;0)" office:value-type="float" office:value="3" calcext:value-type="float">
            <text:p>3</text:p>
          </table:table-cell>
          <table:table-cell table:style-name="ce17" table:formula="of:=[.Q15]/256" office:value-type="percentage" office:value="0.84375" calcext:value-type="percentage">
            <text:p>84.38%</text:p>
          </table:table-cell>
          <table:table-cell table:style-name="ce20" table:formula="of:=([.R15]+[.S15])/256" office:value-type="percentage" office:value="0.15625" calcext:value-type="percentage">
            <text:p>15.63%</text:p>
          </table:table-cell>
          <table:table-cell table:style-name="ce8" table:formula="of:=CONCATENATE([.W$1];&quot;_&quot;;[.$A15];&quot;_&quot;;[.$B15])" office:value-type="string" office:string-value="Intel NUC7i5BNH_72_36" calcext:value-type="string">
            <text:p>Intel NUC7i5BNH_72_36</text:p>
          </table:table-cell>
          <table:table-cell table:formula="of:=256-([.X15]+[.Y15])" office:value-type="float" office:value="0" calcext:value-type="float">
            <text:p>0</text:p>
          </table:table-cell>
          <table:table-cell table:formula="of:=VLOOKUP([.V15];[data.$A$1:.$H$1048576];7;0)" office:value-type="float" office:value="256" calcext:value-type="float">
            <text:p>256</text:p>
          </table:table-cell>
          <table:table-cell table:style-name="ce13" table:formula="of:=VLOOKUP([.V15];[data.$A$1:.$H$1048576];8;0)" office:value-type="float" office:value="0" calcext:value-type="float">
            <text:p>0</text:p>
          </table:table-cell>
          <table:table-cell table:style-name="ce17" table:formula="of:=[.W15]/256" office:value-type="percentage" office:value="0" calcext:value-type="percentage">
            <text:p>0.00%</text:p>
          </table:table-cell>
          <table:table-cell table:style-name="ce20" table:formula="of:=([.X15]+[.Y15])/256" office:value-type="percentage" office:value="1" calcext:value-type="percentage">
            <text:p>100.00%</text:p>
          </table:table-cell>
          <table:table-cell/>
          <table:table-cell table:style-name="ce9" table:formula="of:=([.E15]+[.K15]+[.Q15])/SUM([.E15:.S15])" office:value-type="percentage" office:value="0.458441558441558" calcext:value-type="percentage">
            <text:p>45.84%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style-name="ce5" table:formula="of:=CONCATENATE([.B16]; &quot; Baud @ &quot;;[.A16]; &quot; Hz&quot;)" office:value-type="string" office:string-value="39 Baud @ 78 Hz" calcext:value-type="string">
            <text:p>39 Baud @ 78 Hz</text:p>
          </table:table-cell>
          <table:table-cell table:style-name="ce8" table:formula="of:=CONCATENATE([.E$1];&quot;_&quot;;[.$A16];&quot;_&quot;;[.$B16])" office:value-type="string" office:string-value="Custom Desktop_78_39" calcext:value-type="string">
            <text:p>Custom Desktop_78_39</text:p>
          </table:table-cell>
          <table:table-cell table:formula="of:=256-([.F16]+[.G16])" office:value-type="float" office:value="0" calcext:value-type="float">
            <text:p>0</text:p>
          </table:table-cell>
          <table:table-cell table:formula="of:=VLOOKUP([.D16];[data.$A$1:.$H$1048576];7;0)" office:value-type="float" office:value="256" calcext:value-type="float">
            <text:p>256</text:p>
          </table:table-cell>
          <table:table-cell table:style-name="ce13" table:formula="of:=VLOOKUP([.D16];[data.$A$1:.$H$1048576];8;0)" office:value-type="float" office:value="0" calcext:value-type="float">
            <text:p>0</text:p>
          </table:table-cell>
          <table:table-cell table:style-name="ce17" table:formula="of:=[.E16]/256" office:value-type="percentage" office:value="0" calcext:value-type="percentage">
            <text:p>0.00%</text:p>
          </table:table-cell>
          <table:table-cell table:style-name="ce20" table:formula="of:=([.F16]+[.G16])/256" office:value-type="percentage" office:value="1" calcext:value-type="percentage">
            <text:p>100.00%</text:p>
          </table:table-cell>
          <table:table-cell table:style-name="ce8" table:formula="of:=CONCATENATE([.K$1];&quot;_&quot;;[.$A16];&quot;_&quot;;[.$B16])" office:value-type="string" office:string-value="Dell Poweredge 1950_78_39" calcext:value-type="string">
            <text:p>Dell Poweredge 1950_78_39</text:p>
          </table:table-cell>
          <table:table-cell table:formula="of:=256-([.L16]+[.M16])" office:value-type="float" office:value="89" calcext:value-type="float">
            <text:p>89</text:p>
          </table:table-cell>
          <table:table-cell table:formula="of:=VLOOKUP([.J16];[data.$A$1:.$H$1048576];7;0)" office:value-type="float" office:value="167" calcext:value-type="float">
            <text:p>167</text:p>
          </table:table-cell>
          <table:table-cell table:style-name="ce13" table:formula="of:=VLOOKUP([.J16];[data.$A$1:.$H$1048576];8;0)" office:value-type="float" office:value="0" calcext:value-type="float">
            <text:p>0</text:p>
          </table:table-cell>
          <table:table-cell table:style-name="ce17" table:formula="of:=[.K16]/256" office:value-type="percentage" office:value="0.34765625" calcext:value-type="percentage">
            <text:p>34.77%</text:p>
          </table:table-cell>
          <table:table-cell table:style-name="ce20" table:formula="of:=([.L16]+[.M16])/256" office:value-type="percentage" office:value="0.65234375" calcext:value-type="percentage">
            <text:p>65.23%</text:p>
          </table:table-cell>
          <table:table-cell table:style-name="ce8" table:formula="of:=CONCATENATE([.Q$1];&quot;_&quot;;[.$A16];&quot;_&quot;;[.$B16])" office:value-type="string" office:string-value="Dell Vostro 3550_78_39" calcext:value-type="string">
            <text:p>Dell Vostro 3550_78_39</text:p>
          </table:table-cell>
          <table:table-cell table:formula="of:=256-([.R16]+[.S16])" office:value-type="float" office:value="227" calcext:value-type="float">
            <text:p>227</text:p>
          </table:table-cell>
          <table:table-cell table:formula="of:=VLOOKUP([.P16];[data.$A$1:.$H$1048576];7;0)" office:value-type="float" office:value="29" calcext:value-type="float">
            <text:p>29</text:p>
          </table:table-cell>
          <table:table-cell table:style-name="ce13" table:formula="of:=VLOOKUP([.P16];[data.$A$1:.$H$1048576];8;0)" office:value-type="float" office:value="0" calcext:value-type="float">
            <text:p>0</text:p>
          </table:table-cell>
          <table:table-cell table:style-name="ce17" table:formula="of:=[.Q16]/256" office:value-type="percentage" office:value="0.88671875" calcext:value-type="percentage">
            <text:p>88.67%</text:p>
          </table:table-cell>
          <table:table-cell table:style-name="ce20" table:formula="of:=([.R16]+[.S16])/256" office:value-type="percentage" office:value="0.11328125" calcext:value-type="percentage">
            <text:p>11.33%</text:p>
          </table:table-cell>
          <table:table-cell table:style-name="ce8" table:formula="of:=CONCATENATE([.W$1];&quot;_&quot;;[.$A16];&quot;_&quot;;[.$B16])" office:value-type="string" office:string-value="Intel NUC7i5BNH_78_39" calcext:value-type="string">
            <text:p>Intel NUC7i5BNH_78_39</text:p>
          </table:table-cell>
          <table:table-cell table:formula="of:=256-([.X16]+[.Y16])" office:value-type="float" office:value="0" calcext:value-type="float">
            <text:p>0</text:p>
          </table:table-cell>
          <table:table-cell table:formula="of:=VLOOKUP([.V16];[data.$A$1:.$H$1048576];7;0)" office:value-type="float" office:value="256" calcext:value-type="float">
            <text:p>256</text:p>
          </table:table-cell>
          <table:table-cell table:style-name="ce13" table:formula="of:=VLOOKUP([.V16];[data.$A$1:.$H$1048576];8;0)" office:value-type="float" office:value="0" calcext:value-type="float">
            <text:p>0</text:p>
          </table:table-cell>
          <table:table-cell table:style-name="ce17" table:formula="of:=[.W16]/256" office:value-type="percentage" office:value="0" calcext:value-type="percentage">
            <text:p>0.00%</text:p>
          </table:table-cell>
          <table:table-cell table:style-name="ce20" table:formula="of:=([.X16]+[.Y16])/256" office:value-type="percentage" office:value="1" calcext:value-type="percentage">
            <text:p>100.00%</text:p>
          </table:table-cell>
          <table:table-cell/>
          <table:table-cell table:style-name="ce9" table:formula="of:=([.E16]+[.K16]+[.Q16])/SUM([.E16:.S16])" office:value-type="percentage" office:value="0.41038961038961" calcext:value-type="percentage">
            <text:p>41.04%</text:p>
          </table:table-cell>
          <table:table-cell table:number-columns-repeated="99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style-name="ce5" table:formula="of:=CONCATENATE([.B17]; &quot; Baud @ &quot;;[.A17]; &quot; Hz&quot;)" office:value-type="string" office:string-value="42 Baud @ 84 Hz" calcext:value-type="string">
            <text:p>42 Baud @ 84 Hz</text:p>
          </table:table-cell>
          <table:table-cell table:style-name="ce8" table:formula="of:=CONCATENATE([.E$1];&quot;_&quot;;[.$A17];&quot;_&quot;;[.$B17])" office:value-type="string" office:string-value="Custom Desktop_84_42" calcext:value-type="string">
            <text:p>Custom Desktop_84_42</text:p>
          </table:table-cell>
          <table:table-cell table:formula="of:=256-([.F17]+[.G17])" office:value-type="float" office:value="0" calcext:value-type="float">
            <text:p>0</text:p>
          </table:table-cell>
          <table:table-cell table:formula="of:=VLOOKUP([.D17];[data.$A$1:.$H$1048576];7;0)" office:value-type="float" office:value="256" calcext:value-type="float">
            <text:p>256</text:p>
          </table:table-cell>
          <table:table-cell table:style-name="ce13" table:formula="of:=VLOOKUP([.D17];[data.$A$1:.$H$1048576];8;0)" office:value-type="float" office:value="0" calcext:value-type="float">
            <text:p>0</text:p>
          </table:table-cell>
          <table:table-cell table:style-name="ce17" table:formula="of:=[.E17]/256" office:value-type="percentage" office:value="0" calcext:value-type="percentage">
            <text:p>0.00%</text:p>
          </table:table-cell>
          <table:table-cell table:style-name="ce20" table:formula="of:=([.F17]+[.G17])/256" office:value-type="percentage" office:value="1" calcext:value-type="percentage">
            <text:p>100.00%</text:p>
          </table:table-cell>
          <table:table-cell table:style-name="ce8" table:formula="of:=CONCATENATE([.K$1];&quot;_&quot;;[.$A17];&quot;_&quot;;[.$B17])" office:value-type="string" office:string-value="Dell Poweredge 1950_84_42" calcext:value-type="string">
            <text:p>Dell Poweredge 1950_84_42</text:p>
          </table:table-cell>
          <table:table-cell table:formula="of:=256-([.L17]+[.M17])" office:value-type="float" office:value="0" calcext:value-type="float">
            <text:p>0</text:p>
          </table:table-cell>
          <table:table-cell table:formula="of:=VLOOKUP([.J17];[data.$A$1:.$H$1048576];7;0)" office:value-type="float" office:value="256" calcext:value-type="float">
            <text:p>256</text:p>
          </table:table-cell>
          <table:table-cell table:style-name="ce13" table:formula="of:=VLOOKUP([.J17];[data.$A$1:.$H$1048576];8;0)" office:value-type="float" office:value="0" calcext:value-type="float">
            <text:p>0</text:p>
          </table:table-cell>
          <table:table-cell table:style-name="ce17" table:formula="of:=[.K17]/256" office:value-type="percentage" office:value="0" calcext:value-type="percentage">
            <text:p>0.00%</text:p>
          </table:table-cell>
          <table:table-cell table:style-name="ce20" table:formula="of:=([.L17]+[.M17])/256" office:value-type="percentage" office:value="1" calcext:value-type="percentage">
            <text:p>100.00%</text:p>
          </table:table-cell>
          <table:table-cell table:style-name="ce8" table:formula="of:=CONCATENATE([.Q$1];&quot;_&quot;;[.$A17];&quot;_&quot;;[.$B17])" office:value-type="string" office:string-value="Dell Vostro 3550_84_42" calcext:value-type="string">
            <text:p>Dell Vostro 3550_84_42</text:p>
          </table:table-cell>
          <table:table-cell table:formula="of:=256-([.R17]+[.S17])" office:value-type="float" office:value="0" calcext:value-type="float">
            <text:p>0</text:p>
          </table:table-cell>
          <table:table-cell table:formula="of:=VLOOKUP([.P17];[data.$A$1:.$H$1048576];7;0)" office:value-type="float" office:value="256" calcext:value-type="float">
            <text:p>256</text:p>
          </table:table-cell>
          <table:table-cell table:style-name="ce13" table:formula="of:=VLOOKUP([.P17];[data.$A$1:.$H$1048576];8;0)" office:value-type="float" office:value="0" calcext:value-type="float">
            <text:p>0</text:p>
          </table:table-cell>
          <table:table-cell table:style-name="ce17" table:formula="of:=[.Q17]/256" office:value-type="percentage" office:value="0" calcext:value-type="percentage">
            <text:p>0.00%</text:p>
          </table:table-cell>
          <table:table-cell table:style-name="ce20" table:formula="of:=([.R17]+[.S17])/256" office:value-type="percentage" office:value="1" calcext:value-type="percentage">
            <text:p>100.00%</text:p>
          </table:table-cell>
          <table:table-cell table:style-name="ce8" table:formula="of:=CONCATENATE([.W$1];&quot;_&quot;;[.$A17];&quot;_&quot;;[.$B17])" office:value-type="string" office:string-value="Intel NUC7i5BNH_84_42" calcext:value-type="string">
            <text:p>Intel NUC7i5BNH_84_42</text:p>
          </table:table-cell>
          <table:table-cell table:formula="of:=256-([.X17]+[.Y17])" office:value-type="float" office:value="0" calcext:value-type="float">
            <text:p>0</text:p>
          </table:table-cell>
          <table:table-cell table:formula="of:=VLOOKUP([.V17];[data.$A$1:.$H$1048576];7;0)" office:value-type="float" office:value="256" calcext:value-type="float">
            <text:p>256</text:p>
          </table:table-cell>
          <table:table-cell table:style-name="ce13" table:formula="of:=VLOOKUP([.V17];[data.$A$1:.$H$1048576];8;0)" office:value-type="float" office:value="0" calcext:value-type="float">
            <text:p>0</text:p>
          </table:table-cell>
          <table:table-cell table:style-name="ce17" table:formula="of:=[.W17]/256" office:value-type="percentage" office:value="0" calcext:value-type="percentage">
            <text:p>0.00%</text:p>
          </table:table-cell>
          <table:table-cell table:style-name="ce20" table:formula="of:=([.X17]+[.Y17])/256" office:value-type="percentage" office:value="1" calcext:value-type="percentage">
            <text:p>100.00%</text:p>
          </table:table-cell>
          <table:table-cell/>
          <table:table-cell table:style-name="ce9" table:formula="of:=([.E17]+[.K17]+[.Q17])/SUM([.E17:.S17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style-name="ce5" table:formula="of:=CONCATENATE([.B18]; &quot; Baud @ &quot;;[.A18]; &quot; Hz&quot;)" office:value-type="string" office:string-value="45 Baud @ 90 Hz" calcext:value-type="string">
            <text:p>45 Baud @ 90 Hz</text:p>
          </table:table-cell>
          <table:table-cell table:style-name="ce8" table:formula="of:=CONCATENATE([.E$1];&quot;_&quot;;[.$A18];&quot;_&quot;;[.$B18])" office:value-type="string" office:string-value="Custom Desktop_90_45" calcext:value-type="string">
            <text:p>Custom Desktop_90_45</text:p>
          </table:table-cell>
          <table:table-cell table:formula="of:=256-([.F18]+[.G18])" office:value-type="float" office:value="0" calcext:value-type="float">
            <text:p>0</text:p>
          </table:table-cell>
          <table:table-cell table:formula="of:=VLOOKUP([.D18];[data.$A$1:.$H$1048576];7;0)" office:value-type="float" office:value="256" calcext:value-type="float">
            <text:p>256</text:p>
          </table:table-cell>
          <table:table-cell table:style-name="ce13" table:formula="of:=VLOOKUP([.D18];[data.$A$1:.$H$1048576];8;0)" office:value-type="float" office:value="0" calcext:value-type="float">
            <text:p>0</text:p>
          </table:table-cell>
          <table:table-cell table:style-name="ce17" table:formula="of:=[.E18]/256" office:value-type="percentage" office:value="0" calcext:value-type="percentage">
            <text:p>0.00%</text:p>
          </table:table-cell>
          <table:table-cell table:style-name="ce20" table:formula="of:=([.F18]+[.G18])/256" office:value-type="percentage" office:value="1" calcext:value-type="percentage">
            <text:p>100.00%</text:p>
          </table:table-cell>
          <table:table-cell table:style-name="ce8" table:formula="of:=CONCATENATE([.K$1];&quot;_&quot;;[.$A18];&quot;_&quot;;[.$B18])" office:value-type="string" office:string-value="Dell Poweredge 1950_90_45" calcext:value-type="string">
            <text:p>Dell Poweredge 1950_90_45</text:p>
          </table:table-cell>
          <table:table-cell table:formula="of:=256-([.L18]+[.M18])" office:value-type="float" office:value="0" calcext:value-type="float">
            <text:p>0</text:p>
          </table:table-cell>
          <table:table-cell table:formula="of:=VLOOKUP([.J18];[data.$A$1:.$H$1048576];7;0)" office:value-type="float" office:value="256" calcext:value-type="float">
            <text:p>256</text:p>
          </table:table-cell>
          <table:table-cell table:style-name="ce13" table:formula="of:=VLOOKUP([.J18];[data.$A$1:.$H$1048576];8;0)" office:value-type="float" office:value="0" calcext:value-type="float">
            <text:p>0</text:p>
          </table:table-cell>
          <table:table-cell table:style-name="ce17" table:formula="of:=[.K18]/256" office:value-type="percentage" office:value="0" calcext:value-type="percentage">
            <text:p>0.00%</text:p>
          </table:table-cell>
          <table:table-cell table:style-name="ce20" table:formula="of:=([.L18]+[.M18])/256" office:value-type="percentage" office:value="1" calcext:value-type="percentage">
            <text:p>100.00%</text:p>
          </table:table-cell>
          <table:table-cell table:style-name="ce8" table:formula="of:=CONCATENATE([.Q$1];&quot;_&quot;;[.$A18];&quot;_&quot;;[.$B18])" office:value-type="string" office:string-value="Dell Vostro 3550_90_45" calcext:value-type="string">
            <text:p>Dell Vostro 3550_90_45</text:p>
          </table:table-cell>
          <table:table-cell table:formula="of:=256-([.R18]+[.S18])" office:value-type="float" office:value="0" calcext:value-type="float">
            <text:p>0</text:p>
          </table:table-cell>
          <table:table-cell table:formula="of:=VLOOKUP([.P18];[data.$A$1:.$H$1048576];7;0)" office:value-type="float" office:value="256" calcext:value-type="float">
            <text:p>256</text:p>
          </table:table-cell>
          <table:table-cell table:style-name="ce13" table:formula="of:=VLOOKUP([.P18];[data.$A$1:.$H$1048576];8;0)" office:value-type="float" office:value="0" calcext:value-type="float">
            <text:p>0</text:p>
          </table:table-cell>
          <table:table-cell table:style-name="ce17" table:formula="of:=[.Q18]/256" office:value-type="percentage" office:value="0" calcext:value-type="percentage">
            <text:p>0.00%</text:p>
          </table:table-cell>
          <table:table-cell table:style-name="ce20" table:formula="of:=([.R18]+[.S18])/256" office:value-type="percentage" office:value="1" calcext:value-type="percentage">
            <text:p>100.00%</text:p>
          </table:table-cell>
          <table:table-cell table:style-name="ce8" table:formula="of:=CONCATENATE([.W$1];&quot;_&quot;;[.$A18];&quot;_&quot;;[.$B18])" office:value-type="string" office:string-value="Intel NUC7i5BNH_90_45" calcext:value-type="string">
            <text:p>Intel NUC7i5BNH_90_45</text:p>
          </table:table-cell>
          <table:table-cell table:formula="of:=256-([.X18]+[.Y18])" office:value-type="float" office:value="0" calcext:value-type="float">
            <text:p>0</text:p>
          </table:table-cell>
          <table:table-cell table:formula="of:=VLOOKUP([.V18];[data.$A$1:.$H$1048576];7;0)" office:value-type="float" office:value="256" calcext:value-type="float">
            <text:p>256</text:p>
          </table:table-cell>
          <table:table-cell table:style-name="ce13" table:formula="of:=VLOOKUP([.V18];[data.$A$1:.$H$1048576];8;0)" office:value-type="float" office:value="0" calcext:value-type="float">
            <text:p>0</text:p>
          </table:table-cell>
          <table:table-cell table:style-name="ce17" table:formula="of:=[.W18]/256" office:value-type="percentage" office:value="0" calcext:value-type="percentage">
            <text:p>0.00%</text:p>
          </table:table-cell>
          <table:table-cell table:style-name="ce20" table:formula="of:=([.X18]+[.Y18])/256" office:value-type="percentage" office:value="1" calcext:value-type="percentage">
            <text:p>100.00%</text:p>
          </table:table-cell>
          <table:table-cell/>
          <table:table-cell table:style-name="ce9" table:formula="of:=([.E18]+[.K18]+[.Q18])/SUM([.E18:.S18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style-name="ce5" table:formula="of:=CONCATENATE([.B19]; &quot; Baud @ &quot;;[.A19]; &quot; Hz&quot;)" office:value-type="string" office:string-value="48 Baud @ 96 Hz" calcext:value-type="string">
            <text:p>48 Baud @ 96 Hz</text:p>
          </table:table-cell>
          <table:table-cell table:style-name="ce8" table:formula="of:=CONCATENATE([.E$1];&quot;_&quot;;[.$A19];&quot;_&quot;;[.$B19])" office:value-type="string" office:string-value="Custom Desktop_96_48" calcext:value-type="string">
            <text:p>Custom Desktop_96_48</text:p>
          </table:table-cell>
          <table:table-cell table:formula="of:=256-([.F19]+[.G19])" office:value-type="float" office:value="0" calcext:value-type="float">
            <text:p>0</text:p>
          </table:table-cell>
          <table:table-cell table:formula="of:=VLOOKUP([.D19];[data.$A$1:.$H$1048576];7;0)" office:value-type="float" office:value="256" calcext:value-type="float">
            <text:p>256</text:p>
          </table:table-cell>
          <table:table-cell table:style-name="ce13" table:formula="of:=VLOOKUP([.D19];[data.$A$1:.$H$1048576];8;0)" office:value-type="float" office:value="0" calcext:value-type="float">
            <text:p>0</text:p>
          </table:table-cell>
          <table:table-cell table:style-name="ce17" table:formula="of:=[.E19]/256" office:value-type="percentage" office:value="0" calcext:value-type="percentage">
            <text:p>0.00%</text:p>
          </table:table-cell>
          <table:table-cell table:style-name="ce20" table:formula="of:=([.F19]+[.G19])/256" office:value-type="percentage" office:value="1" calcext:value-type="percentage">
            <text:p>100.00%</text:p>
          </table:table-cell>
          <table:table-cell table:style-name="ce8" table:formula="of:=CONCATENATE([.K$1];&quot;_&quot;;[.$A19];&quot;_&quot;;[.$B19])" office:value-type="string" office:string-value="Dell Poweredge 1950_96_48" calcext:value-type="string">
            <text:p>Dell Poweredge 1950_96_48</text:p>
          </table:table-cell>
          <table:table-cell table:formula="of:=256-([.L19]+[.M19])" office:value-type="float" office:value="0" calcext:value-type="float">
            <text:p>0</text:p>
          </table:table-cell>
          <table:table-cell table:formula="of:=VLOOKUP([.J19];[data.$A$1:.$H$1048576];7;0)" office:value-type="float" office:value="256" calcext:value-type="float">
            <text:p>256</text:p>
          </table:table-cell>
          <table:table-cell table:style-name="ce13" table:formula="of:=VLOOKUP([.J19];[data.$A$1:.$H$1048576];8;0)" office:value-type="float" office:value="0" calcext:value-type="float">
            <text:p>0</text:p>
          </table:table-cell>
          <table:table-cell table:style-name="ce17" table:formula="of:=[.K19]/256" office:value-type="percentage" office:value="0" calcext:value-type="percentage">
            <text:p>0.00%</text:p>
          </table:table-cell>
          <table:table-cell table:style-name="ce20" table:formula="of:=([.L19]+[.M19])/256" office:value-type="percentage" office:value="1" calcext:value-type="percentage">
            <text:p>100.00%</text:p>
          </table:table-cell>
          <table:table-cell table:style-name="ce8" table:formula="of:=CONCATENATE([.Q$1];&quot;_&quot;;[.$A19];&quot;_&quot;;[.$B19])" office:value-type="string" office:string-value="Dell Vostro 3550_96_48" calcext:value-type="string">
            <text:p>Dell Vostro 3550_96_48</text:p>
          </table:table-cell>
          <table:table-cell table:formula="of:=256-([.R19]+[.S19])" office:value-type="float" office:value="0" calcext:value-type="float">
            <text:p>0</text:p>
          </table:table-cell>
          <table:table-cell table:formula="of:=VLOOKUP([.P19];[data.$A$1:.$H$1048576];7;0)" office:value-type="float" office:value="256" calcext:value-type="float">
            <text:p>256</text:p>
          </table:table-cell>
          <table:table-cell table:style-name="ce13" table:formula="of:=VLOOKUP([.P19];[data.$A$1:.$H$1048576];8;0)" office:value-type="float" office:value="0" calcext:value-type="float">
            <text:p>0</text:p>
          </table:table-cell>
          <table:table-cell table:style-name="ce17" table:formula="of:=[.Q19]/256" office:value-type="percentage" office:value="0" calcext:value-type="percentage">
            <text:p>0.00%</text:p>
          </table:table-cell>
          <table:table-cell table:style-name="ce20" table:formula="of:=([.R19]+[.S19])/256" office:value-type="percentage" office:value="1" calcext:value-type="percentage">
            <text:p>100.00%</text:p>
          </table:table-cell>
          <table:table-cell table:style-name="ce8" table:formula="of:=CONCATENATE([.W$1];&quot;_&quot;;[.$A19];&quot;_&quot;;[.$B19])" office:value-type="string" office:string-value="Intel NUC7i5BNH_96_48" calcext:value-type="string">
            <text:p>Intel NUC7i5BNH_96_48</text:p>
          </table:table-cell>
          <table:table-cell table:formula="of:=256-([.X19]+[.Y19])" office:value-type="float" office:value="0" calcext:value-type="float">
            <text:p>0</text:p>
          </table:table-cell>
          <table:table-cell table:formula="of:=VLOOKUP([.V19];[data.$A$1:.$H$1048576];7;0)" office:value-type="float" office:value="256" calcext:value-type="float">
            <text:p>256</text:p>
          </table:table-cell>
          <table:table-cell table:style-name="ce13" table:formula="of:=VLOOKUP([.V19];[data.$A$1:.$H$1048576];8;0)" office:value-type="float" office:value="0" calcext:value-type="float">
            <text:p>0</text:p>
          </table:table-cell>
          <table:table-cell table:style-name="ce17" table:formula="of:=[.W19]/256" office:value-type="percentage" office:value="0" calcext:value-type="percentage">
            <text:p>0.00%</text:p>
          </table:table-cell>
          <table:table-cell table:style-name="ce20" table:formula="of:=([.X19]+[.Y19])/256" office:value-type="percentage" office:value="1" calcext:value-type="percentage">
            <text:p>100.00%</text:p>
          </table:table-cell>
          <table:table-cell/>
          <table:table-cell table:style-name="ce9" table:formula="of:=([.E19]+[.K19]+[.Q19])/SUM([.E19:.S19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table:style-name="ce5" table:formula="of:=CONCATENATE([.B20]; &quot; Baud @ &quot;;[.A20]; &quot; Hz&quot;)" office:value-type="string" office:string-value="51 Baud @ 102 Hz" calcext:value-type="string">
            <text:p>51 Baud @ 102 Hz</text:p>
          </table:table-cell>
          <table:table-cell table:style-name="ce8" table:formula="of:=CONCATENATE([.E$1];&quot;_&quot;;[.$A20];&quot;_&quot;;[.$B20])" office:value-type="string" office:string-value="Custom Desktop_102_51" calcext:value-type="string">
            <text:p>Custom Desktop_102_51</text:p>
          </table:table-cell>
          <table:table-cell table:formula="of:=256-([.F20]+[.G20])" office:value-type="float" office:value="0" calcext:value-type="float">
            <text:p>0</text:p>
          </table:table-cell>
          <table:table-cell table:formula="of:=VLOOKUP([.D20];[data.$A$1:.$H$1048576];7;0)" office:value-type="float" office:value="256" calcext:value-type="float">
            <text:p>256</text:p>
          </table:table-cell>
          <table:table-cell table:style-name="ce13" table:formula="of:=VLOOKUP([.D20];[data.$A$1:.$H$1048576];8;0)" office:value-type="float" office:value="0" calcext:value-type="float">
            <text:p>0</text:p>
          </table:table-cell>
          <table:table-cell table:style-name="ce17" table:formula="of:=[.E20]/256" office:value-type="percentage" office:value="0" calcext:value-type="percentage">
            <text:p>0.00%</text:p>
          </table:table-cell>
          <table:table-cell table:style-name="ce20" table:formula="of:=([.F20]+[.G20])/256" office:value-type="percentage" office:value="1" calcext:value-type="percentage">
            <text:p>100.00%</text:p>
          </table:table-cell>
          <table:table-cell table:style-name="ce8" table:formula="of:=CONCATENATE([.K$1];&quot;_&quot;;[.$A20];&quot;_&quot;;[.$B20])" office:value-type="string" office:string-value="Dell Poweredge 1950_102_51" calcext:value-type="string">
            <text:p>Dell Poweredge 1950_102_51</text:p>
          </table:table-cell>
          <table:table-cell table:formula="of:=256-([.L20]+[.M20])" office:value-type="float" office:value="0" calcext:value-type="float">
            <text:p>0</text:p>
          </table:table-cell>
          <table:table-cell table:formula="of:=VLOOKUP([.J20];[data.$A$1:.$H$1048576];7;0)" office:value-type="float" office:value="256" calcext:value-type="float">
            <text:p>256</text:p>
          </table:table-cell>
          <table:table-cell table:style-name="ce13" table:formula="of:=VLOOKUP([.J20];[data.$A$1:.$H$1048576];8;0)" office:value-type="float" office:value="0" calcext:value-type="float">
            <text:p>0</text:p>
          </table:table-cell>
          <table:table-cell table:style-name="ce17" table:formula="of:=[.K20]/256" office:value-type="percentage" office:value="0" calcext:value-type="percentage">
            <text:p>0.00%</text:p>
          </table:table-cell>
          <table:table-cell table:style-name="ce20" table:formula="of:=([.L20]+[.M20])/256" office:value-type="percentage" office:value="1" calcext:value-type="percentage">
            <text:p>100.00%</text:p>
          </table:table-cell>
          <table:table-cell table:style-name="ce8" table:formula="of:=CONCATENATE([.Q$1];&quot;_&quot;;[.$A20];&quot;_&quot;;[.$B20])" office:value-type="string" office:string-value="Dell Vostro 3550_102_51" calcext:value-type="string">
            <text:p>Dell Vostro 3550_102_51</text:p>
          </table:table-cell>
          <table:table-cell table:formula="of:=256-([.R20]+[.S20])" office:value-type="float" office:value="0" calcext:value-type="float">
            <text:p>0</text:p>
          </table:table-cell>
          <table:table-cell table:formula="of:=VLOOKUP([.P20];[data.$A$1:.$H$1048576];7;0)" office:value-type="float" office:value="256" calcext:value-type="float">
            <text:p>256</text:p>
          </table:table-cell>
          <table:table-cell table:style-name="ce13" table:formula="of:=VLOOKUP([.P20];[data.$A$1:.$H$1048576];8;0)" office:value-type="float" office:value="0" calcext:value-type="float">
            <text:p>0</text:p>
          </table:table-cell>
          <table:table-cell table:style-name="ce17" table:formula="of:=[.Q20]/256" office:value-type="percentage" office:value="0" calcext:value-type="percentage">
            <text:p>0.00%</text:p>
          </table:table-cell>
          <table:table-cell table:style-name="ce20" table:formula="of:=([.R20]+[.S20])/256" office:value-type="percentage" office:value="1" calcext:value-type="percentage">
            <text:p>100.00%</text:p>
          </table:table-cell>
          <table:table-cell table:style-name="ce8" table:formula="of:=CONCATENATE([.W$1];&quot;_&quot;;[.$A20];&quot;_&quot;;[.$B20])" office:value-type="string" office:string-value="Intel NUC7i5BNH_102_51" calcext:value-type="string">
            <text:p>Intel NUC7i5BNH_102_51</text:p>
          </table:table-cell>
          <table:table-cell table:formula="of:=256-([.X20]+[.Y20])" office:value-type="float" office:value="0" calcext:value-type="float">
            <text:p>0</text:p>
          </table:table-cell>
          <table:table-cell table:formula="of:=VLOOKUP([.V20];[data.$A$1:.$H$1048576];7;0)" office:value-type="float" office:value="256" calcext:value-type="float">
            <text:p>256</text:p>
          </table:table-cell>
          <table:table-cell table:style-name="ce13" table:formula="of:=VLOOKUP([.V20];[data.$A$1:.$H$1048576];8;0)" office:value-type="float" office:value="0" calcext:value-type="float">
            <text:p>0</text:p>
          </table:table-cell>
          <table:table-cell table:style-name="ce17" table:formula="of:=[.W20]/256" office:value-type="percentage" office:value="0" calcext:value-type="percentage">
            <text:p>0.00%</text:p>
          </table:table-cell>
          <table:table-cell table:style-name="ce20" table:formula="of:=([.X20]+[.Y20])/256" office:value-type="percentage" office:value="1" calcext:value-type="percentage">
            <text:p>100.00%</text:p>
          </table:table-cell>
          <table:table-cell/>
          <table:table-cell table:style-name="ce9" table:formula="of:=([.E20]+[.K20]+[.Q20])/SUM([.E20:.S20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style-name="ce5" table:formula="of:=CONCATENATE([.B21]; &quot; Baud @ &quot;;[.A21]; &quot; Hz&quot;)" office:value-type="string" office:string-value="54 Baud @ 108 Hz" calcext:value-type="string">
            <text:p>54 Baud @ 108 Hz</text:p>
          </table:table-cell>
          <table:table-cell table:style-name="ce8" table:formula="of:=CONCATENATE([.E$1];&quot;_&quot;;[.$A21];&quot;_&quot;;[.$B21])" office:value-type="string" office:string-value="Custom Desktop_108_54" calcext:value-type="string">
            <text:p>Custom Desktop_108_54</text:p>
          </table:table-cell>
          <table:table-cell table:formula="of:=256-([.F21]+[.G21])" office:value-type="float" office:value="0" calcext:value-type="float">
            <text:p>0</text:p>
          </table:table-cell>
          <table:table-cell table:formula="of:=VLOOKUP([.D21];[data.$A$1:.$H$1048576];7;0)" office:value-type="float" office:value="256" calcext:value-type="float">
            <text:p>256</text:p>
          </table:table-cell>
          <table:table-cell table:style-name="ce13" table:formula="of:=VLOOKUP([.D21];[data.$A$1:.$H$1048576];8;0)" office:value-type="float" office:value="0" calcext:value-type="float">
            <text:p>0</text:p>
          </table:table-cell>
          <table:table-cell table:style-name="ce17" table:formula="of:=[.E21]/256" office:value-type="percentage" office:value="0" calcext:value-type="percentage">
            <text:p>0.00%</text:p>
          </table:table-cell>
          <table:table-cell table:style-name="ce20" table:formula="of:=([.F21]+[.G21])/256" office:value-type="percentage" office:value="1" calcext:value-type="percentage">
            <text:p>100.00%</text:p>
          </table:table-cell>
          <table:table-cell table:style-name="ce8" table:formula="of:=CONCATENATE([.K$1];&quot;_&quot;;[.$A21];&quot;_&quot;;[.$B21])" office:value-type="string" office:string-value="Dell Poweredge 1950_108_54" calcext:value-type="string">
            <text:p>Dell Poweredge 1950_108_54</text:p>
          </table:table-cell>
          <table:table-cell table:formula="of:=256-([.L21]+[.M21])" office:value-type="float" office:value="0" calcext:value-type="float">
            <text:p>0</text:p>
          </table:table-cell>
          <table:table-cell table:formula="of:=VLOOKUP([.J21];[data.$A$1:.$H$1048576];7;0)" office:value-type="float" office:value="256" calcext:value-type="float">
            <text:p>256</text:p>
          </table:table-cell>
          <table:table-cell table:style-name="ce13" table:formula="of:=VLOOKUP([.J21];[data.$A$1:.$H$1048576];8;0)" office:value-type="float" office:value="0" calcext:value-type="float">
            <text:p>0</text:p>
          </table:table-cell>
          <table:table-cell table:style-name="ce17" table:formula="of:=[.K21]/256" office:value-type="percentage" office:value="0" calcext:value-type="percentage">
            <text:p>0.00%</text:p>
          </table:table-cell>
          <table:table-cell table:style-name="ce20" table:formula="of:=([.L21]+[.M21])/256" office:value-type="percentage" office:value="1" calcext:value-type="percentage">
            <text:p>100.00%</text:p>
          </table:table-cell>
          <table:table-cell table:style-name="ce8" table:formula="of:=CONCATENATE([.Q$1];&quot;_&quot;;[.$A21];&quot;_&quot;;[.$B21])" office:value-type="string" office:string-value="Dell Vostro 3550_108_54" calcext:value-type="string">
            <text:p>Dell Vostro 3550_108_54</text:p>
          </table:table-cell>
          <table:table-cell table:formula="of:=256-([.R21]+[.S21])" office:value-type="float" office:value="0" calcext:value-type="float">
            <text:p>0</text:p>
          </table:table-cell>
          <table:table-cell table:formula="of:=VLOOKUP([.P21];[data.$A$1:.$H$1048576];7;0)" office:value-type="float" office:value="256" calcext:value-type="float">
            <text:p>256</text:p>
          </table:table-cell>
          <table:table-cell table:style-name="ce13" table:formula="of:=VLOOKUP([.P21];[data.$A$1:.$H$1048576];8;0)" office:value-type="float" office:value="0" calcext:value-type="float">
            <text:p>0</text:p>
          </table:table-cell>
          <table:table-cell table:style-name="ce17" table:formula="of:=[.Q21]/256" office:value-type="percentage" office:value="0" calcext:value-type="percentage">
            <text:p>0.00%</text:p>
          </table:table-cell>
          <table:table-cell table:style-name="ce20" table:formula="of:=([.R21]+[.S21])/256" office:value-type="percentage" office:value="1" calcext:value-type="percentage">
            <text:p>100.00%</text:p>
          </table:table-cell>
          <table:table-cell table:style-name="ce8" table:formula="of:=CONCATENATE([.W$1];&quot;_&quot;;[.$A21];&quot;_&quot;;[.$B21])" office:value-type="string" office:string-value="Intel NUC7i5BNH_108_54" calcext:value-type="string">
            <text:p>Intel NUC7i5BNH_108_54</text:p>
          </table:table-cell>
          <table:table-cell table:formula="of:=256-([.X21]+[.Y21])" office:value-type="float" office:value="0" calcext:value-type="float">
            <text:p>0</text:p>
          </table:table-cell>
          <table:table-cell table:formula="of:=VLOOKUP([.V21];[data.$A$1:.$H$1048576];7;0)" office:value-type="float" office:value="256" calcext:value-type="float">
            <text:p>256</text:p>
          </table:table-cell>
          <table:table-cell table:style-name="ce13" table:formula="of:=VLOOKUP([.V21];[data.$A$1:.$H$1048576];8;0)" office:value-type="float" office:value="0" calcext:value-type="float">
            <text:p>0</text:p>
          </table:table-cell>
          <table:table-cell table:style-name="ce17" table:formula="of:=[.W21]/256" office:value-type="percentage" office:value="0" calcext:value-type="percentage">
            <text:p>0.00%</text:p>
          </table:table-cell>
          <table:table-cell table:style-name="ce20" table:formula="of:=([.X21]+[.Y21])/256" office:value-type="percentage" office:value="1" calcext:value-type="percentage">
            <text:p>100.00%</text:p>
          </table:table-cell>
          <table:table-cell/>
          <table:table-cell table:style-name="ce9" table:formula="of:=([.E21]+[.K21]+[.Q21])/SUM([.E21:.S21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style-name="ce5" table:formula="of:=CONCATENATE([.B22]; &quot; Baud @ &quot;;[.A22]; &quot; Hz&quot;)" office:value-type="string" office:string-value="57 Baud @ 114 Hz" calcext:value-type="string">
            <text:p>57 Baud @ 114 Hz</text:p>
          </table:table-cell>
          <table:table-cell table:style-name="ce8" table:formula="of:=CONCATENATE([.E$1];&quot;_&quot;;[.$A22];&quot;_&quot;;[.$B22])" office:value-type="string" office:string-value="Custom Desktop_114_57" calcext:value-type="string">
            <text:p>Custom Desktop_114_57</text:p>
          </table:table-cell>
          <table:table-cell table:formula="of:=256-([.F22]+[.G22])" office:value-type="float" office:value="0" calcext:value-type="float">
            <text:p>0</text:p>
          </table:table-cell>
          <table:table-cell table:formula="of:=VLOOKUP([.D22];[data.$A$1:.$H$1048576];7;0)" office:value-type="float" office:value="256" calcext:value-type="float">
            <text:p>256</text:p>
          </table:table-cell>
          <table:table-cell table:style-name="ce13" table:formula="of:=VLOOKUP([.D22];[data.$A$1:.$H$1048576];8;0)" office:value-type="float" office:value="0" calcext:value-type="float">
            <text:p>0</text:p>
          </table:table-cell>
          <table:table-cell table:style-name="ce17" table:formula="of:=[.E22]/256" office:value-type="percentage" office:value="0" calcext:value-type="percentage">
            <text:p>0.00%</text:p>
          </table:table-cell>
          <table:table-cell table:style-name="ce20" table:formula="of:=([.F22]+[.G22])/256" office:value-type="percentage" office:value="1" calcext:value-type="percentage">
            <text:p>100.00%</text:p>
          </table:table-cell>
          <table:table-cell table:style-name="ce8" table:formula="of:=CONCATENATE([.K$1];&quot;_&quot;;[.$A22];&quot;_&quot;;[.$B22])" office:value-type="string" office:string-value="Dell Poweredge 1950_114_57" calcext:value-type="string">
            <text:p>Dell Poweredge 1950_114_57</text:p>
          </table:table-cell>
          <table:table-cell table:formula="of:=256-([.L22]+[.M22])" office:value-type="float" office:value="0" calcext:value-type="float">
            <text:p>0</text:p>
          </table:table-cell>
          <table:table-cell table:formula="of:=VLOOKUP([.J22];[data.$A$1:.$H$1048576];7;0)" office:value-type="float" office:value="256" calcext:value-type="float">
            <text:p>256</text:p>
          </table:table-cell>
          <table:table-cell table:style-name="ce13" table:formula="of:=VLOOKUP([.J22];[data.$A$1:.$H$1048576];8;0)" office:value-type="float" office:value="0" calcext:value-type="float">
            <text:p>0</text:p>
          </table:table-cell>
          <table:table-cell table:style-name="ce17" table:formula="of:=[.K22]/256" office:value-type="percentage" office:value="0" calcext:value-type="percentage">
            <text:p>0.00%</text:p>
          </table:table-cell>
          <table:table-cell table:style-name="ce20" table:formula="of:=([.L22]+[.M22])/256" office:value-type="percentage" office:value="1" calcext:value-type="percentage">
            <text:p>100.00%</text:p>
          </table:table-cell>
          <table:table-cell table:style-name="ce8" table:formula="of:=CONCATENATE([.Q$1];&quot;_&quot;;[.$A22];&quot;_&quot;;[.$B22])" office:value-type="string" office:string-value="Dell Vostro 3550_114_57" calcext:value-type="string">
            <text:p>Dell Vostro 3550_114_57</text:p>
          </table:table-cell>
          <table:table-cell table:formula="of:=256-([.R22]+[.S22])" office:value-type="float" office:value="0" calcext:value-type="float">
            <text:p>0</text:p>
          </table:table-cell>
          <table:table-cell table:formula="of:=VLOOKUP([.P22];[data.$A$1:.$H$1048576];7;0)" office:value-type="float" office:value="256" calcext:value-type="float">
            <text:p>256</text:p>
          </table:table-cell>
          <table:table-cell table:style-name="ce13" table:formula="of:=VLOOKUP([.P22];[data.$A$1:.$H$1048576];8;0)" office:value-type="float" office:value="0" calcext:value-type="float">
            <text:p>0</text:p>
          </table:table-cell>
          <table:table-cell table:style-name="ce17" table:formula="of:=[.Q22]/256" office:value-type="percentage" office:value="0" calcext:value-type="percentage">
            <text:p>0.00%</text:p>
          </table:table-cell>
          <table:table-cell table:style-name="ce20" table:formula="of:=([.R22]+[.S22])/256" office:value-type="percentage" office:value="1" calcext:value-type="percentage">
            <text:p>100.00%</text:p>
          </table:table-cell>
          <table:table-cell table:style-name="ce8" table:formula="of:=CONCATENATE([.W$1];&quot;_&quot;;[.$A22];&quot;_&quot;;[.$B22])" office:value-type="string" office:string-value="Intel NUC7i5BNH_114_57" calcext:value-type="string">
            <text:p>Intel NUC7i5BNH_114_57</text:p>
          </table:table-cell>
          <table:table-cell table:formula="of:=256-([.X22]+[.Y22])" office:value-type="float" office:value="0" calcext:value-type="float">
            <text:p>0</text:p>
          </table:table-cell>
          <table:table-cell table:formula="of:=VLOOKUP([.V22];[data.$A$1:.$H$1048576];7;0)" office:value-type="float" office:value="256" calcext:value-type="float">
            <text:p>256</text:p>
          </table:table-cell>
          <table:table-cell table:style-name="ce13" table:formula="of:=VLOOKUP([.V22];[data.$A$1:.$H$1048576];8;0)" office:value-type="float" office:value="0" calcext:value-type="float">
            <text:p>0</text:p>
          </table:table-cell>
          <table:table-cell table:style-name="ce17" table:formula="of:=[.W22]/256" office:value-type="percentage" office:value="0" calcext:value-type="percentage">
            <text:p>0.00%</text:p>
          </table:table-cell>
          <table:table-cell table:style-name="ce20" table:formula="of:=([.X22]+[.Y22])/256" office:value-type="percentage" office:value="1" calcext:value-type="percentage">
            <text:p>100.00%</text:p>
          </table:table-cell>
          <table:table-cell/>
          <table:table-cell table:style-name="ce9" table:formula="of:=([.E22]+[.K22]+[.Q22])/SUM([.E22:.S22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style-name="ce5" table:formula="of:=CONCATENATE([.B23]; &quot; Baud @ &quot;;[.A23]; &quot; Hz&quot;)" office:value-type="string" office:string-value="60 Baud @ 120 Hz" calcext:value-type="string">
            <text:p>60 Baud @ 120 Hz</text:p>
          </table:table-cell>
          <table:table-cell table:style-name="ce8" table:formula="of:=CONCATENATE([.E$1];&quot;_&quot;;[.$A23];&quot;_&quot;;[.$B23])" office:value-type="string" office:string-value="Custom Desktop_120_60" calcext:value-type="string">
            <text:p>Custom Desktop_120_60</text:p>
          </table:table-cell>
          <table:table-cell table:formula="of:=256-([.F23]+[.G23])" office:value-type="float" office:value="0" calcext:value-type="float">
            <text:p>0</text:p>
          </table:table-cell>
          <table:table-cell table:formula="of:=VLOOKUP([.D23];[data.$A$1:.$H$1048576];7;0)" office:value-type="float" office:value="256" calcext:value-type="float">
            <text:p>256</text:p>
          </table:table-cell>
          <table:table-cell table:style-name="ce13" table:formula="of:=VLOOKUP([.D23];[data.$A$1:.$H$1048576];8;0)" office:value-type="float" office:value="0" calcext:value-type="float">
            <text:p>0</text:p>
          </table:table-cell>
          <table:table-cell table:style-name="ce17" table:formula="of:=[.E23]/256" office:value-type="percentage" office:value="0" calcext:value-type="percentage">
            <text:p>0.00%</text:p>
          </table:table-cell>
          <table:table-cell table:style-name="ce20" table:formula="of:=([.F23]+[.G23])/256" office:value-type="percentage" office:value="1" calcext:value-type="percentage">
            <text:p>100.00%</text:p>
          </table:table-cell>
          <table:table-cell table:style-name="ce8" table:formula="of:=CONCATENATE([.K$1];&quot;_&quot;;[.$A23];&quot;_&quot;;[.$B23])" office:value-type="string" office:string-value="Dell Poweredge 1950_120_60" calcext:value-type="string">
            <text:p>Dell Poweredge 1950_120_60</text:p>
          </table:table-cell>
          <table:table-cell table:formula="of:=256-([.L23]+[.M23])" office:value-type="float" office:value="0" calcext:value-type="float">
            <text:p>0</text:p>
          </table:table-cell>
          <table:table-cell table:formula="of:=VLOOKUP([.J23];[data.$A$1:.$H$1048576];7;0)" office:value-type="float" office:value="256" calcext:value-type="float">
            <text:p>256</text:p>
          </table:table-cell>
          <table:table-cell table:style-name="ce13" table:formula="of:=VLOOKUP([.J23];[data.$A$1:.$H$1048576];8;0)" office:value-type="float" office:value="0" calcext:value-type="float">
            <text:p>0</text:p>
          </table:table-cell>
          <table:table-cell table:style-name="ce17" table:formula="of:=[.K23]/256" office:value-type="percentage" office:value="0" calcext:value-type="percentage">
            <text:p>0.00%</text:p>
          </table:table-cell>
          <table:table-cell table:style-name="ce20" table:formula="of:=([.L23]+[.M23])/256" office:value-type="percentage" office:value="1" calcext:value-type="percentage">
            <text:p>100.00%</text:p>
          </table:table-cell>
          <table:table-cell table:style-name="ce8" table:formula="of:=CONCATENATE([.Q$1];&quot;_&quot;;[.$A23];&quot;_&quot;;[.$B23])" office:value-type="string" office:string-value="Dell Vostro 3550_120_60" calcext:value-type="string">
            <text:p>Dell Vostro 3550_120_60</text:p>
          </table:table-cell>
          <table:table-cell table:formula="of:=256-([.R23]+[.S23])" office:value-type="float" office:value="0" calcext:value-type="float">
            <text:p>0</text:p>
          </table:table-cell>
          <table:table-cell table:formula="of:=VLOOKUP([.P23];[data.$A$1:.$H$1048576];7;0)" office:value-type="float" office:value="256" calcext:value-type="float">
            <text:p>256</text:p>
          </table:table-cell>
          <table:table-cell table:style-name="ce13" table:formula="of:=VLOOKUP([.P23];[data.$A$1:.$H$1048576];8;0)" office:value-type="float" office:value="0" calcext:value-type="float">
            <text:p>0</text:p>
          </table:table-cell>
          <table:table-cell table:style-name="ce17" table:formula="of:=[.Q23]/256" office:value-type="percentage" office:value="0" calcext:value-type="percentage">
            <text:p>0.00%</text:p>
          </table:table-cell>
          <table:table-cell table:style-name="ce20" table:formula="of:=([.R23]+[.S23])/256" office:value-type="percentage" office:value="1" calcext:value-type="percentage">
            <text:p>100.00%</text:p>
          </table:table-cell>
          <table:table-cell table:style-name="ce8" table:formula="of:=CONCATENATE([.W$1];&quot;_&quot;;[.$A23];&quot;_&quot;;[.$B23])" office:value-type="string" office:string-value="Intel NUC7i5BNH_120_60" calcext:value-type="string">
            <text:p>Intel NUC7i5BNH_120_60</text:p>
          </table:table-cell>
          <table:table-cell table:formula="of:=256-([.X23]+[.Y23])" office:value-type="float" office:value="0" calcext:value-type="float">
            <text:p>0</text:p>
          </table:table-cell>
          <table:table-cell table:formula="of:=VLOOKUP([.V23];[data.$A$1:.$H$1048576];7;0)" office:value-type="float" office:value="256" calcext:value-type="float">
            <text:p>256</text:p>
          </table:table-cell>
          <table:table-cell table:style-name="ce13" table:formula="of:=VLOOKUP([.V23];[data.$A$1:.$H$1048576];8;0)" office:value-type="float" office:value="0" calcext:value-type="float">
            <text:p>0</text:p>
          </table:table-cell>
          <table:table-cell table:style-name="ce17" table:formula="of:=[.W23]/256" office:value-type="percentage" office:value="0" calcext:value-type="percentage">
            <text:p>0.00%</text:p>
          </table:table-cell>
          <table:table-cell table:style-name="ce20" table:formula="of:=([.X23]+[.Y23])/256" office:value-type="percentage" office:value="1" calcext:value-type="percentage">
            <text:p>100.00%</text:p>
          </table:table-cell>
          <table:table-cell/>
          <table:table-cell table:style-name="ce9" table:formula="of:=([.E23]+[.K23]+[.Q23])/SUM([.E23:.S23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style-name="ce5" table:formula="of:=CONCATENATE([.B24]; &quot; Baud @ &quot;;[.A24]; &quot; Hz&quot;)" office:value-type="string" office:string-value="63 Baud @ 126 Hz" calcext:value-type="string">
            <text:p>63 Baud @ 126 Hz</text:p>
          </table:table-cell>
          <table:table-cell table:style-name="ce8" table:formula="of:=CONCATENATE([.E$1];&quot;_&quot;;[.$A24];&quot;_&quot;;[.$B24])" office:value-type="string" office:string-value="Custom Desktop_126_63" calcext:value-type="string">
            <text:p>Custom Desktop_126_63</text:p>
          </table:table-cell>
          <table:table-cell table:formula="of:=256-([.F24]+[.G24])" office:value-type="float" office:value="0" calcext:value-type="float">
            <text:p>0</text:p>
          </table:table-cell>
          <table:table-cell table:formula="of:=VLOOKUP([.D24];[data.$A$1:.$H$1048576];7;0)" office:value-type="float" office:value="256" calcext:value-type="float">
            <text:p>256</text:p>
          </table:table-cell>
          <table:table-cell table:style-name="ce13" table:formula="of:=VLOOKUP([.D24];[data.$A$1:.$H$1048576];8;0)" office:value-type="float" office:value="0" calcext:value-type="float">
            <text:p>0</text:p>
          </table:table-cell>
          <table:table-cell table:style-name="ce17" table:formula="of:=[.E24]/256" office:value-type="percentage" office:value="0" calcext:value-type="percentage">
            <text:p>0.00%</text:p>
          </table:table-cell>
          <table:table-cell table:style-name="ce20" table:formula="of:=([.F24]+[.G24])/256" office:value-type="percentage" office:value="1" calcext:value-type="percentage">
            <text:p>100.00%</text:p>
          </table:table-cell>
          <table:table-cell table:style-name="ce8" table:formula="of:=CONCATENATE([.K$1];&quot;_&quot;;[.$A24];&quot;_&quot;;[.$B24])" office:value-type="string" office:string-value="Dell Poweredge 1950_126_63" calcext:value-type="string">
            <text:p>Dell Poweredge 1950_126_63</text:p>
          </table:table-cell>
          <table:table-cell table:formula="of:=256-([.L24]+[.M24])" office:value-type="float" office:value="0" calcext:value-type="float">
            <text:p>0</text:p>
          </table:table-cell>
          <table:table-cell table:formula="of:=VLOOKUP([.J24];[data.$A$1:.$H$1048576];7;0)" office:value-type="float" office:value="256" calcext:value-type="float">
            <text:p>256</text:p>
          </table:table-cell>
          <table:table-cell table:style-name="ce13" table:formula="of:=VLOOKUP([.J24];[data.$A$1:.$H$1048576];8;0)" office:value-type="float" office:value="0" calcext:value-type="float">
            <text:p>0</text:p>
          </table:table-cell>
          <table:table-cell table:style-name="ce17" table:formula="of:=[.K24]/256" office:value-type="percentage" office:value="0" calcext:value-type="percentage">
            <text:p>0.00%</text:p>
          </table:table-cell>
          <table:table-cell table:style-name="ce20" table:formula="of:=([.L24]+[.M24])/256" office:value-type="percentage" office:value="1" calcext:value-type="percentage">
            <text:p>100.00%</text:p>
          </table:table-cell>
          <table:table-cell table:style-name="ce8" table:formula="of:=CONCATENATE([.Q$1];&quot;_&quot;;[.$A24];&quot;_&quot;;[.$B24])" office:value-type="string" office:string-value="Dell Vostro 3550_126_63" calcext:value-type="string">
            <text:p>Dell Vostro 3550_126_63</text:p>
          </table:table-cell>
          <table:table-cell table:formula="of:=256-([.R24]+[.S24])" office:value-type="float" office:value="0" calcext:value-type="float">
            <text:p>0</text:p>
          </table:table-cell>
          <table:table-cell table:formula="of:=VLOOKUP([.P24];[data.$A$1:.$H$1048576];7;0)" office:value-type="float" office:value="256" calcext:value-type="float">
            <text:p>256</text:p>
          </table:table-cell>
          <table:table-cell table:style-name="ce13" table:formula="of:=VLOOKUP([.P24];[data.$A$1:.$H$1048576];8;0)" office:value-type="float" office:value="0" calcext:value-type="float">
            <text:p>0</text:p>
          </table:table-cell>
          <table:table-cell table:style-name="ce17" table:formula="of:=[.Q24]/256" office:value-type="percentage" office:value="0" calcext:value-type="percentage">
            <text:p>0.00%</text:p>
          </table:table-cell>
          <table:table-cell table:style-name="ce20" table:formula="of:=([.R24]+[.S24])/256" office:value-type="percentage" office:value="1" calcext:value-type="percentage">
            <text:p>100.00%</text:p>
          </table:table-cell>
          <table:table-cell table:style-name="ce8" table:formula="of:=CONCATENATE([.W$1];&quot;_&quot;;[.$A24];&quot;_&quot;;[.$B24])" office:value-type="string" office:string-value="Intel NUC7i5BNH_126_63" calcext:value-type="string">
            <text:p>Intel NUC7i5BNH_126_63</text:p>
          </table:table-cell>
          <table:table-cell table:formula="of:=256-([.X24]+[.Y24])" office:value-type="float" office:value="0" calcext:value-type="float">
            <text:p>0</text:p>
          </table:table-cell>
          <table:table-cell table:formula="of:=VLOOKUP([.V24];[data.$A$1:.$H$1048576];7;0)" office:value-type="float" office:value="256" calcext:value-type="float">
            <text:p>256</text:p>
          </table:table-cell>
          <table:table-cell table:style-name="ce13" table:formula="of:=VLOOKUP([.V24];[data.$A$1:.$H$1048576];8;0)" office:value-type="float" office:value="0" calcext:value-type="float">
            <text:p>0</text:p>
          </table:table-cell>
          <table:table-cell table:style-name="ce17" table:formula="of:=[.W24]/256" office:value-type="percentage" office:value="0" calcext:value-type="percentage">
            <text:p>0.00%</text:p>
          </table:table-cell>
          <table:table-cell table:style-name="ce20" table:formula="of:=([.X24]+[.Y24])/256" office:value-type="percentage" office:value="1" calcext:value-type="percentage">
            <text:p>100.00%</text:p>
          </table:table-cell>
          <table:table-cell/>
          <table:table-cell table:style-name="ce9" table:formula="of:=([.E24]+[.K24]+[.Q24])/SUM([.E24:.S24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style-name="ce5" table:formula="of:=CONCATENATE([.B25]; &quot; Baud @ &quot;;[.A25]; &quot; Hz&quot;)" office:value-type="string" office:string-value="66 Baud @ 132 Hz" calcext:value-type="string">
            <text:p>66 Baud @ 132 Hz</text:p>
          </table:table-cell>
          <table:table-cell table:style-name="ce8" table:formula="of:=CONCATENATE([.E$1];&quot;_&quot;;[.$A25];&quot;_&quot;;[.$B25])" office:value-type="string" office:string-value="Custom Desktop_132_66" calcext:value-type="string">
            <text:p>Custom Desktop_132_66</text:p>
          </table:table-cell>
          <table:table-cell table:formula="of:=256-([.F25]+[.G25])" office:value-type="float" office:value="0" calcext:value-type="float">
            <text:p>0</text:p>
          </table:table-cell>
          <table:table-cell table:formula="of:=VLOOKUP([.D25];[data.$A$1:.$H$1048576];7;0)" office:value-type="float" office:value="256" calcext:value-type="float">
            <text:p>256</text:p>
          </table:table-cell>
          <table:table-cell table:style-name="ce13" table:formula="of:=VLOOKUP([.D25];[data.$A$1:.$H$1048576];8;0)" office:value-type="float" office:value="0" calcext:value-type="float">
            <text:p>0</text:p>
          </table:table-cell>
          <table:table-cell table:style-name="ce17" table:formula="of:=[.E25]/256" office:value-type="percentage" office:value="0" calcext:value-type="percentage">
            <text:p>0.00%</text:p>
          </table:table-cell>
          <table:table-cell table:style-name="ce20" table:formula="of:=([.F25]+[.G25])/256" office:value-type="percentage" office:value="1" calcext:value-type="percentage">
            <text:p>100.00%</text:p>
          </table:table-cell>
          <table:table-cell table:style-name="ce8" table:formula="of:=CONCATENATE([.K$1];&quot;_&quot;;[.$A25];&quot;_&quot;;[.$B25])" office:value-type="string" office:string-value="Dell Poweredge 1950_132_66" calcext:value-type="string">
            <text:p>Dell Poweredge 1950_132_66</text:p>
          </table:table-cell>
          <table:table-cell table:formula="of:=256-([.L25]+[.M25])" office:value-type="float" office:value="0" calcext:value-type="float">
            <text:p>0</text:p>
          </table:table-cell>
          <table:table-cell table:formula="of:=VLOOKUP([.J25];[data.$A$1:.$H$1048576];7;0)" office:value-type="float" office:value="256" calcext:value-type="float">
            <text:p>256</text:p>
          </table:table-cell>
          <table:table-cell table:style-name="ce13" table:formula="of:=VLOOKUP([.J25];[data.$A$1:.$H$1048576];8;0)" office:value-type="float" office:value="0" calcext:value-type="float">
            <text:p>0</text:p>
          </table:table-cell>
          <table:table-cell table:style-name="ce17" table:formula="of:=[.K25]/256" office:value-type="percentage" office:value="0" calcext:value-type="percentage">
            <text:p>0.00%</text:p>
          </table:table-cell>
          <table:table-cell table:style-name="ce20" table:formula="of:=([.L25]+[.M25])/256" office:value-type="percentage" office:value="1" calcext:value-type="percentage">
            <text:p>100.00%</text:p>
          </table:table-cell>
          <table:table-cell table:style-name="ce8" table:formula="of:=CONCATENATE([.Q$1];&quot;_&quot;;[.$A25];&quot;_&quot;;[.$B25])" office:value-type="string" office:string-value="Dell Vostro 3550_132_66" calcext:value-type="string">
            <text:p>Dell Vostro 3550_132_66</text:p>
          </table:table-cell>
          <table:table-cell table:formula="of:=256-([.R25]+[.S25])" office:value-type="float" office:value="0" calcext:value-type="float">
            <text:p>0</text:p>
          </table:table-cell>
          <table:table-cell table:formula="of:=VLOOKUP([.P25];[data.$A$1:.$H$1048576];7;0)" office:value-type="float" office:value="256" calcext:value-type="float">
            <text:p>256</text:p>
          </table:table-cell>
          <table:table-cell table:style-name="ce13" table:formula="of:=VLOOKUP([.P25];[data.$A$1:.$H$1048576];8;0)" office:value-type="float" office:value="0" calcext:value-type="float">
            <text:p>0</text:p>
          </table:table-cell>
          <table:table-cell table:style-name="ce17" table:formula="of:=[.Q25]/256" office:value-type="percentage" office:value="0" calcext:value-type="percentage">
            <text:p>0.00%</text:p>
          </table:table-cell>
          <table:table-cell table:style-name="ce20" table:formula="of:=([.R25]+[.S25])/256" office:value-type="percentage" office:value="1" calcext:value-type="percentage">
            <text:p>100.00%</text:p>
          </table:table-cell>
          <table:table-cell table:style-name="ce8" table:formula="of:=CONCATENATE([.W$1];&quot;_&quot;;[.$A25];&quot;_&quot;;[.$B25])" office:value-type="string" office:string-value="Intel NUC7i5BNH_132_66" calcext:value-type="string">
            <text:p>Intel NUC7i5BNH_132_66</text:p>
          </table:table-cell>
          <table:table-cell table:formula="of:=256-([.X25]+[.Y25])" office:value-type="float" office:value="0" calcext:value-type="float">
            <text:p>0</text:p>
          </table:table-cell>
          <table:table-cell table:formula="of:=VLOOKUP([.V25];[data.$A$1:.$H$1048576];7;0)" office:value-type="float" office:value="256" calcext:value-type="float">
            <text:p>256</text:p>
          </table:table-cell>
          <table:table-cell table:style-name="ce13" table:formula="of:=VLOOKUP([.V25];[data.$A$1:.$H$1048576];8;0)" office:value-type="float" office:value="0" calcext:value-type="float">
            <text:p>0</text:p>
          </table:table-cell>
          <table:table-cell table:style-name="ce17" table:formula="of:=[.W25]/256" office:value-type="percentage" office:value="0" calcext:value-type="percentage">
            <text:p>0.00%</text:p>
          </table:table-cell>
          <table:table-cell table:style-name="ce20" table:formula="of:=([.X25]+[.Y25])/256" office:value-type="percentage" office:value="1" calcext:value-type="percentage">
            <text:p>100.00%</text:p>
          </table:table-cell>
          <table:table-cell/>
          <table:table-cell table:style-name="ce9" table:formula="of:=([.E25]+[.K25]+[.Q25])/SUM([.E25:.S25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9" calcext:value-type="float">
            <text:p>69</text:p>
          </table:table-cell>
          <table:table-cell table:style-name="ce5" table:formula="of:=CONCATENATE([.B26]; &quot; Baud @ &quot;;[.A26]; &quot; Hz&quot;)" office:value-type="string" office:string-value="69 Baud @ 138 Hz" calcext:value-type="string">
            <text:p>69 Baud @ 138 Hz</text:p>
          </table:table-cell>
          <table:table-cell table:style-name="ce8" table:formula="of:=CONCATENATE([.E$1];&quot;_&quot;;[.$A26];&quot;_&quot;;[.$B26])" office:value-type="string" office:string-value="Custom Desktop_138_69" calcext:value-type="string">
            <text:p>Custom Desktop_138_69</text:p>
          </table:table-cell>
          <table:table-cell table:formula="of:=256-([.F26]+[.G26])" office:value-type="float" office:value="0" calcext:value-type="float">
            <text:p>0</text:p>
          </table:table-cell>
          <table:table-cell table:formula="of:=VLOOKUP([.D26];[data.$A$1:.$H$1048576];7;0)" office:value-type="float" office:value="256" calcext:value-type="float">
            <text:p>256</text:p>
          </table:table-cell>
          <table:table-cell table:style-name="ce13" table:formula="of:=VLOOKUP([.D26];[data.$A$1:.$H$1048576];8;0)" office:value-type="float" office:value="0" calcext:value-type="float">
            <text:p>0</text:p>
          </table:table-cell>
          <table:table-cell table:style-name="ce17" table:formula="of:=[.E26]/256" office:value-type="percentage" office:value="0" calcext:value-type="percentage">
            <text:p>0.00%</text:p>
          </table:table-cell>
          <table:table-cell table:style-name="ce20" table:formula="of:=([.F26]+[.G26])/256" office:value-type="percentage" office:value="1" calcext:value-type="percentage">
            <text:p>100.00%</text:p>
          </table:table-cell>
          <table:table-cell table:style-name="ce8" table:formula="of:=CONCATENATE([.K$1];&quot;_&quot;;[.$A26];&quot;_&quot;;[.$B26])" office:value-type="string" office:string-value="Dell Poweredge 1950_138_69" calcext:value-type="string">
            <text:p>Dell Poweredge 1950_138_69</text:p>
          </table:table-cell>
          <table:table-cell table:formula="of:=256-([.L26]+[.M26])" office:value-type="float" office:value="0" calcext:value-type="float">
            <text:p>0</text:p>
          </table:table-cell>
          <table:table-cell table:formula="of:=VLOOKUP([.J26];[data.$A$1:.$H$1048576];7;0)" office:value-type="float" office:value="256" calcext:value-type="float">
            <text:p>256</text:p>
          </table:table-cell>
          <table:table-cell table:style-name="ce13" table:formula="of:=VLOOKUP([.J26];[data.$A$1:.$H$1048576];8;0)" office:value-type="float" office:value="0" calcext:value-type="float">
            <text:p>0</text:p>
          </table:table-cell>
          <table:table-cell table:style-name="ce17" table:formula="of:=[.K26]/256" office:value-type="percentage" office:value="0" calcext:value-type="percentage">
            <text:p>0.00%</text:p>
          </table:table-cell>
          <table:table-cell table:style-name="ce20" table:formula="of:=([.L26]+[.M26])/256" office:value-type="percentage" office:value="1" calcext:value-type="percentage">
            <text:p>100.00%</text:p>
          </table:table-cell>
          <table:table-cell table:style-name="ce8" table:formula="of:=CONCATENATE([.Q$1];&quot;_&quot;;[.$A26];&quot;_&quot;;[.$B26])" office:value-type="string" office:string-value="Dell Vostro 3550_138_69" calcext:value-type="string">
            <text:p>Dell Vostro 3550_138_69</text:p>
          </table:table-cell>
          <table:table-cell table:formula="of:=256-([.R26]+[.S26])" office:value-type="float" office:value="185" calcext:value-type="float">
            <text:p>185</text:p>
          </table:table-cell>
          <table:table-cell table:formula="of:=VLOOKUP([.P26];[data.$A$1:.$H$1048576];7;0)" office:value-type="float" office:value="71" calcext:value-type="float">
            <text:p>71</text:p>
          </table:table-cell>
          <table:table-cell table:style-name="ce13" table:formula="of:=VLOOKUP([.P26];[data.$A$1:.$H$1048576];8;0)" office:value-type="float" office:value="0" calcext:value-type="float">
            <text:p>0</text:p>
          </table:table-cell>
          <table:table-cell table:style-name="ce17" table:formula="of:=[.Q26]/256" office:value-type="percentage" office:value="0.72265625" calcext:value-type="percentage">
            <text:p>72.27%</text:p>
          </table:table-cell>
          <table:table-cell table:style-name="ce20" table:formula="of:=([.R26]+[.S26])/256" office:value-type="percentage" office:value="0.27734375" calcext:value-type="percentage">
            <text:p>27.73%</text:p>
          </table:table-cell>
          <table:table-cell table:style-name="ce8" table:formula="of:=CONCATENATE([.W$1];&quot;_&quot;;[.$A26];&quot;_&quot;;[.$B26])" office:value-type="string" office:string-value="Intel NUC7i5BNH_138_69" calcext:value-type="string">
            <text:p>Intel NUC7i5BNH_138_69</text:p>
          </table:table-cell>
          <table:table-cell table:formula="of:=256-([.X26]+[.Y26])" office:value-type="float" office:value="0" calcext:value-type="float">
            <text:p>0</text:p>
          </table:table-cell>
          <table:table-cell table:formula="of:=VLOOKUP([.V26];[data.$A$1:.$H$1048576];7;0)" office:value-type="float" office:value="256" calcext:value-type="float">
            <text:p>256</text:p>
          </table:table-cell>
          <table:table-cell table:style-name="ce13" table:formula="of:=VLOOKUP([.V26];[data.$A$1:.$H$1048576];8;0)" office:value-type="float" office:value="0" calcext:value-type="float">
            <text:p>0</text:p>
          </table:table-cell>
          <table:table-cell table:style-name="ce17" table:formula="of:=[.W26]/256" office:value-type="percentage" office:value="0" calcext:value-type="percentage">
            <text:p>0.00%</text:p>
          </table:table-cell>
          <table:table-cell table:style-name="ce20" table:formula="of:=([.X26]+[.Y26])/256" office:value-type="percentage" office:value="1" calcext:value-type="percentage">
            <text:p>100.00%</text:p>
          </table:table-cell>
          <table:table-cell/>
          <table:table-cell table:style-name="ce9" table:formula="of:=([.E26]+[.K26]+[.Q26])/SUM([.E26:.S26])" office:value-type="percentage" office:value="0.24025974025974" calcext:value-type="percentage">
            <text:p>24.03%</text:p>
          </table:table-cell>
          <table:table-cell table:number-columns-repeated="99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table:style-name="ce5" table:formula="of:=CONCATENATE([.B27]; &quot; Baud @ &quot;;[.A27]; &quot; Hz&quot;)" office:value-type="string" office:string-value="72 Baud @ 144 Hz" calcext:value-type="string">
            <text:p>72 Baud @ 144 Hz</text:p>
          </table:table-cell>
          <table:table-cell table:style-name="ce8" table:formula="of:=CONCATENATE([.E$1];&quot;_&quot;;[.$A27];&quot;_&quot;;[.$B27])" office:value-type="string" office:string-value="Custom Desktop_144_72" calcext:value-type="string">
            <text:p>Custom Desktop_144_72</text:p>
          </table:table-cell>
          <table:table-cell table:formula="of:=256-([.F27]+[.G27])" office:value-type="float" office:value="0" calcext:value-type="float">
            <text:p>0</text:p>
          </table:table-cell>
          <table:table-cell table:formula="of:=VLOOKUP([.D27];[data.$A$1:.$H$1048576];7;0)" office:value-type="float" office:value="256" calcext:value-type="float">
            <text:p>256</text:p>
          </table:table-cell>
          <table:table-cell table:style-name="ce13" table:formula="of:=VLOOKUP([.D27];[data.$A$1:.$H$1048576];8;0)" office:value-type="float" office:value="0" calcext:value-type="float">
            <text:p>0</text:p>
          </table:table-cell>
          <table:table-cell table:style-name="ce17" table:formula="of:=[.E27]/256" office:value-type="percentage" office:value="0" calcext:value-type="percentage">
            <text:p>0.00%</text:p>
          </table:table-cell>
          <table:table-cell table:style-name="ce20" table:formula="of:=([.F27]+[.G27])/256" office:value-type="percentage" office:value="1" calcext:value-type="percentage">
            <text:p>100.00%</text:p>
          </table:table-cell>
          <table:table-cell table:style-name="ce8" table:formula="of:=CONCATENATE([.K$1];&quot;_&quot;;[.$A27];&quot;_&quot;;[.$B27])" office:value-type="string" office:string-value="Dell Poweredge 1950_144_72" calcext:value-type="string">
            <text:p>Dell Poweredge 1950_144_72</text:p>
          </table:table-cell>
          <table:table-cell table:formula="of:=256-([.L27]+[.M27])" office:value-type="float" office:value="0" calcext:value-type="float">
            <text:p>0</text:p>
          </table:table-cell>
          <table:table-cell table:formula="of:=VLOOKUP([.J27];[data.$A$1:.$H$1048576];7;0)" office:value-type="float" office:value="256" calcext:value-type="float">
            <text:p>256</text:p>
          </table:table-cell>
          <table:table-cell table:style-name="ce13" table:formula="of:=VLOOKUP([.J27];[data.$A$1:.$H$1048576];8;0)" office:value-type="float" office:value="0" calcext:value-type="float">
            <text:p>0</text:p>
          </table:table-cell>
          <table:table-cell table:style-name="ce17" table:formula="of:=[.K27]/256" office:value-type="percentage" office:value="0" calcext:value-type="percentage">
            <text:p>0.00%</text:p>
          </table:table-cell>
          <table:table-cell table:style-name="ce20" table:formula="of:=([.L27]+[.M27])/256" office:value-type="percentage" office:value="1" calcext:value-type="percentage">
            <text:p>100.00%</text:p>
          </table:table-cell>
          <table:table-cell table:style-name="ce8" table:formula="of:=CONCATENATE([.Q$1];&quot;_&quot;;[.$A27];&quot;_&quot;;[.$B27])" office:value-type="string" office:string-value="Dell Vostro 3550_144_72" calcext:value-type="string">
            <text:p>Dell Vostro 3550_144_72</text:p>
          </table:table-cell>
          <table:table-cell table:formula="of:=256-([.R27]+[.S27])" office:value-type="float" office:value="195" calcext:value-type="float">
            <text:p>195</text:p>
          </table:table-cell>
          <table:table-cell table:formula="of:=VLOOKUP([.P27];[data.$A$1:.$H$1048576];7;0)" office:value-type="float" office:value="57" calcext:value-type="float">
            <text:p>57</text:p>
          </table:table-cell>
          <table:table-cell table:style-name="ce13" table:formula="of:=VLOOKUP([.P27];[data.$A$1:.$H$1048576];8;0)" office:value-type="float" office:value="4" calcext:value-type="float">
            <text:p>4</text:p>
          </table:table-cell>
          <table:table-cell table:style-name="ce17" table:formula="of:=[.Q27]/256" office:value-type="percentage" office:value="0.76171875" calcext:value-type="percentage">
            <text:p>76.17%</text:p>
          </table:table-cell>
          <table:table-cell table:style-name="ce20" table:formula="of:=([.R27]+[.S27])/256" office:value-type="percentage" office:value="0.23828125" calcext:value-type="percentage">
            <text:p>23.83%</text:p>
          </table:table-cell>
          <table:table-cell table:style-name="ce8" table:formula="of:=CONCATENATE([.W$1];&quot;_&quot;;[.$A27];&quot;_&quot;;[.$B27])" office:value-type="string" office:string-value="Intel NUC7i5BNH_144_72" calcext:value-type="string">
            <text:p>Intel NUC7i5BNH_144_72</text:p>
          </table:table-cell>
          <table:table-cell table:formula="of:=256-([.X27]+[.Y27])" office:value-type="float" office:value="0" calcext:value-type="float">
            <text:p>0</text:p>
          </table:table-cell>
          <table:table-cell table:formula="of:=VLOOKUP([.V27];[data.$A$1:.$H$1048576];7;0)" office:value-type="float" office:value="256" calcext:value-type="float">
            <text:p>256</text:p>
          </table:table-cell>
          <table:table-cell table:style-name="ce13" table:formula="of:=VLOOKUP([.V27];[data.$A$1:.$H$1048576];8;0)" office:value-type="float" office:value="0" calcext:value-type="float">
            <text:p>0</text:p>
          </table:table-cell>
          <table:table-cell table:style-name="ce17" table:formula="of:=[.W27]/256" office:value-type="percentage" office:value="0" calcext:value-type="percentage">
            <text:p>0.00%</text:p>
          </table:table-cell>
          <table:table-cell table:style-name="ce20" table:formula="of:=([.X27]+[.Y27])/256" office:value-type="percentage" office:value="1" calcext:value-type="percentage">
            <text:p>100.00%</text:p>
          </table:table-cell>
          <table:table-cell/>
          <table:table-cell table:style-name="ce9" table:formula="of:=([.E27]+[.K27]+[.Q27])/SUM([.E27:.S27])" office:value-type="percentage" office:value="0.253246753246753" calcext:value-type="percentage">
            <text:p>25.32%</text:p>
          </table:table-cell>
          <table:table-cell table:number-columns-repeated="99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style-name="ce5" table:formula="of:=CONCATENATE([.B28]; &quot; Baud @ &quot;;[.A28]; &quot; Hz&quot;)" office:value-type="string" office:string-value="75 Baud @ 150 Hz" calcext:value-type="string">
            <text:p>75 Baud @ 150 Hz</text:p>
          </table:table-cell>
          <table:table-cell table:style-name="ce8" table:formula="of:=CONCATENATE([.E$1];&quot;_&quot;;[.$A28];&quot;_&quot;;[.$B28])" office:value-type="string" office:string-value="Custom Desktop_150_75" calcext:value-type="string">
            <text:p>Custom Desktop_150_75</text:p>
          </table:table-cell>
          <table:table-cell table:formula="of:=256-([.F28]+[.G28])" office:value-type="float" office:value="0" calcext:value-type="float">
            <text:p>0</text:p>
          </table:table-cell>
          <table:table-cell table:formula="of:=VLOOKUP([.D28];[data.$A$1:.$H$1048576];7;0)" office:value-type="float" office:value="256" calcext:value-type="float">
            <text:p>256</text:p>
          </table:table-cell>
          <table:table-cell table:style-name="ce13" table:formula="of:=VLOOKUP([.D28];[data.$A$1:.$H$1048576];8;0)" office:value-type="float" office:value="0" calcext:value-type="float">
            <text:p>0</text:p>
          </table:table-cell>
          <table:table-cell table:style-name="ce17" table:formula="of:=[.E28]/256" office:value-type="percentage" office:value="0" calcext:value-type="percentage">
            <text:p>0.00%</text:p>
          </table:table-cell>
          <table:table-cell table:style-name="ce20" table:formula="of:=([.F28]+[.G28])/256" office:value-type="percentage" office:value="1" calcext:value-type="percentage">
            <text:p>100.00%</text:p>
          </table:table-cell>
          <table:table-cell table:style-name="ce8" table:formula="of:=CONCATENATE([.K$1];&quot;_&quot;;[.$A28];&quot;_&quot;;[.$B28])" office:value-type="string" office:string-value="Dell Poweredge 1950_150_75" calcext:value-type="string">
            <text:p>Dell Poweredge 1950_150_75</text:p>
          </table:table-cell>
          <table:table-cell table:formula="of:=256-([.L28]+[.M28])" office:value-type="float" office:value="2" calcext:value-type="float">
            <text:p>2</text:p>
          </table:table-cell>
          <table:table-cell table:formula="of:=VLOOKUP([.J28];[data.$A$1:.$H$1048576];7;0)" office:value-type="float" office:value="254" calcext:value-type="float">
            <text:p>254</text:p>
          </table:table-cell>
          <table:table-cell table:style-name="ce13" table:formula="of:=VLOOKUP([.J28];[data.$A$1:.$H$1048576];8;0)" office:value-type="float" office:value="0" calcext:value-type="float">
            <text:p>0</text:p>
          </table:table-cell>
          <table:table-cell table:style-name="ce17" table:formula="of:=[.K28]/256" office:value-type="percentage" office:value="0.0078125" calcext:value-type="percentage">
            <text:p>0.78%</text:p>
          </table:table-cell>
          <table:table-cell table:style-name="ce20" table:formula="of:=([.L28]+[.M28])/256" office:value-type="percentage" office:value="0.9921875" calcext:value-type="percentage">
            <text:p>99.22%</text:p>
          </table:table-cell>
          <table:table-cell table:style-name="ce8" table:formula="of:=CONCATENATE([.Q$1];&quot;_&quot;;[.$A28];&quot;_&quot;;[.$B28])" office:value-type="string" office:string-value="Dell Vostro 3550_150_75" calcext:value-type="string">
            <text:p>Dell Vostro 3550_150_75</text:p>
          </table:table-cell>
          <table:table-cell table:formula="of:=256-([.R28]+[.S28])" office:value-type="float" office:value="197" calcext:value-type="float">
            <text:p>197</text:p>
          </table:table-cell>
          <table:table-cell table:formula="of:=VLOOKUP([.P28];[data.$A$1:.$H$1048576];7;0)" office:value-type="float" office:value="59" calcext:value-type="float">
            <text:p>59</text:p>
          </table:table-cell>
          <table:table-cell table:style-name="ce13" table:formula="of:=VLOOKUP([.P28];[data.$A$1:.$H$1048576];8;0)" office:value-type="float" office:value="0" calcext:value-type="float">
            <text:p>0</text:p>
          </table:table-cell>
          <table:table-cell table:style-name="ce17" table:formula="of:=[.Q28]/256" office:value-type="percentage" office:value="0.76953125" calcext:value-type="percentage">
            <text:p>76.95%</text:p>
          </table:table-cell>
          <table:table-cell table:style-name="ce20" table:formula="of:=([.R28]+[.S28])/256" office:value-type="percentage" office:value="0.23046875" calcext:value-type="percentage">
            <text:p>23.05%</text:p>
          </table:table-cell>
          <table:table-cell table:style-name="ce8" table:formula="of:=CONCATENATE([.W$1];&quot;_&quot;;[.$A28];&quot;_&quot;;[.$B28])" office:value-type="string" office:string-value="Intel NUC7i5BNH_150_75" calcext:value-type="string">
            <text:p>Intel NUC7i5BNH_150_75</text:p>
          </table:table-cell>
          <table:table-cell table:formula="of:=256-([.X28]+[.Y28])" office:value-type="float" office:value="0" calcext:value-type="float">
            <text:p>0</text:p>
          </table:table-cell>
          <table:table-cell table:formula="of:=VLOOKUP([.V28];[data.$A$1:.$H$1048576];7;0)" office:value-type="float" office:value="256" calcext:value-type="float">
            <text:p>256</text:p>
          </table:table-cell>
          <table:table-cell table:style-name="ce13" table:formula="of:=VLOOKUP([.V28];[data.$A$1:.$H$1048576];8;0)" office:value-type="float" office:value="0" calcext:value-type="float">
            <text:p>0</text:p>
          </table:table-cell>
          <table:table-cell table:style-name="ce17" table:formula="of:=[.W28]/256" office:value-type="percentage" office:value="0" calcext:value-type="percentage">
            <text:p>0.00%</text:p>
          </table:table-cell>
          <table:table-cell table:style-name="ce20" table:formula="of:=([.X28]+[.Y28])/256" office:value-type="percentage" office:value="1" calcext:value-type="percentage">
            <text:p>100.00%</text:p>
          </table:table-cell>
          <table:table-cell/>
          <table:table-cell table:style-name="ce9" table:formula="of:=([.E28]+[.K28]+[.Q28])/SUM([.E28:.S28])" office:value-type="percentage" office:value="0.258441558441558" calcext:value-type="percentage">
            <text:p>25.84%</text:p>
          </table:table-cell>
          <table:table-cell table:number-columns-repeated="99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table:style-name="ce5" table:formula="of:=CONCATENATE([.B29]; &quot; Baud @ &quot;;[.A29]; &quot; Hz&quot;)" office:value-type="string" office:string-value="78 Baud @ 156 Hz" calcext:value-type="string">
            <text:p>78 Baud @ 156 Hz</text:p>
          </table:table-cell>
          <table:table-cell table:style-name="ce8" table:formula="of:=CONCATENATE([.E$1];&quot;_&quot;;[.$A29];&quot;_&quot;;[.$B29])" office:value-type="string" office:string-value="Custom Desktop_156_78" calcext:value-type="string">
            <text:p>Custom Desktop_156_78</text:p>
          </table:table-cell>
          <table:table-cell table:formula="of:=256-([.F29]+[.G29])" office:value-type="float" office:value="0" calcext:value-type="float">
            <text:p>0</text:p>
          </table:table-cell>
          <table:table-cell table:formula="of:=VLOOKUP([.D29];[data.$A$1:.$H$1048576];7;0)" office:value-type="float" office:value="256" calcext:value-type="float">
            <text:p>256</text:p>
          </table:table-cell>
          <table:table-cell table:style-name="ce13" table:formula="of:=VLOOKUP([.D29];[data.$A$1:.$H$1048576];8;0)" office:value-type="float" office:value="0" calcext:value-type="float">
            <text:p>0</text:p>
          </table:table-cell>
          <table:table-cell table:style-name="ce17" table:formula="of:=[.E29]/256" office:value-type="percentage" office:value="0" calcext:value-type="percentage">
            <text:p>0.00%</text:p>
          </table:table-cell>
          <table:table-cell table:style-name="ce20" table:formula="of:=([.F29]+[.G29])/256" office:value-type="percentage" office:value="1" calcext:value-type="percentage">
            <text:p>100.00%</text:p>
          </table:table-cell>
          <table:table-cell table:style-name="ce8" table:formula="of:=CONCATENATE([.K$1];&quot;_&quot;;[.$A29];&quot;_&quot;;[.$B29])" office:value-type="string" office:string-value="Dell Poweredge 1950_156_78" calcext:value-type="string">
            <text:p>Dell Poweredge 1950_156_78</text:p>
          </table:table-cell>
          <table:table-cell table:formula="of:=256-([.L29]+[.M29])" office:value-type="float" office:value="0" calcext:value-type="float">
            <text:p>0</text:p>
          </table:table-cell>
          <table:table-cell table:formula="of:=VLOOKUP([.J29];[data.$A$1:.$H$1048576];7;0)" office:value-type="float" office:value="256" calcext:value-type="float">
            <text:p>256</text:p>
          </table:table-cell>
          <table:table-cell table:style-name="ce13" table:formula="of:=VLOOKUP([.J29];[data.$A$1:.$H$1048576];8;0)" office:value-type="float" office:value="0" calcext:value-type="float">
            <text:p>0</text:p>
          </table:table-cell>
          <table:table-cell table:style-name="ce17" table:formula="of:=[.K29]/256" office:value-type="percentage" office:value="0" calcext:value-type="percentage">
            <text:p>0.00%</text:p>
          </table:table-cell>
          <table:table-cell table:style-name="ce20" table:formula="of:=([.L29]+[.M29])/256" office:value-type="percentage" office:value="1" calcext:value-type="percentage">
            <text:p>100.00%</text:p>
          </table:table-cell>
          <table:table-cell table:style-name="ce8" table:formula="of:=CONCATENATE([.Q$1];&quot;_&quot;;[.$A29];&quot;_&quot;;[.$B29])" office:value-type="string" office:string-value="Dell Vostro 3550_156_78" calcext:value-type="string">
            <text:p>Dell Vostro 3550_156_78</text:p>
          </table:table-cell>
          <table:table-cell table:formula="of:=256-([.R29]+[.S29])" office:value-type="float" office:value="178" calcext:value-type="float">
            <text:p>178</text:p>
          </table:table-cell>
          <table:table-cell table:formula="of:=VLOOKUP([.P29];[data.$A$1:.$H$1048576];7;0)" office:value-type="float" office:value="58" calcext:value-type="float">
            <text:p>58</text:p>
          </table:table-cell>
          <table:table-cell table:style-name="ce13" table:formula="of:=VLOOKUP([.P29];[data.$A$1:.$H$1048576];8;0)" office:value-type="float" office:value="20" calcext:value-type="float">
            <text:p>20</text:p>
          </table:table-cell>
          <table:table-cell table:style-name="ce17" table:formula="of:=[.Q29]/256" office:value-type="percentage" office:value="0.6953125" calcext:value-type="percentage">
            <text:p>69.53%</text:p>
          </table:table-cell>
          <table:table-cell table:style-name="ce20" table:formula="of:=([.R29]+[.S29])/256" office:value-type="percentage" office:value="0.3046875" calcext:value-type="percentage">
            <text:p>30.47%</text:p>
          </table:table-cell>
          <table:table-cell table:style-name="ce8" table:formula="of:=CONCATENATE([.W$1];&quot;_&quot;;[.$A29];&quot;_&quot;;[.$B29])" office:value-type="string" office:string-value="Intel NUC7i5BNH_156_78" calcext:value-type="string">
            <text:p>Intel NUC7i5BNH_156_78</text:p>
          </table:table-cell>
          <table:table-cell table:formula="of:=256-([.X29]+[.Y29])" office:value-type="float" office:value="0" calcext:value-type="float">
            <text:p>0</text:p>
          </table:table-cell>
          <table:table-cell table:formula="of:=VLOOKUP([.V29];[data.$A$1:.$H$1048576];7;0)" office:value-type="float" office:value="256" calcext:value-type="float">
            <text:p>256</text:p>
          </table:table-cell>
          <table:table-cell table:style-name="ce13" table:formula="of:=VLOOKUP([.V29];[data.$A$1:.$H$1048576];8;0)" office:value-type="float" office:value="0" calcext:value-type="float">
            <text:p>0</text:p>
          </table:table-cell>
          <table:table-cell table:style-name="ce17" table:formula="of:=[.W29]/256" office:value-type="percentage" office:value="0" calcext:value-type="percentage">
            <text:p>0.00%</text:p>
          </table:table-cell>
          <table:table-cell table:style-name="ce20" table:formula="of:=([.X29]+[.Y29])/256" office:value-type="percentage" office:value="1" calcext:value-type="percentage">
            <text:p>100.00%</text:p>
          </table:table-cell>
          <table:table-cell/>
          <table:table-cell table:style-name="ce9" table:formula="of:=([.E29]+[.K29]+[.Q29])/SUM([.E29:.S29])" office:value-type="percentage" office:value="0.231168831168831" calcext:value-type="percentage">
            <text:p>23.12%</text:p>
          </table:table-cell>
          <table:table-cell table:number-columns-repeated="99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table:style-name="ce5" table:formula="of:=CONCATENATE([.B30]; &quot; Baud @ &quot;;[.A30]; &quot; Hz&quot;)" office:value-type="string" office:string-value="81 Baud @ 162 Hz" calcext:value-type="string">
            <text:p>81 Baud @ 162 Hz</text:p>
          </table:table-cell>
          <table:table-cell table:style-name="ce8" table:formula="of:=CONCATENATE([.E$1];&quot;_&quot;;[.$A30];&quot;_&quot;;[.$B30])" office:value-type="string" office:string-value="Custom Desktop_162_81" calcext:value-type="string">
            <text:p>Custom Desktop_162_81</text:p>
          </table:table-cell>
          <table:table-cell table:formula="of:=256-([.F30]+[.G30])" office:value-type="float" office:value="0" calcext:value-type="float">
            <text:p>0</text:p>
          </table:table-cell>
          <table:table-cell table:formula="of:=VLOOKUP([.D30];[data.$A$1:.$H$1048576];7;0)" office:value-type="float" office:value="256" calcext:value-type="float">
            <text:p>256</text:p>
          </table:table-cell>
          <table:table-cell table:style-name="ce13" table:formula="of:=VLOOKUP([.D30];[data.$A$1:.$H$1048576];8;0)" office:value-type="float" office:value="0" calcext:value-type="float">
            <text:p>0</text:p>
          </table:table-cell>
          <table:table-cell table:style-name="ce17" table:formula="of:=[.E30]/256" office:value-type="percentage" office:value="0" calcext:value-type="percentage">
            <text:p>0.00%</text:p>
          </table:table-cell>
          <table:table-cell table:style-name="ce20" table:formula="of:=([.F30]+[.G30])/256" office:value-type="percentage" office:value="1" calcext:value-type="percentage">
            <text:p>100.00%</text:p>
          </table:table-cell>
          <table:table-cell table:style-name="ce8" table:formula="of:=CONCATENATE([.K$1];&quot;_&quot;;[.$A30];&quot;_&quot;;[.$B30])" office:value-type="string" office:string-value="Dell Poweredge 1950_162_81" calcext:value-type="string">
            <text:p>Dell Poweredge 1950_162_81</text:p>
          </table:table-cell>
          <table:table-cell table:formula="of:=256-([.L30]+[.M30])" office:value-type="float" office:value="0" calcext:value-type="float">
            <text:p>0</text:p>
          </table:table-cell>
          <table:table-cell table:formula="of:=VLOOKUP([.J30];[data.$A$1:.$H$1048576];7;0)" office:value-type="float" office:value="256" calcext:value-type="float">
            <text:p>256</text:p>
          </table:table-cell>
          <table:table-cell table:style-name="ce13" table:formula="of:=VLOOKUP([.J30];[data.$A$1:.$H$1048576];8;0)" office:value-type="float" office:value="0" calcext:value-type="float">
            <text:p>0</text:p>
          </table:table-cell>
          <table:table-cell table:style-name="ce17" table:formula="of:=[.K30]/256" office:value-type="percentage" office:value="0" calcext:value-type="percentage">
            <text:p>0.00%</text:p>
          </table:table-cell>
          <table:table-cell table:style-name="ce20" table:formula="of:=([.L30]+[.M30])/256" office:value-type="percentage" office:value="1" calcext:value-type="percentage">
            <text:p>100.00%</text:p>
          </table:table-cell>
          <table:table-cell table:style-name="ce8" table:formula="of:=CONCATENATE([.Q$1];&quot;_&quot;;[.$A30];&quot;_&quot;;[.$B30])" office:value-type="string" office:string-value="Dell Vostro 3550_162_81" calcext:value-type="string">
            <text:p>Dell Vostro 3550_162_81</text:p>
          </table:table-cell>
          <table:table-cell table:formula="of:=256-([.R30]+[.S30])" office:value-type="float" office:value="0" calcext:value-type="float">
            <text:p>0</text:p>
          </table:table-cell>
          <table:table-cell table:formula="of:=VLOOKUP([.P30];[data.$A$1:.$H$1048576];7;0)" office:value-type="float" office:value="256" calcext:value-type="float">
            <text:p>256</text:p>
          </table:table-cell>
          <table:table-cell table:style-name="ce13" table:formula="of:=VLOOKUP([.P30];[data.$A$1:.$H$1048576];8;0)" office:value-type="float" office:value="0" calcext:value-type="float">
            <text:p>0</text:p>
          </table:table-cell>
          <table:table-cell table:style-name="ce17" table:formula="of:=[.Q30]/256" office:value-type="percentage" office:value="0" calcext:value-type="percentage">
            <text:p>0.00%</text:p>
          </table:table-cell>
          <table:table-cell table:style-name="ce20" table:formula="of:=([.R30]+[.S30])/256" office:value-type="percentage" office:value="1" calcext:value-type="percentage">
            <text:p>100.00%</text:p>
          </table:table-cell>
          <table:table-cell table:style-name="ce8" table:formula="of:=CONCATENATE([.W$1];&quot;_&quot;;[.$A30];&quot;_&quot;;[.$B30])" office:value-type="string" office:string-value="Intel NUC7i5BNH_162_81" calcext:value-type="string">
            <text:p>Intel NUC7i5BNH_162_81</text:p>
          </table:table-cell>
          <table:table-cell table:formula="of:=256-([.X30]+[.Y30])" office:value-type="float" office:value="0" calcext:value-type="float">
            <text:p>0</text:p>
          </table:table-cell>
          <table:table-cell table:formula="of:=VLOOKUP([.V30];[data.$A$1:.$H$1048576];7;0)" office:value-type="float" office:value="256" calcext:value-type="float">
            <text:p>256</text:p>
          </table:table-cell>
          <table:table-cell table:style-name="ce13" table:formula="of:=VLOOKUP([.V30];[data.$A$1:.$H$1048576];8;0)" office:value-type="float" office:value="0" calcext:value-type="float">
            <text:p>0</text:p>
          </table:table-cell>
          <table:table-cell table:style-name="ce17" table:formula="of:=[.W30]/256" office:value-type="percentage" office:value="0" calcext:value-type="percentage">
            <text:p>0.00%</text:p>
          </table:table-cell>
          <table:table-cell table:style-name="ce20" table:formula="of:=([.X30]+[.Y30])/256" office:value-type="percentage" office:value="1" calcext:value-type="percentage">
            <text:p>100.00%</text:p>
          </table:table-cell>
          <table:table-cell/>
          <table:table-cell table:style-name="ce9" table:formula="of:=([.E30]+[.K30]+[.Q30])/SUM([.E30:.S30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13"/>
          <table:table-cell table:style-name="ce17"/>
          <table:table-cell table:style-name="ce20"/>
          <table:table-cell table:style-name="ce8"/>
          <table:table-cell table:number-columns-repeated="2"/>
          <table:table-cell table:style-name="ce13"/>
          <table:table-cell table:style-name="ce17"/>
          <table:table-cell table:style-name="ce22"/>
          <table:table-cell table:style-name="ce8"/>
          <table:table-cell table:number-columns-repeated="2"/>
          <table:table-cell table:style-name="ce13"/>
          <table:table-cell table:style-name="ce17"/>
          <table:table-cell table:style-name="ce22"/>
          <table:table-cell table:style-name="ce8"/>
          <table:table-cell table:number-columns-repeated="2"/>
          <table:table-cell table:style-name="ce13"/>
          <table:table-cell table:style-name="ce17"/>
          <table:table-cell table:style-name="ce22"/>
          <table:table-cell/>
          <table:table-cell table:style-name="ce9"/>
          <table:table-cell table:number-columns-repeated="99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13"/>
          <table:table-cell table:style-name="ce17"/>
          <table:table-cell table:style-name="ce20"/>
          <table:table-cell table:number-columns-repeated="3"/>
          <table:table-cell table:style-name="ce13"/>
          <table:table-cell table:style-name="ce17"/>
          <table:table-cell table:style-name="ce22"/>
          <table:table-cell table:number-columns-repeated="3"/>
          <table:table-cell table:style-name="ce13"/>
          <table:table-cell table:style-name="ce17"/>
          <table:table-cell table:style-name="ce22"/>
          <table:table-cell table:number-columns-repeated="3"/>
          <table:table-cell table:style-name="ce13"/>
          <table:table-cell table:style-name="ce17"/>
          <table:table-cell table:style-name="ce22"/>
          <table:table-cell table:number-columns-repeated="997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5"/>
          <table:table-cell/>
          <table:table-cell table:formula="of:=SUM([.E4:.E10])" office:value-type="float" office:value="1479" calcext:value-type="float">
            <text:p>1479</text:p>
          </table:table-cell>
          <table:table-cell table:formula="of:=SUM([.F4:.F10])" office:value-type="float" office:value="302" calcext:value-type="float">
            <text:p>302</text:p>
          </table:table-cell>
          <table:table-cell table:style-name="ce13" table:formula="of:=SUM([.G4:.G10])" office:value-type="float" office:value="11" calcext:value-type="float">
            <text:p>11</text:p>
          </table:table-cell>
          <table:table-cell table:style-name="ce17"/>
          <table:table-cell table:style-name="ce20"/>
          <table:table-cell/>
          <table:table-cell table:formula="of:=SUM([.K4:.K10])" office:value-type="float" office:value="1602" calcext:value-type="float">
            <text:p>1602</text:p>
          </table:table-cell>
          <table:table-cell table:formula="of:=SUM([.L4:.L10])" office:value-type="float" office:value="187" calcext:value-type="float">
            <text:p>187</text:p>
          </table:table-cell>
          <table:table-cell table:style-name="ce13" table:formula="of:=SUM([.M4:.M10])" office:value-type="float" office:value="3" calcext:value-type="float">
            <text:p>3</text:p>
          </table:table-cell>
          <table:table-cell table:style-name="ce17"/>
          <table:table-cell table:style-name="ce22"/>
          <table:table-cell/>
          <table:table-cell table:formula="of:=SUM([.Q4:.Q10])" office:value-type="float" office:value="1434" calcext:value-type="float">
            <text:p>1434</text:p>
          </table:table-cell>
          <table:table-cell table:formula="of:=SUM([.R4:.R10])" office:value-type="float" office:value="349" calcext:value-type="float">
            <text:p>349</text:p>
          </table:table-cell>
          <table:table-cell table:style-name="ce13" table:formula="of:=SUM([.S4:.S10])" office:value-type="float" office:value="9" calcext:value-type="float">
            <text:p>9</text:p>
          </table:table-cell>
          <table:table-cell table:style-name="ce17"/>
          <table:table-cell table:style-name="ce22"/>
          <table:table-cell/>
          <table:table-cell table:formula="of:=SUM([.W4:.W10])" office:value-type="float" office:value="1070" calcext:value-type="float">
            <text:p>1070</text:p>
          </table:table-cell>
          <table:table-cell table:formula="of:=SUM([.X4:.X10])" office:value-type="float" office:value="715" calcext:value-type="float">
            <text:p>715</text:p>
          </table:table-cell>
          <table:table-cell table:style-name="ce13" table:formula="of:=SUM([.Y4:.Y10])" office:value-type="float" office:value="7" calcext:value-type="float">
            <text:p>7</text:p>
          </table:table-cell>
          <table:table-cell table:style-name="ce17"/>
          <table:table-cell table:style-name="ce22"/>
          <table:table-cell table:number-columns-repeated="997"/>
        </table:table-row>
        <table:table-row table:style-name="ro1">
          <table:table-cell table:number-columns-repeated="2"/>
          <table:table-cell table:style-name="ce5"/>
          <table:table-cell/>
          <table:table-cell table:style-name="ce9" table:formula="of:=[.E33]/SUM([.E33:.G33])" office:value-type="percentage" office:value="0.825334821428571" calcext:value-type="percentage">
            <text:p>82.53%</text:p>
          </table:table-cell>
          <table:table-cell table:style-name="ce10" table:formula="of:=[.F33]/SUM([.E33:.G33])" office:value-type="percentage" office:value="0.168526785714286" calcext:value-type="percentage">
            <text:p>16.85%</text:p>
          </table:table-cell>
          <table:table-cell table:style-name="ce14" table:formula="of:=[.G33]/SUM([.E33:.G33])" office:value-type="percentage" office:value="0.00613839285714286" calcext:value-type="percentage">
            <text:p>0.61%</text:p>
          </table:table-cell>
          <table:table-cell table:style-name="ce14"/>
          <table:table-cell table:style-name="ce21"/>
          <table:table-cell/>
          <table:table-cell table:style-name="ce9" table:formula="of:=[.K33]/SUM([.K33:.M33])" office:value-type="percentage" office:value="0.893973214285714" calcext:value-type="percentage">
            <text:p>89.40%</text:p>
          </table:table-cell>
          <table:table-cell table:style-name="ce10" table:formula="of:=[.L33]/SUM([.K33:.M33])" office:value-type="percentage" office:value="0.104352678571429" calcext:value-type="percentage">
            <text:p>10.44%</text:p>
          </table:table-cell>
          <table:table-cell table:style-name="ce14" table:formula="of:=[.M33]/SUM([.K33:.M33])" office:value-type="percentage" office:value="0.00167410714285714" calcext:value-type="percentage">
            <text:p>0.17%</text:p>
          </table:table-cell>
          <table:table-cell table:style-name="ce14"/>
          <table:table-cell table:style-name="ce21"/>
          <table:table-cell/>
          <table:table-cell table:style-name="ce9" table:formula="of:=[.Q33]/SUM([.Q33:.S33])" office:value-type="percentage" office:value="0.800223214285714" calcext:value-type="percentage">
            <text:p>80.02%</text:p>
          </table:table-cell>
          <table:table-cell table:style-name="ce10" table:formula="of:=[.R33]/SUM([.Q33:.S33])" office:value-type="percentage" office:value="0.194754464285714" calcext:value-type="percentage">
            <text:p>19.48%</text:p>
          </table:table-cell>
          <table:table-cell table:style-name="ce14" table:formula="of:=[.S33]/SUM([.Q33:.S33])" office:value-type="percentage" office:value="0.00502232142857143" calcext:value-type="percentage">
            <text:p>0.50%</text:p>
          </table:table-cell>
          <table:table-cell table:style-name="ce14"/>
          <table:table-cell table:style-name="ce21"/>
          <table:table-cell/>
          <table:table-cell table:style-name="ce9" table:formula="of:=[.W33]/SUM([.W33:.Y33])" office:value-type="percentage" office:value="0.597098214285714" calcext:value-type="percentage">
            <text:p>59.71%</text:p>
          </table:table-cell>
          <table:table-cell table:style-name="ce10" table:formula="of:=[.X33]/SUM([.W33:.Y33])" office:value-type="percentage" office:value="0.398995535714286" calcext:value-type="percentage">
            <text:p>39.90%</text:p>
          </table:table-cell>
          <table:table-cell table:style-name="ce14" table:formula="of:=[.Y33]/SUM([.W33:.Y33])" office:value-type="percentage" office:value="0.00390625" calcext:value-type="percentage">
            <text:p>0.39%</text:p>
          </table:table-cell>
          <table:table-cell table:style-name="ce14"/>
          <table:table-cell table:style-name="ce21"/>
          <table:table-cell table:number-columns-repeated="99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table:table-column table:style-name="co8" table:default-cell-style-name="Default"/>
        <table:table-column table:style-name="co9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Carrier Freq.</text:p>
          </table:table-cell>
          <table:table-cell table:style-name="ce1" office:value-type="string" calcext:value-type="string">
            <text:p>Baud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Clipping</text:p>
          </table:table-cell>
          <table:table-cell table:style-name="ce1" office:value-type="string" calcext:value-type="string">
            <text:p>Packet Loss</text:p>
          </table:table-cell>
          <table:table-cell table:style-name="ce1" office:value-type="string" calcext:value-type="string">
            <text:p>Packet Corruption</text:p>
          </table:table-cell>
          <table:table-cell table:style-name="ce1" table:number-columns-repeated="1015"/>
        </table:table-row>
        <table:table-row table:style-name="ro1">
          <table:table-cell table:formula="of:=CONCATENATE([.B2];&quot;_&quot;;[.C2];&quot;_&quot;;;[.D2])" office:value-type="string" office:string-value="Custom Desktop_102_51" calcext:value-type="string">
            <text:p>Custom Desktop_102_51</text:p>
          </table:table-cell>
          <table:table-cell office:value-type="string" calcext:value-type="string">
            <text:p>Custom Desktop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];&quot;_&quot;;[.C3];&quot;_&quot;;;[.D3])" office:value-type="string" office:string-value="Custom Desktop_108_54" calcext:value-type="string">
            <text:p>Custom Desktop_108_54</text:p>
          </table:table-cell>
          <table:table-cell office:value-type="string" calcext:value-type="string">
            <text:p>Custom Desktop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];&quot;_&quot;;[.C4];&quot;_&quot;;;[.D4])" office:value-type="string" office:string-value="Custom Desktop_114_57" calcext:value-type="string">
            <text:p>Custom Desktop_114_57</text:p>
          </table:table-cell>
          <table:table-cell office:value-type="string" calcext:value-type="string">
            <text:p>Custom Desktop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];&quot;_&quot;;[.C5];&quot;_&quot;;;[.D5])" office:value-type="string" office:string-value="Custom Desktop_120_60" calcext:value-type="string">
            <text:p>Custom Desktop_120_60</text:p>
          </table:table-cell>
          <table:table-cell office:value-type="string" calcext:value-type="string">
            <text:p>Custom Desktop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];&quot;_&quot;;[.C6];&quot;_&quot;;;[.D6])" office:value-type="string" office:string-value="Custom Desktop_126_63" calcext:value-type="string">
            <text:p>Custom Desktop_126_63</text:p>
          </table:table-cell>
          <table:table-cell office:value-type="string" calcext:value-type="string">
            <text:p>Custom Desktop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];&quot;_&quot;;[.C7];&quot;_&quot;;;[.D7])" office:value-type="string" office:string-value="Custom Desktop_12_6" calcext:value-type="string">
            <text:p>Custom Desktop_12_6</text:p>
          </table:table-cell>
          <table:table-cell office:value-type="string" calcext:value-type="string">
            <text:p>Custom Desktop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];&quot;_&quot;;[.C8];&quot;_&quot;;;[.D8])" office:value-type="string" office:string-value="Custom Desktop_132_66" calcext:value-type="string">
            <text:p>Custom Desktop_132_66</text:p>
          </table:table-cell>
          <table:table-cell office:value-type="string" calcext:value-type="string">
            <text:p>Custom Desktop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];&quot;_&quot;;[.C9];&quot;_&quot;;;[.D9])" office:value-type="string" office:string-value="Custom Desktop_138_69" calcext:value-type="string">
            <text:p>Custom Desktop_138_69</text:p>
          </table:table-cell>
          <table:table-cell office:value-type="string" calcext:value-type="string">
            <text:p>Custom Desktop</text:p>
          </table:table-cell>
          <table:table-cell office:value-type="float" office:value="138" calcext:value-type="float">
            <text:p>13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];&quot;_&quot;;[.C10];&quot;_&quot;;;[.D10])" office:value-type="string" office:string-value="Custom Desktop_144_72" calcext:value-type="string">
            <text:p>Custom Desktop_144_72</text:p>
          </table:table-cell>
          <table:table-cell office:value-type="string" calcext:value-type="string">
            <text:p>Custom Desktop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1];&quot;_&quot;;[.C11];&quot;_&quot;;;[.D11])" office:value-type="string" office:string-value="Custom Desktop_150_75" calcext:value-type="string">
            <text:p>Custom Desktop_150_75</text:p>
          </table:table-cell>
          <table:table-cell office:value-type="string" calcext:value-type="string">
            <text:p>Custom Desktop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2];&quot;_&quot;;[.C12];&quot;_&quot;;;[.D12])" office:value-type="string" office:string-value="Custom Desktop_156_78" calcext:value-type="string">
            <text:p>Custom Desktop_156_78</text:p>
          </table:table-cell>
          <table:table-cell office:value-type="string" calcext:value-type="string">
            <text:p>Custom Desktop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3];&quot;_&quot;;[.C13];&quot;_&quot;;;[.D13])" office:value-type="string" office:string-value="Custom Desktop_162_81" calcext:value-type="string">
            <text:p>Custom Desktop_162_81</text:p>
          </table:table-cell>
          <table:table-cell office:value-type="string" calcext:value-type="string">
            <text:p>Custom Desktop</text:p>
          </table:table-cell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4];&quot;_&quot;;[.C14];&quot;_&quot;;;[.D14])" office:value-type="string" office:string-value="Custom Desktop_18_9" calcext:value-type="string">
            <text:p>Custom Desktop_18_9</text:p>
          </table:table-cell>
          <table:table-cell office:value-type="string" calcext:value-type="string">
            <text:p>Custom Desktop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5];&quot;_&quot;;[.C15];&quot;_&quot;;;[.D15])" office:value-type="string" office:string-value="Custom Desktop_24_12" calcext:value-type="string">
            <text:p>Custom Desktop_24_12</text:p>
          </table:table-cell>
          <table:table-cell office:value-type="string" calcext:value-type="string">
            <text:p>Custom Desktop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6];&quot;_&quot;;[.C16];&quot;_&quot;;;[.D16])" office:value-type="string" office:string-value="Custom Desktop_30_15" calcext:value-type="string">
            <text:p>Custom Desktop_30_15</text:p>
          </table:table-cell>
          <table:table-cell office:value-type="string" calcext:value-type="string">
            <text:p>Custom Desktop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formula="of:=CONCATENATE([.B17];&quot;_&quot;;[.C17];&quot;_&quot;;;[.D17])" office:value-type="string" office:string-value="Custom Desktop_36_18" calcext:value-type="string">
            <text:p>Custom Desktop_36_18</text:p>
          </table:table-cell>
          <table:table-cell office:value-type="string" calcext:value-type="string">
            <text:p>Custom Desktop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formula="of:=CONCATENATE([.B18];&quot;_&quot;;[.C18];&quot;_&quot;;;[.D18])" office:value-type="string" office:string-value="Custom Desktop_42_21" calcext:value-type="string">
            <text:p>Custom Desktop_42_21</text:p>
          </table:table-cell>
          <table:table-cell office:value-type="string" calcext:value-type="string">
            <text:p>Custom Desktop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19];&quot;_&quot;;[.C19];&quot;_&quot;;;[.D19])" office:value-type="string" office:string-value="Custom Desktop_48_24" calcext:value-type="string">
            <text:p>Custom Desktop_48_24</text:p>
          </table:table-cell>
          <table:table-cell office:value-type="string" calcext:value-type="string">
            <text:p>Custom Desktop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20];&quot;_&quot;;[.C20];&quot;_&quot;;;[.D20])" office:value-type="string" office:string-value="Custom Desktop_54_27" calcext:value-type="string">
            <text:p>Custom Desktop_54_27</text:p>
          </table:table-cell>
          <table:table-cell office:value-type="string" calcext:value-type="string">
            <text:p>Custom Desktop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1];&quot;_&quot;;[.C21];&quot;_&quot;;;[.D21])" office:value-type="string" office:string-value="Custom Desktop_60_30" calcext:value-type="string">
            <text:p>Custom Desktop_60_30</text:p>
          </table:table-cell>
          <table:table-cell office:value-type="string" calcext:value-type="string">
            <text:p>Custom Desktop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2];&quot;_&quot;;[.C22];&quot;_&quot;;;[.D22])" office:value-type="string" office:string-value="Custom Desktop_66_33" calcext:value-type="string">
            <text:p>Custom Desktop_66_33</text:p>
          </table:table-cell>
          <table:table-cell office:value-type="string" calcext:value-type="string">
            <text:p>Custom Desktop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23];&quot;_&quot;;[.C23];&quot;_&quot;;;[.D23])" office:value-type="string" office:string-value="Custom Desktop_6_3" calcext:value-type="string">
            <text:p>Custom Desktop_6_3</text:p>
          </table:table-cell>
          <table:table-cell office:value-type="string" calcext:value-type="string">
            <text:p>Custom Deskto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4];&quot;_&quot;;[.C24];&quot;_&quot;;;[.D24])" office:value-type="string" office:string-value="Custom Desktop_72_36" calcext:value-type="string">
            <text:p>Custom Desktop_72_36</text:p>
          </table:table-cell>
          <table:table-cell office:value-type="string" calcext:value-type="string">
            <text:p>Custom Desktop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5];&quot;_&quot;;[.C25];&quot;_&quot;;;[.D25])" office:value-type="string" office:string-value="Custom Desktop_78_39" calcext:value-type="string">
            <text:p>Custom Desktop_78_39</text:p>
          </table:table-cell>
          <table:table-cell office:value-type="string" calcext:value-type="string">
            <text:p>Custom Desktop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6];&quot;_&quot;;[.C26];&quot;_&quot;;;[.D26])" office:value-type="string" office:string-value="Custom Desktop_84_42" calcext:value-type="string">
            <text:p>Custom Desktop_84_42</text:p>
          </table:table-cell>
          <table:table-cell office:value-type="string" calcext:value-type="string">
            <text:p>Custom Desktop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7];&quot;_&quot;;[.C27];&quot;_&quot;;;[.D27])" office:value-type="string" office:string-value="Custom Desktop_90_45" calcext:value-type="string">
            <text:p>Custom Desktop_90_45</text:p>
          </table:table-cell>
          <table:table-cell office:value-type="string" calcext:value-type="string">
            <text:p>Custom Desktop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8];&quot;_&quot;;[.C28];&quot;_&quot;;;[.D28])" office:value-type="string" office:string-value="Custom Desktop_96_48" calcext:value-type="string">
            <text:p>Custom Desktop_96_48</text:p>
          </table:table-cell>
          <table:table-cell office:value-type="string" calcext:value-type="string">
            <text:p>Custom Desktop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9];&quot;_&quot;;[.C29];&quot;_&quot;;;[.D29])" office:value-type="string" office:string-value="Dell Poweredge 1950_102_51" calcext:value-type="string">
            <text:p>Dell Poweredge 1950_102_51</text:p>
          </table:table-cell>
          <table:table-cell office:value-type="string" calcext:value-type="string">
            <text:p>Dell Poweredge 1950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0];&quot;_&quot;;[.C30];&quot;_&quot;;;[.D30])" office:value-type="string" office:string-value="Dell Poweredge 1950_108_54" calcext:value-type="string">
            <text:p>Dell Poweredge 1950_108_54</text:p>
          </table:table-cell>
          <table:table-cell office:value-type="string" calcext:value-type="string">
            <text:p>Dell Poweredge 1950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1];&quot;_&quot;;[.C31];&quot;_&quot;;;[.D31])" office:value-type="string" office:string-value="Dell Poweredge 1950_114_57" calcext:value-type="string">
            <text:p>Dell Poweredge 1950_114_57</text:p>
          </table:table-cell>
          <table:table-cell office:value-type="string" calcext:value-type="string">
            <text:p>Dell Poweredge 1950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2];&quot;_&quot;;[.C32];&quot;_&quot;;;[.D32])" office:value-type="string" office:string-value="Dell Poweredge 1950_120_60" calcext:value-type="string">
            <text:p>Dell Poweredge 1950_120_60</text:p>
          </table:table-cell>
          <table:table-cell office:value-type="string" calcext:value-type="string">
            <text:p>Dell Poweredge 195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3];&quot;_&quot;;[.C33];&quot;_&quot;;;[.D33])" office:value-type="string" office:string-value="Dell Poweredge 1950_126_63" calcext:value-type="string">
            <text:p>Dell Poweredge 1950_126_63</text:p>
          </table:table-cell>
          <table:table-cell office:value-type="string" calcext:value-type="string">
            <text:p>Dell Poweredge 1950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4];&quot;_&quot;;[.C34];&quot;_&quot;;;[.D34])" office:value-type="string" office:string-value="Dell Poweredge 1950_12_6" calcext:value-type="string">
            <text:p>Dell Poweredge 1950_12_6</text:p>
          </table:table-cell>
          <table:table-cell office:value-type="string" calcext:value-type="string">
            <text:p>Dell Poweredge 19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5];&quot;_&quot;;[.C35];&quot;_&quot;;;[.D35])" office:value-type="string" office:string-value="Dell Poweredge 1950_132_66" calcext:value-type="string">
            <text:p>Dell Poweredge 1950_132_66</text:p>
          </table:table-cell>
          <table:table-cell office:value-type="string" calcext:value-type="string">
            <text:p>Dell Poweredge 1950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6];&quot;_&quot;;[.C36];&quot;_&quot;;;[.D36])" office:value-type="string" office:string-value="Dell Poweredge 1950_138_69" calcext:value-type="string">
            <text:p>Dell Poweredge 1950_138_69</text:p>
          </table:table-cell>
          <table:table-cell office:value-type="string" calcext:value-type="string">
            <text:p>Dell Poweredge 1950</text:p>
          </table:table-cell>
          <table:table-cell office:value-type="float" office:value="138" calcext:value-type="float">
            <text:p>13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7];&quot;_&quot;;[.C37];&quot;_&quot;;;[.D37])" office:value-type="string" office:string-value="Dell Poweredge 1950_144_72" calcext:value-type="string">
            <text:p>Dell Poweredge 1950_144_72</text:p>
          </table:table-cell>
          <table:table-cell office:value-type="string" calcext:value-type="string">
            <text:p>Dell Poweredge 1950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8];&quot;_&quot;;[.C38];&quot;_&quot;;;[.D38])" office:value-type="string" office:string-value="Dell Poweredge 1950_150_75" calcext:value-type="string">
            <text:p>Dell Poweredge 1950_150_75</text:p>
          </table:table-cell>
          <table:table-cell office:value-type="string" calcext:value-type="string">
            <text:p>Dell Poweredge 195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9];&quot;_&quot;;[.C39];&quot;_&quot;;;[.D39])" office:value-type="string" office:string-value="Dell Poweredge 1950_156_78" calcext:value-type="string">
            <text:p>Dell Poweredge 1950_156_78</text:p>
          </table:table-cell>
          <table:table-cell office:value-type="string" calcext:value-type="string">
            <text:p>Dell Poweredge 1950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0];&quot;_&quot;;[.C40];&quot;_&quot;;;[.D40])" office:value-type="string" office:string-value="Dell Poweredge 1950_162_81" calcext:value-type="string">
            <text:p>Dell Poweredge 1950_162_81</text:p>
          </table:table-cell>
          <table:table-cell office:value-type="string" calcext:value-type="string">
            <text:p>Dell Poweredge 1950</text:p>
          </table:table-cell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1];&quot;_&quot;;[.C41];&quot;_&quot;;;[.D41])" office:value-type="string" office:string-value="Dell Poweredge 1950_18_9" calcext:value-type="string">
            <text:p>Dell Poweredge 1950_18_9</text:p>
          </table:table-cell>
          <table:table-cell office:value-type="string" calcext:value-type="string">
            <text:p>Dell Poweredge 195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2];&quot;_&quot;;[.C42];&quot;_&quot;;;[.D42])" office:value-type="string" office:string-value="Dell Poweredge 1950_24_12" calcext:value-type="string">
            <text:p>Dell Poweredge 1950_24_12</text:p>
          </table:table-cell>
          <table:table-cell office:value-type="string" calcext:value-type="string">
            <text:p>Dell Poweredge 195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3];&quot;_&quot;;[.C43];&quot;_&quot;;;[.D43])" office:value-type="string" office:string-value="Dell Poweredge 1950_30_15" calcext:value-type="string">
            <text:p>Dell Poweredge 1950_30_15</text:p>
          </table:table-cell>
          <table:table-cell office:value-type="string" calcext:value-type="string">
            <text:p>Dell Poweredge 19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4];&quot;_&quot;;[.C44];&quot;_&quot;;;[.D44])" office:value-type="string" office:string-value="Dell Poweredge 1950_36_18" calcext:value-type="string">
            <text:p>Dell Poweredge 1950_36_18</text:p>
          </table:table-cell>
          <table:table-cell office:value-type="string" calcext:value-type="string">
            <text:p>Dell Poweredge 195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5];&quot;_&quot;;[.C45];&quot;_&quot;;;[.D45])" office:value-type="string" office:string-value="Dell Poweredge 1950_42_21" calcext:value-type="string">
            <text:p>Dell Poweredge 1950_42_21</text:p>
          </table:table-cell>
          <table:table-cell office:value-type="string" calcext:value-type="string">
            <text:p>Dell Poweredge 195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formula="of:=CONCATENATE([.B46];&quot;_&quot;;[.C46];&quot;_&quot;;;[.D46])" office:value-type="string" office:string-value="Dell Poweredge 1950_48_24" calcext:value-type="string">
            <text:p>Dell Poweredge 1950_48_24</text:p>
          </table:table-cell>
          <table:table-cell office:value-type="string" calcext:value-type="string">
            <text:p>Dell Poweredge 195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formula="of:=CONCATENATE([.B47];&quot;_&quot;;[.C47];&quot;_&quot;;;[.D47])" office:value-type="string" office:string-value="Dell Poweredge 1950_54_27" calcext:value-type="string">
            <text:p>Dell Poweredge 1950_54_27</text:p>
          </table:table-cell>
          <table:table-cell office:value-type="string" calcext:value-type="string">
            <text:p>Dell Poweredge 195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48];&quot;_&quot;;[.C48];&quot;_&quot;;;[.D48])" office:value-type="string" office:string-value="Dell Poweredge 1950_60_30" calcext:value-type="string">
            <text:p>Dell Poweredge 1950_60_30</text:p>
          </table:table-cell>
          <table:table-cell office:value-type="string" calcext:value-type="string">
            <text:p>Dell Poweredge 19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49];&quot;_&quot;;[.C49];&quot;_&quot;;;[.D49])" office:value-type="string" office:string-value="Dell Poweredge 1950_66_33" calcext:value-type="string">
            <text:p>Dell Poweredge 1950_66_33</text:p>
          </table:table-cell>
          <table:table-cell office:value-type="string" calcext:value-type="string">
            <text:p>Dell Poweredge 195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50];&quot;_&quot;;[.C50];&quot;_&quot;;;[.D50])" office:value-type="string" office:string-value="Dell Poweredge 1950_6_3" calcext:value-type="string">
            <text:p>Dell Poweredge 1950_6_3</text:p>
          </table:table-cell>
          <table:table-cell office:value-type="string" calcext:value-type="string">
            <text:p>Dell Poweredge 19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1];&quot;_&quot;;[.C51];&quot;_&quot;;;[.D51])" office:value-type="string" office:string-value="Dell Poweredge 1950_72_36" calcext:value-type="string">
            <text:p>Dell Poweredge 1950_72_36</text:p>
          </table:table-cell>
          <table:table-cell office:value-type="string" calcext:value-type="string">
            <text:p>Dell Poweredge 195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formula="of:=CONCATENATE([.B52];&quot;_&quot;;[.C52];&quot;_&quot;;;[.D52])" office:value-type="string" office:string-value="Dell Poweredge 1950_78_39" calcext:value-type="string">
            <text:p>Dell Poweredge 1950_78_39</text:p>
          </table:table-cell>
          <table:table-cell office:value-type="string" calcext:value-type="string">
            <text:p>Dell Poweredge 1950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3];&quot;_&quot;;[.C53];&quot;_&quot;;;[.D53])" office:value-type="string" office:string-value="Dell Poweredge 1950_84_42" calcext:value-type="string">
            <text:p>Dell Poweredge 1950_84_42</text:p>
          </table:table-cell>
          <table:table-cell office:value-type="string" calcext:value-type="string">
            <text:p>Dell Poweredge 1950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4];&quot;_&quot;;[.C54];&quot;_&quot;;;[.D54])" office:value-type="string" office:string-value="Dell Poweredge 1950_90_45" calcext:value-type="string">
            <text:p>Dell Poweredge 1950_90_45</text:p>
          </table:table-cell>
          <table:table-cell office:value-type="string" calcext:value-type="string">
            <text:p>Dell Poweredge 19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5];&quot;_&quot;;[.C55];&quot;_&quot;;;[.D55])" office:value-type="string" office:string-value="Dell Poweredge 1950_96_48" calcext:value-type="string">
            <text:p>Dell Poweredge 1950_96_48</text:p>
          </table:table-cell>
          <table:table-cell office:value-type="string" calcext:value-type="string">
            <text:p>Dell Poweredge 195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6];&quot;_&quot;;[.C56];&quot;_&quot;;;[.D56])" office:value-type="string" office:string-value="Dell Vostro 3550_102_51" calcext:value-type="string">
            <text:p>Dell Vostro 3550_102_51</text:p>
          </table:table-cell>
          <table:table-cell office:value-type="string" calcext:value-type="string">
            <text:p>Dell Vostro 3550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7];&quot;_&quot;;[.C57];&quot;_&quot;;;[.D57])" office:value-type="string" office:string-value="Dell Vostro 3550_108_54" calcext:value-type="string">
            <text:p>Dell Vostro 3550_108_54</text:p>
          </table:table-cell>
          <table:table-cell office:value-type="string" calcext:value-type="string">
            <text:p>Dell Vostro 3550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8];&quot;_&quot;;[.C58];&quot;_&quot;;;[.D58])" office:value-type="string" office:string-value="Dell Vostro 3550_114_57" calcext:value-type="string">
            <text:p>Dell Vostro 3550_114_57</text:p>
          </table:table-cell>
          <table:table-cell office:value-type="string" calcext:value-type="string">
            <text:p>Dell Vostro 3550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9];&quot;_&quot;;[.C59];&quot;_&quot;;;[.D59])" office:value-type="string" office:string-value="Dell Vostro 3550_120_60" calcext:value-type="string">
            <text:p>Dell Vostro 3550_120_60</text:p>
          </table:table-cell>
          <table:table-cell office:value-type="string" calcext:value-type="string">
            <text:p>Dell Vostro 355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0];&quot;_&quot;;[.C60];&quot;_&quot;;;[.D60])" office:value-type="string" office:string-value="Dell Vostro 3550_126_63" calcext:value-type="string">
            <text:p>Dell Vostro 3550_126_63</text:p>
          </table:table-cell>
          <table:table-cell office:value-type="string" calcext:value-type="string">
            <text:p>Dell Vostro 3550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1];&quot;_&quot;;[.C61];&quot;_&quot;;;[.D61])" office:value-type="string" office:string-value="Dell Vostro 3550_12_6" calcext:value-type="string">
            <text:p>Dell Vostro 3550_12_6</text:p>
          </table:table-cell>
          <table:table-cell office:value-type="string" calcext:value-type="string">
            <text:p>Dell Vostro 35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2];&quot;_&quot;;[.C62];&quot;_&quot;;;[.D62])" office:value-type="string" office:string-value="Dell Vostro 3550_132_66" calcext:value-type="string">
            <text:p>Dell Vostro 3550_132_66</text:p>
          </table:table-cell>
          <table:table-cell office:value-type="string" calcext:value-type="string">
            <text:p>Dell Vostro 3550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3];&quot;_&quot;;[.C63];&quot;_&quot;;;[.D63])" office:value-type="string" office:string-value="Dell Vostro 3550_138_69" calcext:value-type="string">
            <text:p>Dell Vostro 3550_138_69</text:p>
          </table:table-cell>
          <table:table-cell office:value-type="string" calcext:value-type="string">
            <text:p>Dell Vostro 3550</text:p>
          </table:table-cell>
          <table:table-cell office:value-type="float" office:value="138" calcext:value-type="float">
            <text:p>13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4];&quot;_&quot;;[.C64];&quot;_&quot;;;[.D64])" office:value-type="string" office:string-value="Dell Vostro 3550_144_72" calcext:value-type="string">
            <text:p>Dell Vostro 3550_144_72</text:p>
          </table:table-cell>
          <table:table-cell office:value-type="string" calcext:value-type="string">
            <text:p>Dell Vostro 3550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formula="of:=CONCATENATE([.B65];&quot;_&quot;;[.C65];&quot;_&quot;;;[.D65])" office:value-type="string" office:string-value="Dell Vostro 3550_150_75" calcext:value-type="string">
            <text:p>Dell Vostro 3550_150_75</text:p>
          </table:table-cell>
          <table:table-cell office:value-type="string" calcext:value-type="string">
            <text:p>Dell Vostro 355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6];&quot;_&quot;;[.C66];&quot;_&quot;;;[.D66])" office:value-type="string" office:string-value="Dell Vostro 3550_156_78" calcext:value-type="string">
            <text:p>Dell Vostro 3550_156_78</text:p>
          </table:table-cell>
          <table:table-cell office:value-type="string" calcext:value-type="string">
            <text:p>Dell Vostro 3550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formula="of:=CONCATENATE([.B67];&quot;_&quot;;[.C67];&quot;_&quot;;;[.D67])" office:value-type="string" office:string-value="Dell Vostro 3550_162_81" calcext:value-type="string">
            <text:p>Dell Vostro 3550_162_81</text:p>
          </table:table-cell>
          <table:table-cell office:value-type="string" calcext:value-type="string">
            <text:p>Dell Vostro 3550</text:p>
          </table:table-cell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8];&quot;_&quot;;[.C68];&quot;_&quot;;;[.D68])" office:value-type="string" office:string-value="Dell Vostro 3550_18_9" calcext:value-type="string">
            <text:p>Dell Vostro 3550_18_9</text:p>
          </table:table-cell>
          <table:table-cell office:value-type="string" calcext:value-type="string">
            <text:p>Dell Vostro 355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9];&quot;_&quot;;[.C69];&quot;_&quot;;;[.D69])" office:value-type="string" office:string-value="Dell Vostro 3550_24_12" calcext:value-type="string">
            <text:p>Dell Vostro 3550_24_12</text:p>
          </table:table-cell>
          <table:table-cell office:value-type="string" calcext:value-type="string">
            <text:p>Dell Vostro 355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0];&quot;_&quot;;[.C70];&quot;_&quot;;;[.D70])" office:value-type="string" office:string-value="Dell Vostro 3550_30_15" calcext:value-type="string">
            <text:p>Dell Vostro 3550_30_15</text:p>
          </table:table-cell>
          <table:table-cell office:value-type="string" calcext:value-type="string">
            <text:p>Dell Vostro 35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71];&quot;_&quot;;[.C71];&quot;_&quot;;;[.D71])" office:value-type="string" office:string-value="Dell Vostro 3550_36_18" calcext:value-type="string">
            <text:p>Dell Vostro 3550_36_18</text:p>
          </table:table-cell>
          <table:table-cell office:value-type="string" calcext:value-type="string">
            <text:p>Dell Vostro 355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formula="of:=CONCATENATE([.B72];&quot;_&quot;;[.C72];&quot;_&quot;;;[.D72])" office:value-type="string" office:string-value="Dell Vostro 3550_42_21" calcext:value-type="string">
            <text:p>Dell Vostro 3550_42_21</text:p>
          </table:table-cell>
          <table:table-cell office:value-type="string" calcext:value-type="string">
            <text:p>Dell Vostro 355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3];&quot;_&quot;;[.C73];&quot;_&quot;;;[.D73])" office:value-type="string" office:string-value="Dell Vostro 3550_48_24" calcext:value-type="string">
            <text:p>Dell Vostro 3550_48_24</text:p>
          </table:table-cell>
          <table:table-cell office:value-type="string" calcext:value-type="string">
            <text:p>Dell Vostro 355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74];&quot;_&quot;;[.C74];&quot;_&quot;;;[.D74])" office:value-type="string" office:string-value="Dell Vostro 3550_54_27" calcext:value-type="string">
            <text:p>Dell Vostro 3550_54_27</text:p>
          </table:table-cell>
          <table:table-cell office:value-type="string" calcext:value-type="string">
            <text:p>Dell Vostro 355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75];&quot;_&quot;;[.C75];&quot;_&quot;;;[.D75])" office:value-type="string" office:string-value="Dell Vostro 3550_60_30" calcext:value-type="string">
            <text:p>Dell Vostro 3550_60_30</text:p>
          </table:table-cell>
          <table:table-cell office:value-type="string" calcext:value-type="string">
            <text:p>Dell Vostro 35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76];&quot;_&quot;;[.C76];&quot;_&quot;;;[.D76])" office:value-type="string" office:string-value="Dell Vostro 3550_66_33" calcext:value-type="string">
            <text:p>Dell Vostro 3550_66_33</text:p>
          </table:table-cell>
          <table:table-cell office:value-type="string" calcext:value-type="string">
            <text:p>Dell Vostro 355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77];&quot;_&quot;;[.C77];&quot;_&quot;;;[.D77])" office:value-type="string" office:string-value="Dell Vostro 3550_6_3" calcext:value-type="string">
            <text:p>Dell Vostro 3550_6_3</text:p>
          </table:table-cell>
          <table:table-cell office:value-type="string" calcext:value-type="string">
            <text:p>Dell Vostro 35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78];&quot;_&quot;;[.C78];&quot;_&quot;;;[.D78])" office:value-type="string" office:string-value="Dell Vostro 3550_72_36" calcext:value-type="string">
            <text:p>Dell Vostro 3550_72_36</text:p>
          </table:table-cell>
          <table:table-cell office:value-type="string" calcext:value-type="string">
            <text:p>Dell Vostro 355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formula="of:=CONCATENATE([.B79];&quot;_&quot;;[.C79];&quot;_&quot;;;[.D79])" office:value-type="string" office:string-value="Dell Vostro 3550_78_39" calcext:value-type="string">
            <text:p>Dell Vostro 3550_78_39</text:p>
          </table:table-cell>
          <table:table-cell office:value-type="string" calcext:value-type="string">
            <text:p>Dell Vostro 3550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0];&quot;_&quot;;[.C80];&quot;_&quot;;;[.D80])" office:value-type="string" office:string-value="Dell Vostro 3550_84_42" calcext:value-type="string">
            <text:p>Dell Vostro 3550_84_42</text:p>
          </table:table-cell>
          <table:table-cell office:value-type="string" calcext:value-type="string">
            <text:p>Dell Vostro 3550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1];&quot;_&quot;;[.C81];&quot;_&quot;;;[.D81])" office:value-type="string" office:string-value="Dell Vostro 3550_90_45" calcext:value-type="string">
            <text:p>Dell Vostro 3550_90_45</text:p>
          </table:table-cell>
          <table:table-cell office:value-type="string" calcext:value-type="string">
            <text:p>Dell Vostro 35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2];&quot;_&quot;;[.C82];&quot;_&quot;;;[.D82])" office:value-type="string" office:string-value="Dell Vostro 3550_96_48" calcext:value-type="string">
            <text:p>Dell Vostro 3550_96_48</text:p>
          </table:table-cell>
          <table:table-cell office:value-type="string" calcext:value-type="string">
            <text:p>Dell Vostro 355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3];&quot;_&quot;;[.C83];&quot;_&quot;;;[.D83])" office:value-type="string" office:string-value="Intel NUC7i5BNH_102_51" calcext:value-type="string">
            <text:p>Intel NUC7i5BNH_102_51</text:p>
          </table:table-cell>
          <table:table-cell office:value-type="string" calcext:value-type="string">
            <text:p>Intel NUC7i5BNH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4];&quot;_&quot;;[.C84];&quot;_&quot;;;[.D84])" office:value-type="string" office:string-value="Intel NUC7i5BNH_108_54" calcext:value-type="string">
            <text:p>Intel NUC7i5BNH_108_54</text:p>
          </table:table-cell>
          <table:table-cell office:value-type="string" calcext:value-type="string">
            <text:p>Intel NUC7i5BNH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5];&quot;_&quot;;[.C85];&quot;_&quot;;;[.D85])" office:value-type="string" office:string-value="Intel NUC7i5BNH_114_57" calcext:value-type="string">
            <text:p>Intel NUC7i5BNH_114_57</text:p>
          </table:table-cell>
          <table:table-cell office:value-type="string" calcext:value-type="string">
            <text:p>Intel NUC7i5BNH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6];&quot;_&quot;;[.C86];&quot;_&quot;;;[.D86])" office:value-type="string" office:string-value="Intel NUC7i5BNH_120_60" calcext:value-type="string">
            <text:p>Intel NUC7i5BNH_120_60</text:p>
          </table:table-cell>
          <table:table-cell office:value-type="string" calcext:value-type="string">
            <text:p>Intel NUC7i5BNH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7];&quot;_&quot;;[.C87];&quot;_&quot;;;[.D87])" office:value-type="string" office:string-value="Intel NUC7i5BNH_126_63" calcext:value-type="string">
            <text:p>Intel NUC7i5BNH_126_63</text:p>
          </table:table-cell>
          <table:table-cell office:value-type="string" calcext:value-type="string">
            <text:p>Intel NUC7i5BNH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8];&quot;_&quot;;[.C88];&quot;_&quot;;;[.D88])" office:value-type="string" office:string-value="Intel NUC7i5BNH_12_6" calcext:value-type="string">
            <text:p>Intel NUC7i5BNH_12_6</text:p>
          </table:table-cell>
          <table:table-cell office:value-type="string" calcext:value-type="string">
            <text:p>Intel NUC7i5BNH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9];&quot;_&quot;;[.C89];&quot;_&quot;;;[.D89])" office:value-type="string" office:string-value="Intel NUC7i5BNH_132_66" calcext:value-type="string">
            <text:p>Intel NUC7i5BNH_132_66</text:p>
          </table:table-cell>
          <table:table-cell office:value-type="string" calcext:value-type="string">
            <text:p>Intel NUC7i5BNH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0];&quot;_&quot;;[.C90];&quot;_&quot;;;[.D90])" office:value-type="string" office:string-value="Intel NUC7i5BNH_138_69" calcext:value-type="string">
            <text:p>Intel NUC7i5BNH_138_69</text:p>
          </table:table-cell>
          <table:table-cell office:value-type="string" calcext:value-type="string">
            <text:p>Intel NUC7i5BNH</text:p>
          </table:table-cell>
          <table:table-cell office:value-type="float" office:value="138" calcext:value-type="float">
            <text:p>13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1];&quot;_&quot;;[.C91];&quot;_&quot;;;[.D91])" office:value-type="string" office:string-value="Intel NUC7i5BNH_144_72" calcext:value-type="string">
            <text:p>Intel NUC7i5BNH_144_72</text:p>
          </table:table-cell>
          <table:table-cell office:value-type="string" calcext:value-type="string">
            <text:p>Intel NUC7i5BNH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2];&quot;_&quot;;[.C92];&quot;_&quot;;;[.D92])" office:value-type="string" office:string-value="Intel NUC7i5BNH_150_75" calcext:value-type="string">
            <text:p>Intel NUC7i5BNH_150_75</text:p>
          </table:table-cell>
          <table:table-cell office:value-type="string" calcext:value-type="string">
            <text:p>Intel NUC7i5BNH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3];&quot;_&quot;;[.C93];&quot;_&quot;;;[.D93])" office:value-type="string" office:string-value="Intel NUC7i5BNH_156_78" calcext:value-type="string">
            <text:p>Intel NUC7i5BNH_156_78</text:p>
          </table:table-cell>
          <table:table-cell office:value-type="string" calcext:value-type="string">
            <text:p>Intel NUC7i5BNH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4];&quot;_&quot;;[.C94];&quot;_&quot;;;[.D94])" office:value-type="string" office:string-value="Intel NUC7i5BNH_162_81" calcext:value-type="string">
            <text:p>Intel NUC7i5BNH_162_81</text:p>
          </table:table-cell>
          <table:table-cell office:value-type="string" calcext:value-type="string">
            <text:p>Intel NUC7i5BNH</text:p>
          </table:table-cell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5];&quot;_&quot;;[.C95];&quot;_&quot;;;[.D95])" office:value-type="string" office:string-value="Intel NUC7i5BNH_18_9" calcext:value-type="string">
            <text:p>Intel NUC7i5BNH_18_9</text:p>
          </table:table-cell>
          <table:table-cell office:value-type="string" calcext:value-type="string">
            <text:p>Intel NUC7i5BNH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6];&quot;_&quot;;[.C96];&quot;_&quot;;;[.D96])" office:value-type="string" office:string-value="Intel NUC7i5BNH_24_12" calcext:value-type="string">
            <text:p>Intel NUC7i5BNH_24_12</text:p>
          </table:table-cell>
          <table:table-cell office:value-type="string" calcext:value-type="string">
            <text:p>Intel NUC7i5BNH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97];&quot;_&quot;;[.C97];&quot;_&quot;;;[.D97])" office:value-type="string" office:string-value="Intel NUC7i5BNH_30_15" calcext:value-type="string">
            <text:p>Intel NUC7i5BNH_30_15</text:p>
          </table:table-cell>
          <table:table-cell office:value-type="string" calcext:value-type="string">
            <text:p>Intel NUC7i5BNH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8];&quot;_&quot;;[.C98];&quot;_&quot;;;[.D98])" office:value-type="string" office:string-value="Intel NUC7i5BNH_36_18" calcext:value-type="string">
            <text:p>Intel NUC7i5BNH_36_18</text:p>
          </table:table-cell>
          <table:table-cell office:value-type="string" calcext:value-type="string">
            <text:p>Intel NUC7i5BNH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9];&quot;_&quot;;[.C99];&quot;_&quot;;;[.D99])" office:value-type="string" office:string-value="Intel NUC7i5BNH_42_21" calcext:value-type="string">
            <text:p>Intel NUC7i5BNH_42_21</text:p>
          </table:table-cell>
          <table:table-cell office:value-type="string" calcext:value-type="string">
            <text:p>Intel NUC7i5BNH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100];&quot;_&quot;;[.C100];&quot;_&quot;;;[.D100])" office:value-type="string" office:string-value="Intel NUC7i5BNH_48_24" calcext:value-type="string">
            <text:p>Intel NUC7i5BNH_48_24</text:p>
          </table:table-cell>
          <table:table-cell office:value-type="string" calcext:value-type="string">
            <text:p>Intel NUC7i5BNH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CONCATENATE([.B101];&quot;_&quot;;[.C101];&quot;_&quot;;;[.D101])" office:value-type="string" office:string-value="Intel NUC7i5BNH_54_27" calcext:value-type="string">
            <text:p>Intel NUC7i5BNH_54_27</text:p>
          </table:table-cell>
          <table:table-cell office:value-type="string" calcext:value-type="string">
            <text:p>Intel NUC7i5BNH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2];&quot;_&quot;;[.C102];&quot;_&quot;;;[.D102])" office:value-type="string" office:string-value="Intel NUC7i5BNH_60_30" calcext:value-type="string">
            <text:p>Intel NUC7i5BNH_60_30</text:p>
          </table:table-cell>
          <table:table-cell office:value-type="string" calcext:value-type="string">
            <text:p>Intel NUC7i5BNH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3];&quot;_&quot;;[.C103];&quot;_&quot;;;[.D103])" office:value-type="string" office:string-value="Intel NUC7i5BNH_66_33" calcext:value-type="string">
            <text:p>Intel NUC7i5BNH_66_33</text:p>
          </table:table-cell>
          <table:table-cell office:value-type="string" calcext:value-type="string">
            <text:p>Intel NUC7i5BNH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4];&quot;_&quot;;[.C104];&quot;_&quot;;;[.D104])" office:value-type="string" office:string-value="Intel NUC7i5BNH_6_3" calcext:value-type="string">
            <text:p>Intel NUC7i5BNH_6_3</text:p>
          </table:table-cell>
          <table:table-cell office:value-type="string" calcext:value-type="string">
            <text:p>Intel NUC7i5BN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formula="of:=CONCATENATE([.B105];&quot;_&quot;;[.C105];&quot;_&quot;;;[.D105])" office:value-type="string" office:string-value="Intel NUC7i5BNH_72_36" calcext:value-type="string">
            <text:p>Intel NUC7i5BNH_72_36</text:p>
          </table:table-cell>
          <table:table-cell office:value-type="string" calcext:value-type="string">
            <text:p>Intel NUC7i5BNH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6];&quot;_&quot;;[.C106];&quot;_&quot;;;[.D106])" office:value-type="string" office:string-value="Intel NUC7i5BNH_78_39" calcext:value-type="string">
            <text:p>Intel NUC7i5BNH_78_39</text:p>
          </table:table-cell>
          <table:table-cell office:value-type="string" calcext:value-type="string">
            <text:p>Intel NUC7i5BNH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7];&quot;_&quot;;[.C107];&quot;_&quot;;;[.D107])" office:value-type="string" office:string-value="Intel NUC7i5BNH_84_42" calcext:value-type="string">
            <text:p>Intel NUC7i5BNH_84_42</text:p>
          </table:table-cell>
          <table:table-cell office:value-type="string" calcext:value-type="string">
            <text:p>Intel NUC7i5BNH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8];&quot;_&quot;;[.C108];&quot;_&quot;;;[.D108])" office:value-type="string" office:string-value="Intel NUC7i5BNH_90_45" calcext:value-type="string">
            <text:p>Intel NUC7i5BNH_90_45</text:p>
          </table:table-cell>
          <table:table-cell office:value-type="string" calcext:value-type="string">
            <text:p>Intel NUC7i5BNH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9];&quot;_&quot;;[.C109];&quot;_&quot;;;[.D109])" office:value-type="string" office:string-value="Intel NUC7i5BNH_96_48" calcext:value-type="string">
            <text:p>Intel NUC7i5BNH_96_48</text:p>
          </table:table-cell>
          <table:table-cell office:value-type="string" calcext:value-type="string">
            <text:p>Intel NUC7i5BNH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</table:table>
      <table:table table:name="Charts" table:style-name="ta1">
        <table:shapes>
          <draw:frame draw:z-index="0" draw:style-name="gr1" draw:text-style-name="P1" svg:width="977.95pt" svg:height="522.54pt" svg:x="39.03pt" svg:y="14.34pt">
            <loext:p draw:notify-on-update-of-ranges="Results.C4:Results.C30 Results.E1:Results.E1 Results.H4:Results.H30 Results.K1:Results.K1 Results.N4:Results.N30 Results.Q1:Results.Q1 Results.T4:Results.T30 Results.W1:Results.W1 Results.Z4:Results.Z3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.A1:data.H8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5:56:36.481832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1:38:07.680876219</meta:creation-date>
    <dc:date>2017-07-22T15:57:54.464092127</dc:date>
    <meta:editing-duration>PT1H46M56S</meta:editing-duration>
    <meta:editing-cycles>10</meta:editing-cycles>
    <meta:generator>LibreOffice/5.1.6.2$Linux_X86_64 LibreOffice_project/10m0$Build-2</meta:generator>
    <meta:document-statistic meta:table-count="3" meta:cell-count="1689" meta:object-count="1"/>
  </office:meta>
</office:document-meta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01cm" svg:height="18.435cm" xlink:href=".." xlink:type="simple" chart:class="chart:line" chart:style-name="ch1">
        <chart:title svg:x="14.957cm" svg:y="0.504cm" chart:style-name="ch2">
          <text:p>Variable baud rate test</text:p>
        </chart:title>
        <chart:legend chart:legend-position="end" svg:x="29.929cm" svg:y="8.171cm" style:legend-expansion="high" chart:style-name="ch3"/>
        <chart:plot-area chart:style-name="ch4" table:cell-range-address="Results.C4:Results.C30 Results.E1:Results.E1 Results.H4:Results.H30 Results.K1:Results.K1 Results.N4:Results.N30 Results.Q1:Results.Q1 Results.T4:Results.T30 Results.W1:Results.W1 Results.Z4:Results.Z30" chart:data-source-has-labels="both" svg:x="1.701cm" svg:y="1.651cm" svg:width="27.538cm" svg:height="16.416cm">
          <chartooo:coordinate-region svg:x="3.116cm" svg:y="1.651cm" svg:width="25.589cm" svg:height="13.629cm"/>
          <chart:axis chart:dimension="x" chart:name="primary-x" chart:style-name="ch5" chartooo:axis-type="auto">
            <chartooo:date-scale/>
            <chart:categories table:cell-range-address="Results.C4:Results.C30"/>
            <chart:grid chart:style-name="ch6" chart:class="major"/>
          </chart:axis>
          <chart:axis chart:dimension="y" chart:name="primary-y" chart:style-name="ch7">
            <chart:title svg:x="0.451cm" svg:y="11.398cm" chart:style-name="ch8">
              <text:p>% Packets Received</text:p>
            </chart:title>
            <chart:grid chart:style-name="ch6" chart:class="major"/>
          </chart:axis>
          <chart:series chart:style-name="ch9" chart:values-cell-range-address="Results.H4:Results.H30" chart:label-cell-address="Results.E1:Results.E1" chart:class="chart:line">
            <chart:data-point chart:repeated="27"/>
          </chart:series>
          <chart:series chart:style-name="ch10" chart:values-cell-range-address="Results.N4:Results.N30" chart:label-cell-address="Results.K1:Results.K1" chart:class="chart:line">
            <chart:data-point chart:repeated="27"/>
          </chart:series>
          <chart:series chart:style-name="ch11" chart:values-cell-range-address="Results.T4:Results.T30" chart:label-cell-address="Results.Q1:Results.Q1" chart:class="chart:line">
            <chart:data-point chart:repeated="27"/>
          </chart:series>
          <chart:series chart:style-name="ch12" chart:values-cell-range-address="Results.Z4:Results.Z30" chart:label-cell-address="Results.W1:Results.W1" chart:class="chart:line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m Desktop</text:p>
                <draw:g>
                  <svg:desc>Results.E1:Results.E1</svg:desc>
                </draw:g>
              </table:table-cell>
              <table:table-cell office:value-type="string">
                <text:p>Dell Poweredge 1950</text:p>
                <draw:g>
                  <svg:desc>Results.K1:Results.K1</svg:desc>
                </draw:g>
              </table:table-cell>
              <table:table-cell office:value-type="string">
                <text:p>Dell Vostro 3550</text:p>
                <draw:g>
                  <svg:desc>Results.Q1:Results.Q1</svg:desc>
                </draw:g>
              </table:table-cell>
              <table:table-cell office:value-type="string">
                <text:p>Intel NUC7i5BNH</text:p>
                <draw:g>
                  <svg:desc>Results.W1:Result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Baud @ 6 Hz</text:p>
                <draw:g>
                  <svg:desc>Results.C4:Results.C30</svg:desc>
                </draw:g>
              </table:table-cell>
              <table:table-cell office:value-type="float" office:value="0.890625">
                <text:p>0.890625</text:p>
                <draw:g>
                  <svg:desc>Results.H4:Results.H30</svg:desc>
                </draw:g>
              </table:table-cell>
              <table:table-cell office:value-type="float" office:value="0.6953125">
                <text:p>0.6953125</text:p>
                <draw:g>
                  <svg:desc>Results.N4:Results.N30</svg:desc>
                </draw:g>
              </table:table-cell>
              <table:table-cell office:value-type="float" office:value="0.5859375">
                <text:p>0.5859375</text:p>
                <draw:g>
                  <svg:desc>Results.T4:Results.T30</svg:desc>
                </draw:g>
              </table:table-cell>
              <table:table-cell office:value-type="float" office:value="0.296875">
                <text:p>0.296875</text:p>
                <draw:g>
                  <svg:desc>Results.Z4:Results.Z30</svg:desc>
                </draw:g>
              </table:table-cell>
            </table:table-row>
            <table:table-row>
              <table:table-cell office:value-type="string">
                <text:p>6 Baud @ 12 Hz</text:p>
              </table:table-cell>
              <table:table-cell office:value-type="float" office:value="1">
                <text:p>1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9 Baud @ 18 Hz</text:p>
              </table:table-cell>
              <table:table-cell office:value-type="float" office:value="0.8984375">
                <text:p>0.8984375</text:p>
              </table:table-cell>
              <table:table-cell office:value-type="float" office:value="0.94921875">
                <text:p>0.94921875</text:p>
              </table:table-cell>
              <table:table-cell office:value-type="float" office:value="0.71875">
                <text:p>0.71875</text:p>
              </table:table-cell>
              <table:table-cell office:value-type="float" office:value="0.4765625">
                <text:p>0.4765625</text:p>
              </table:table-cell>
            </table:table-row>
            <table:table-row>
              <table:table-cell office:value-type="string">
                <text:p>12 Baud @ 24 Hz</text:p>
              </table:table-cell>
              <table:table-cell office:value-type="float" office:value="0.95703125">
                <text:p>0.95703125</text:p>
              </table:table-cell>
              <table:table-cell office:value-type="float" office:value="0.98828125">
                <text:p>0.98828125</text:p>
              </table:table-cell>
              <table:table-cell office:value-type="float" office:value="0.9375">
                <text:p>0.937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15 Baud @ 30 Hz</text:p>
              </table:table-cell>
              <table:table-cell office:value-type="float" office:value="0.6875">
                <text:p>0.687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.6640625">
                <text:p>0.6640625</text:p>
              </table:table-cell>
            </table:table-row>
            <table:table-row>
              <table:table-cell office:value-type="string">
                <text:p>18 Baud @ 36 Hz</text:p>
              </table:table-cell>
              <table:table-cell office:value-type="float" office:value="0.7890625">
                <text:p>0.7890625</text:p>
              </table:table-cell>
              <table:table-cell office:value-type="float" office:value="0.96484375">
                <text:p>0.96484375</text:p>
              </table:table-cell>
              <table:table-cell office:value-type="float" office:value="0.8203125">
                <text:p>0.8203125</text:p>
              </table:table-cell>
              <table:table-cell office:value-type="float" office:value="0.75390625">
                <text:p>0.75390625</text:p>
              </table:table-cell>
            </table:table-row>
            <table:table-row>
              <table:table-cell office:value-type="string">
                <text:p>21 Baud @ 42 Hz</text:p>
              </table:table-cell>
              <table:table-cell office:value-type="float" office:value="0.5546875">
                <text:p>0.5546875</text:p>
              </table:table-cell>
              <table:table-cell office:value-type="float" office:value="0.66796875">
                <text:p>0.66796875</text:p>
              </table:table-cell>
              <table:table-cell office:value-type="float" office:value="0.65625">
                <text:p>0.65625</text:p>
              </table:table-cell>
              <table:table-cell office:value-type="float" office:value="0.30078125">
                <text:p>0.30078125</text:p>
              </table:table-cell>
            </table:table-row>
            <table:table-row>
              <table:table-cell office:value-type="string">
                <text:p>24 Baud @ 48 Hz</text:p>
              </table:table-cell>
              <table:table-cell office:value-type="float" office:value="0.33203125">
                <text:p>0.33203125</text:p>
              </table:table-cell>
              <table:table-cell office:value-type="float" office:value="0.52734375">
                <text:p>0.52734375</text:p>
              </table:table-cell>
              <table:table-cell office:value-type="float" office:value="0.55078125">
                <text:p>0.550781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7 Baud @ 54 Hz</text:p>
              </table:table-cell>
              <table:table-cell office:value-type="float" office:value="0.03125">
                <text:p>0.03125</text:p>
              </table:table-cell>
              <table:table-cell office:value-type="float" office:value="0.42578125">
                <text:p>0.42578125</text:p>
              </table:table-cell>
              <table:table-cell office:value-type="float" office:value="0.44140625">
                <text:p>0.44140625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30 Baud @ 60 Hz</text:p>
              </table:table-cell>
              <table:table-cell office:value-type="float" office:value="0.0625">
                <text:p>0.0625</text:p>
              </table:table-cell>
              <table:table-cell office:value-type="float" office:value="0.6171875">
                <text:p>0.6171875</text:p>
              </table:table-cell>
              <table:table-cell office:value-type="float" office:value="0.62890625">
                <text:p>0.62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 Baud @ 66 Hz</text:p>
              </table:table-cell>
              <table:table-cell office:value-type="float" office:value="0.09375">
                <text:p>0.09375</text:p>
              </table:table-cell>
              <table:table-cell office:value-type="float" office:value="0.6484375">
                <text:p>0.6484375</text:p>
              </table:table-cell>
              <table:table-cell office:value-type="float" office:value="0.7734375">
                <text:p>0.7734375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36 Baud @ 72 Hz</text:p>
              </table:table-cell>
              <table:table-cell office:value-type="float" office:value="0">
                <text:p>0</text:p>
              </table:table-cell>
              <table:table-cell office:value-type="float" office:value="0.53515625">
                <text:p>0.53515625</text:p>
              </table:table-cell>
              <table:table-cell office:value-type="float" office:value="0.84375">
                <text:p>0.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 Baud @ 78 Hz</text:p>
              </table:table-cell>
              <table:table-cell office:value-type="float" office:value="0">
                <text:p>0</text:p>
              </table:table-cell>
              <table:table-cell office:value-type="float" office:value="0.34765625">
                <text:p>0.34765625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 Baud @ 84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 Baud @ 90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 Baud @ 96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 Baud @ 102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 Baud @ 108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 Baud @ 114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 Baud @ 120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 Baud @ 126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 Baud @ 132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 Baud @ 138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265625">
                <text:p>0.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 Baud @ 144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6171875">
                <text:p>0.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 Baud @ 150 Hz</text:p>
              </table:table-cell>
              <table:table-cell office:value-type="float" office:value="0">
                <text:p>0</text:p>
              </table:table-cell>
              <table:table-cell office:value-type="float" office:value="0.0078125">
                <text:p>0.0078125</text:p>
              </table:table-cell>
              <table:table-cell office:value-type="float" office:value="0.76953125">
                <text:p>0.76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 Baud @ 156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53125">
                <text:p>0.6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 Baud @ 162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